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Content_20_Entry">
      <style:text-properties fo:background-color="#e6e6e6"/>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fo:font-style="italic" style:font-style-asian="italic" style:font-style-complex="italic"/>
    </style:style>
    <style:style style:name="P5" style:family="paragraph" style:parent-style-name="Heading_20_1">
      <style:paragraph-properties fo:break-before="page"/>
    </style:style>
    <style:style style:name="P6" style:family="paragraph">
      <style:paragraph-properties fo:text-align="center"/>
      <style:text-properties style:font-name="Arial" fo:font-size="10pt"/>
    </style:style>
    <style:style style:name="P7" style:family="paragraph">
      <style:paragraph-properties fo:text-align="center"/>
    </style:style>
    <style:style style:name="P8" style:family="paragraph">
      <style:paragraph-properties fo:text-align="center"/>
      <style:text-properties fo:font-weight="bold"/>
    </style:style>
    <style:style style:name="P9" style:family="paragraph" style:parent-style-name="Text_20_body">
      <style:paragraph-properties fo:text-align="center" style:justify-single-word="false"/>
      <style:text-properties style:font-name="Arial" fo:font-weight="bold" style:font-weight-asian="bold" style:font-weight-complex="bold"/>
    </style:style>
    <style:style style:name="P10" style:family="paragraph" style:parent-style-name="Text_20_body">
      <style:paragraph-properties fo:text-align="justify" style:justify-single-word="false" fo:break-before="page"/>
    </style:style>
    <style:style style:name="P11" style:family="paragraph" style:parent-style-name="Instruction_20_Definition">
      <style:paragraph-properties>
        <style:tab-stops>
          <style:tab-stop style:position="0.8335in"/>
          <style:tab-stop style:position="1.9in"/>
        </style:tab-stops>
      </style:paragraph-properties>
      <style:text-properties style:text-underline-style="none" fo:background-color="#e6e6e6"/>
    </style:style>
    <style:style style:name="P12" style:family="paragraph" style:parent-style-name="Instruction_20_Definition">
      <style:paragraph-properties>
        <style:tab-stops>
          <style:tab-stop style:position="0.8335in"/>
          <style:tab-stop style:position="1.9in"/>
        </style:tab-stops>
      </style:paragraph-properties>
      <style:text-properties fo:font-size="10pt" style:font-size-asian="10pt" style:font-size-complex="10pt"/>
    </style:style>
    <style:style style:name="P13" style:family="paragraph" style:parent-style-name="Instruction_20_Definition">
      <style:paragraph-properties>
        <style:tab-stops>
          <style:tab-stop style:position="0.8335in"/>
          <style:tab-stop style:position="1.9in"/>
        </style:tab-stops>
      </style:paragraph-properties>
    </style:style>
    <style:style style:name="P14" style:family="paragraph" style:parent-style-name="User_20_Interaction">
      <style:text-properties fo:font-weight="bold" style:font-weight-asian="bold" style:font-weight-complex="bold"/>
    </style:style>
    <style:style style:name="P15" style:family="paragraph" style:parent-style-name="Instruction_20_Definition">
      <style:text-properties fo:font-weight="bold" style:font-weight-asian="bold" style:font-weight-complex="bold"/>
    </style:style>
    <style:style style:name="P16" style:family="paragraph" style:parent-style-name="Instruction_20_Definition">
      <style:paragraph-properties>
        <style:tab-stops>
          <style:tab-stop style:position="1.2in"/>
          <style:tab-stop style:position="1.9in"/>
        </style:tab-stops>
      </style:paragraph-properties>
      <style:text-properties fo:font-size="6pt" fo:font-weight="bold" style:font-size-asian="6pt" style:font-weight-asian="bold" style:font-size-complex="6pt" style:font-weight-complex="bold"/>
    </style:style>
    <style:style style:name="P17" style:family="paragraph" style:parent-style-name="Instruction_20_Definition">
      <style:text-properties fo:font-size="10pt" style:font-size-asian="10pt" style:font-size-complex="10pt"/>
    </style:style>
    <style:style style:name="P18" style:family="paragraph" style:parent-style-name="Text_20_body">
      <style:paragraph-properties fo:break-before="page"/>
    </style:style>
    <style:style style:name="P19" style:family="paragraph" style:parent-style-name="Instruction_20_Definition">
      <style:text-properties fo:font-weight="normal" style:font-weight-asian="normal" style:font-weight-complex="normal"/>
    </style:style>
    <style:style style:name="P20" style:family="paragraph" style:parent-style-name="Instruction_20_Definition">
      <style:paragraph-properties fo:text-align="start" style:justify-single-word="false"/>
    </style:style>
    <style:style style:name="P21" style:family="paragraph" style:parent-style-name="Instruction_20_Definition">
      <style:text-properties fo:font-size="6pt" style:font-size-asian="6pt" style:font-size-complex="6pt"/>
    </style:style>
    <style:style style:name="P22" style:family="paragraph" style:parent-style-name="Standard">
      <style:paragraph-properties fo:text-align="justify" style:justify-single-word="false"/>
    </style:style>
    <style:style style:name="P23" style:family="paragraph" style:parent-style-name="User_20_Interaction">
      <style:text-properties fo:font-weight="normal" style:font-weight-asian="normal" style:font-weight-complex="normal"/>
    </style:style>
    <style:style style:name="P24" style:family="paragraph" style:parent-style-name="Standard" style:list-style-name="L2"/>
    <style:style style:name="P25" style:family="paragraph" style:parent-style-name="Text_20_body" style:list-style-name="L2"/>
    <style:style style:name="P26" style:family="paragraph" style:parent-style-name="Text_20_body">
      <style:paragraph-properties fo:text-align="justify" style:justify-single-word="false"/>
      <style:text-properties fo:font-weight="normal" style:font-weight-asian="normal" style:font-weight-complex="normal"/>
    </style:style>
    <style:style style:name="P27" style:family="paragraph" style:parent-style-name="User_20_Interaction">
      <style:paragraph-properties fo:text-align="justify" style:justify-single-word="false"/>
    </style:style>
    <style:style style:name="P28" style:family="paragraph" style:parent-style-name="Instruction_20_Definition">
      <style:paragraph-properties fo:margin-left="0.3in" fo:margin-right="0.3in" fo:text-indent="0in" style:auto-text-indent="false"/>
      <style:text-properties fo:font-size="6pt" style:font-size-asian="6pt" style:font-size-complex="6pt"/>
    </style:style>
    <style:style style:name="P29" style:family="paragraph" style:parent-style-name="Instruction_20_Definition">
      <style:paragraph-properties fo:margin-left="0.3in" fo:margin-right="0.3in" fo:text-indent="0in" style:auto-text-indent="false"/>
      <style:text-properties fo:font-weight="normal" style:font-weight-asian="normal" style:font-weight-complex="normal"/>
    </style:style>
    <style:style style:name="P30" style:family="paragraph" style:parent-style-name="Text_20_body">
      <style:paragraph-properties fo:text-align="justify" style:justify-single-word="false"/>
      <style:text-properties fo:font-weight="bold" style:font-weight-asian="bold" style:font-weight-complex="bold"/>
    </style:style>
    <style:style style:name="P31" style:family="paragraph" style:parent-style-name="Text_20_body">
      <style:paragraph-properties fo:text-align="justify" style:justify-single-word="false"/>
      <style:text-properties fo:font-style="italic" fo:background-color="#ffff00" style:font-style-asian="italic" style:font-style-complex="italic"/>
    </style:style>
    <style:style style:name="P32" style:family="paragraph" style:parent-style-name="Text_20_body">
      <style:text-properties fo:font-style="normal" fo:font-weight="bold" style:font-style-asian="normal" style:font-weight-asian="bold" style:font-style-complex="normal" style:font-weight-complex="bold"/>
    </style:style>
    <style:style style:name="P33" style:family="paragraph" style:parent-style-name="Standard">
      <style:paragraph-properties fo:margin-left="0.9835in" fo:margin-right="0in" fo:text-indent="-0.9752in" style:auto-text-indent="false">
        <style:tab-stops/>
      </style:paragraph-properties>
    </style:style>
    <style:style style:name="P34" style:family="paragraph" style:parent-style-name="Standard">
      <style:paragraph-properties fo:margin-left="0.9835in" fo:margin-right="0in" fo:text-indent="-0.9752in" style:auto-text-indent="false">
        <style:tab-stops/>
      </style:paragraph-properties>
      <style:text-properties fo:font-style="italic" style:font-style-asian="italic" style:font-style-complex="italic"/>
    </style:style>
    <style:style style:name="P35" style:family="paragraph" style:parent-style-name="Standard">
      <style:paragraph-properties fo:margin-left="0.9835in" fo:margin-right="0in" fo:text-indent="-0.9752in" style:auto-text-indent="false">
        <style:tab-stops/>
      </style:paragraph-properties>
      <style:text-properties fo:font-style="normal" style:font-style-asian="normal" style:font-style-complex="normal"/>
    </style:style>
    <style:style style:name="P36" style:family="paragraph" style:parent-style-name="Standard">
      <style:paragraph-properties fo:margin-left="0.9835in" fo:margin-right="0in" fo:text-indent="-0.9752in" style:auto-text-indent="false">
        <style:tab-stops/>
      </style:paragraph-properties>
      <style:text-properties fo:font-style="normal" style:font-style-asian="italic" style:font-style-complex="normal"/>
    </style:style>
    <style:style style:name="P37" style:family="paragraph" style:parent-style-name="Standard">
      <style:text-properties fo:font-style="normal" style:font-style-asian="italic" style:font-style-complex="normal"/>
    </style:style>
    <style:style style:name="P38" style:family="paragraph" style:parent-style-name="Text_20_body">
      <style:text-properties fo:font-style="normal" style:font-style-asian="normal" style:font-style-complex="normal"/>
    </style:style>
    <style:style style:name="T1" style:family="text" style:parent-style-name="Source_20_Text">
      <style:text-properties fo:font-style="normal" style:font-style-asian="normal" style:font-style-complex="normal"/>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name="Arial" fo:font-size="10pt"/>
    </style:style>
    <style:style style:name="T5" style:family="text">
      <style:text-properties style:font-name="Arial" fo:font-size="10pt" fo:font-weight="bold"/>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weight="bold" style:font-weight-asian="bold" style:font-weight-complex="bold"/>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background-color="transparent"/>
    </style:style>
    <style:style style:name="T11" style:family="text">
      <style:text-properties fo:font-weight="normal" style:font-weight-asian="normal" style:font-weight-complex="normal"/>
    </style:style>
    <style:style style:name="T12" style:family="text">
      <style:text-properties style:font-name="Arial" style:font-name-asian="Arial" style:font-name-complex="Arial"/>
    </style:style>
    <style:style style:name="T13" style:family="text">
      <style:text-properties style:font-name="Courier1"/>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style:text-position="sub 58%"/>
    </style:style>
    <style:style style:name="T19" style:family="text">
      <style:text-properties fo:font-size="12pt" style:font-size-asian="12pt" style:font-size-complex="12pt"/>
    </style:style>
    <style:style style:name="T20" style:family="text">
      <style:text-properties fo:font-size="12pt" fo:font-style="italic" style:font-size-asian="12pt" style:font-style-asian="italic" style:font-size-complex="12pt" style:font-style-complex="italic"/>
    </style:style>
    <style:style style:name="T21" style:family="text" style:parent-style-name="Source_20_Text">
      <style:text-properties fo:font-style="normal" fo:background-color="#ffff00" style:font-style-asian="normal" style:font-style-complex="normal"/>
    </style:style>
    <style:style style:name="T22" style:family="text">
      <style:text-properties fo:font-style="italic" style:font-style-complex="italic"/>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min-label-width="0.1965in"/>
        <style:text-properties style:font-name="StarSymbol"/>
      </text:list-level-style-bullet>
      <text:list-level-style-bullet text:level="2" text:style-name="Bullet_20_Symbols" style:num-suffix="." text:bullet-char="•">
        <style:list-level-properties text:space-before="0.1972in" text:min-label-width="0.1965in"/>
        <style:text-properties style:font-name="StarSymbol"/>
      </text:list-level-style-bullet>
      <text:list-level-style-bullet text:level="3" text:style-name="Bullet_20_Symbols" style:num-suffix="." text:bullet-char="•">
        <style:list-level-properties text:space-before="0.3937in" text:min-label-width="0.1965in"/>
        <style:text-properties style:font-name="StarSymbol"/>
      </text:list-level-style-bullet>
      <text:list-level-style-bullet text:level="4" text:style-name="Bullet_20_Symbols" style:num-suffix="." text:bullet-char="•">
        <style:list-level-properties text:space-before="0.5909in" text:min-label-width="0.1965in"/>
        <style:text-properties style:font-name="StarSymbol"/>
      </text:list-level-style-bullet>
      <text:list-level-style-bullet text:level="5" text:style-name="Bullet_20_Symbols" style:num-suffix="." text:bullet-char="•">
        <style:list-level-properties text:space-before="0.7874in" text:min-label-width="0.1965in"/>
        <style:text-properties style:font-name="StarSymbol"/>
      </text:list-level-style-bullet>
      <text:list-level-style-bullet text:level="6" text:style-name="Bullet_20_Symbols" style:num-suffix="." text:bullet-char="•">
        <style:list-level-properties text:space-before="0.9846in" text:min-label-width="0.1965in"/>
        <style:text-properties style:font-name="StarSymbol"/>
      </text:list-level-style-bullet>
      <text:list-level-style-bullet text:level="7" text:style-name="Bullet_20_Symbols" style:num-suffix="." text:bullet-char="•">
        <style:list-level-properties text:space-before="1.1815in" text:min-label-width="0.1965in"/>
        <style:text-properties style:font-name="StarSymbol"/>
      </text:list-level-style-bullet>
      <text:list-level-style-bullet text:level="8" text:style-name="Bullet_20_Symbols" style:num-suffix="." text:bullet-char="•">
        <style:list-level-properties text:space-before="1.3787in" text:min-label-width="0.1965in"/>
        <style:text-properties style:font-name="StarSymbol"/>
      </text:list-level-style-bullet>
      <text:list-level-style-bullet text:level="9" text:style-name="Bullet_20_Symbols" style:num-suffix="." text:bullet-char="•">
        <style:list-level-properties text:space-before="1.5752in" text:min-label-width="0.1965in"/>
        <style:text-properties style:font-name="StarSymbol"/>
      </text:list-level-style-bullet>
      <text:list-level-style-bullet text:level="10" text:style-name="Bullet_20_Symbols" style:num-suffix="." text:bullet-char="•">
        <style:list-level-properties text:space-before="1.7724in" text:min-label-width="0.1965in"/>
        <style:text-properties style:font-name="StarSymbol"/>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style:run-through="foreground"/>
    </style:style>
    <style:style style:name="gr3" style:family="graphic">
      <style:graphic-properties draw:fill="none" draw:fill-color="#e6e6e6" draw:textarea-horizontal-align="center" draw:textarea-vertical-align="middle" style:run-through="foreground"/>
    </style:style>
    <style:style style:name="gr4" style:family="graphic">
      <style:graphic-properties draw:fill="none" draw:fill-color="#e6e6e6" draw:textarea-horizontal-align="center" draw:textarea-vertical-align="middle" style:run-through="foreground"/>
    </style:style>
    <style:style style:name="gr5" style:family="graphic">
      <style:graphic-properties draw:stroke="none" draw:fill="none" draw:textarea-horizontal-align="center" draw:textarea-vertical-align="middle" style:run-through="foreground"/>
    </style:style>
    <style:style style:name="gr6" style:family="graphic">
      <style:graphic-properties draw:stroke="none" draw:fill="none" draw:fill-color="#e6e6e6" draw:textarea-horizontal-align="center" draw:textarea-vertical-align="middle"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 No-Frills Introduction to Lua 5 VM Instructions</text:p>
      <text:p text:style-name="Byline">by Kein-Hong Man, esq. &lt;khman AT users.sf.net&gt;</text:p>
      <text:p text:style-name="Standard"/>
      <text:p text:style-name="P1">Version 0.3, 20060221</text:p>
      <text:p text:style-name="Standard"/>
      <text:h text:style-name="Heading_20_1" text:outline-level="1">Contents</text:h>
      <text:p text:style-name="P2"><text:s text:c="2"/>1<text:tab/>Introduction<text:tab/><text:tab/><text:tab/><text:tab/><text:tab/> <text:s/>2</text:p>
      <text:p text:style-name="Content_20_Entry"><text:s text:c="2"/>2<text:tab/>Lua Instruction Basics<text:tab/><text:tab/><text:tab/><text:tab/> <text:s/>3</text:p>
      <text:p text:style-name="P2"><text:s text:c="2"/>3<text:tab/>Really Simple Chunks<text:tab/><text:tab/><text:tab/><text:tab/> <text:s/>5</text:p>
      <text:p text:style-name="Content_20_Entry"><text:s text:c="2"/>4<text:tab/>Lua Binary Chunks<text:tab/><text:tab/><text:tab/><text:tab/> <text:s/>7</text:p>
      <text:p text:style-name="P2"><text:s text:c="2"/>5<text:tab/>Instruction Notation<text:tab/><text:tab/><text:tab/><text:tab/>14</text:p>
      <text:p text:style-name="Content_20_Entry"><text:s text:c="2"/>6<text:tab/>Loading Constants<text:tab/><text:tab/><text:tab/><text:tab/>15</text:p>
      <text:p text:style-name="P2"><text:s text:c="2"/>7<text:tab/>Upvalues and Globals<text:tab/><text:tab/><text:tab/><text:tab/>18</text:p>
      <text:p text:style-name="Content_20_Entry"><text:s text:c="2"/>8<text:tab/>Table Instructions<text:tab/><text:tab/><text:tab/><text:tab/><text:tab/>20</text:p>
      <text:p text:style-name="P2"><text:s text:c="2"/>9<text:tab/>Arithmetic and String Instructions<text:tab/><text:tab/>21</text:p>
      <text:p text:style-name="Content_20_Entry">10<text:tab/>Jumps and Calls<text:tab/><text:tab/><text:tab/><text:tab/><text:tab/>23</text:p>
      <text:p text:style-name="P2">11<text:tab/>Relational and Logic Instructions<text:tab/><text:tab/>28</text:p>
      <text:p text:style-name="Content_20_Entry">12<text:tab/>Loop Instructions<text:tab/><text:tab/><text:tab/><text:tab/><text:tab/>33</text:p>
      <text:p text:style-name="P2">13<text:tab/>Table Creation<text:tab/><text:tab/><text:tab/><text:tab/><text:tab/>38</text:p>
      <text:p text:style-name="Content_20_Entry">14<text:tab/>Closures and Closing<text:tab/><text:tab/><text:tab/><text:tab/>42</text:p>
      <text:p text:style-name="P2">15<text:tab/>Digging Deeper<text:tab/><text:tab/><text:tab/><text:tab/><text:tab/>46</text:p>
      <text:p text:style-name="Content_20_Entry">16<text:tab/>Acknowledgements<text:tab/><text:tab/><text:tab/><text:tab/>46</text:p>
      <text:p text:style-name="P2">17<text:tab/>ChangeLog &amp; ToDos<text:tab/><text:tab/><text:tab/><text:tab/>46</text:p>
      <text:p text:style-name="P3"/>
      <text:p text:style-name="P3"/>
      <text:p text:style-name="P3">“A No-Frills Introduction to Lua 5 VM Instructions” is licensed under the Creative Commons Attribution-NonCommercial-ShareAlike License 2.0. You are free to copy, distribute and display the work, and make derivative works as long as you give the original author credit, you do not use this work for commercial purposes, and if you alter, transform, or build upon this work, you distribute the resulting work only under a license identical to this one. See the following URLs for more information:</text:p>
      <text:p text:style-name="Standard"><text:span text:style-name="Source_20_Text"><text:s text:c="4"/>http://creativecommons.org/licenses/by-nc-sa/2.0/ </text:span></text:p>
      <text:p text:style-name="P4"><text:span text:style-name="T1"><text:s text:c="4"/>http://creativecommons.org/licenses/by-nc-sa/2.0/legalcode</text:span></text:p>
      <text:h text:style-name="P5" text:outline-level="1">1 <text:s/>Introduction</text:h>
      <text:p text:style-name="P3">This is a no-frills introduction to the instruction set of the Lua 5 virtual machine. Compared to Perl or Python, the compactness of Lua makes it relatively easier for someone to peek under the hood and understand its internals. I think that one cannot completely grok a scripting language, or any complex system for that matter, without slitting the animal open and examining the entrails, organs and other yucky stuff that isn’t normally seen. So this document is supposed to help with the “peek under the hood” bit.</text:p>
      <text:p text:style-name="P3">Output from ChunkSpy (URL: <text:span text:style-name="Source_20_Text">http://luaforge.net/projects/chunkspy/</text:span>), a Lua 5 binary chunk disassembler which I wrote while studying Lua internals, was used to generate the examples shown in this document. The brief disassembly mode of ChunkSpy is very similar to the output of the listing mode of <text:span text:style-name="Source_20_Text">luac</text:span>, so you do not need to learn a new listing syntax. ChunkSpy can be downloaded from LuaForge (URL: <text:span text:style-name="Source_20_Text">http://luaforge.net/</text:span>); it is licensed under the same type of MIT-style license as Lua 5 itself.</text:p>
      <text:p text:style-name="P3">ChunkSpy has an interactive mode: you can enter a source chunk and get an immediate disassembly. This allows you to use this document as a tutorial by entering the examples into ChunkSpy and seeing the results yourself. The interactive mode is also very useful when you are exploring the behaviour of the Lua code generator on many short code snippets.</text:p>
      <text:p text:style-name="P3">This is a quick introduction, so it isn’t intended to be a comprehensive or expert treatment of the Lua virtual machine (from this point on, “Lua” refers to “Lua 5” unless otherwise stated) or its instructions. It is intended to be a simple, easy-to-digest beginner’s guide to the Lua virtual machine instruction set – it won’t do cartwheels or blow smoke rings.</text:p>
      <text:p text:style-name="P3">The objective of this introduction is to cover all the Lua virtual machine instructions and the structure of Lua 5 binary chunks with a minimum of fuss. Then, if you want more detail, you can use <text:span text:style-name="Source_20_Text">luac</text:span> or ChunkSpy to study non-trivial chunks of code, or you can dive into the Lua source code itself for the real thing.</text:p>
      <text:p text:style-name="P4">This is currently a draft, and I am not a Lua internals expert. So feedback is welcome. If you find any errors, or if you have anything to contribute please send me an e-mail (to <text:span text:style-name="T2">khman AT users.sf.net</text:span> or <text:span text:style-name="T2">mkh AT pl.jaring.my</text:span>) so that I can correct it. Thanks.</text:p>
      <text:p text:style-name="P4"/>
      <text:h text:style-name="P5" text:outline-level="1">2 <text:s/>Lua Instruction Basics</text:h>
      <text:p text:style-name="P3">The Lua virtual machine instruction set we will look at is a particular <text:span text:style-name="T3">implementation</text:span> of the Lua language. It is by no means the only way to skin the chicken. The instruction set just happens to be the way the authors of Lua chose to implement version 5 of Lua. The following sections are based on the instruction set used in Lua 5.0.2. The instruction set might change in the future – do not expect it to be set in stone. This is because the implementation details of virtual machines are not a concern to most users of scripting languages. For most applications, there is no need to specify how bytecode is generated or how the virtual machine runs, as long as the language works as advertised. So remember that there is no official specification of the Lua virtual machine instruction set, there is no need for one; the only official specification is of the Lua language.</text:p>
      <text:p text:style-name="P3">In the course of studying disassemblies of Lua binary chunks, you will notice that many generated instruction sequences aren’t as perfect as you would like them to be. This is perfectly normal from an engineering standpoint. The canonical Lua implementation is not meant to be an optimizing bytecode compiler or a JIT compiler. Instead it is supposed to load, parse and run Lua source code efficiently. It is the totality of the implementation that counts. If you really need the performance, you are supposed to drop down into native C functions anyway.</text:p>
      <text:p text:style-name="P3">Lua instructions have a fixed size, 32 bits by default. Instructions are manipulated using the platform’s native integer data type, which is usually a 32-bit signed integer on 32-bit machines. In binary chunks, endianness is significant, but while in memory, an instruction can be portably decoded or encoded in C using the usual integer shift and mask operations. The details can be found in <text:span text:style-name="Source_20_Text">lopcodes.h</text:span>.</text:p>
      <text:p text:style-name="P3">There are three instruction types and 35 opcodes (numbered 0 through 34) are currently in use as of Lua 5.0.2. The instruction types are enumerated as iABC, iABx, iAsBx, and may be visually represented as follows:</text:p>
      <text:p text:style-name="P3"><draw:g text:anchor-type="paragraph" draw:z-index="0" draw:style-name="gr1"><draw:g draw:style-name="gr2"><draw:rect draw:style-name="gr3" draw:text-style-name="P6" svg:width="1.2941in" svg:height="0.1004in" svg:x="0.7807in" svg:y="0.3402in"><text:p/></draw:rect><draw:rect draw:style-name="gr3" draw:text-style-name="P7" svg:width="1.2941in" svg:height="0.1004in" svg:x="2.0744in" svg:y="0.3402in"><text:p/></draw:rect><draw:rect draw:style-name="gr3" draw:text-style-name="P7" svg:width="1.2941in" svg:height="0.1004in" svg:x="3.3681in" svg:y="0.3402in"><text:p/></draw:rect><draw:rect draw:style-name="gr3" draw:text-style-name="P7" svg:width="1.2941in" svg:height="0.1004in" svg:x="4.6618in" svg:y="0.3402in"><text:p/></draw:rect></draw:g><draw:g draw:style-name="gr2"><draw:rect draw:style-name="gr4" draw:text-style-name="P7" svg:width="1.2941in" svg:height="0.2504in" svg:x="0.7807in" svg:y="0.4402in"><text:p text:style-name="P7"><text:span text:style-name="T4">A:8</text:span></text:p></draw:rect><draw:rect draw:style-name="gr4" draw:text-style-name="P7" svg:width="1.4441in" svg:height="0.2504in" svg:x="2.0744in" svg:y="0.4402in"><text:p text:style-name="P7"><text:span text:style-name="T4">B:9</text:span></text:p></draw:rect><draw:rect draw:style-name="gr4" draw:text-style-name="P7" svg:width="1.4504in" svg:height="0.2504in" svg:x="3.5181in" svg:y="0.4402in"><text:p text:style-name="P7"><text:span text:style-name="T4">C:9</text:span></text:p></draw:rect><draw:rect draw:style-name="gr4" draw:text-style-name="P7" svg:width="0.9878in" svg:height="0.2504in" svg:x="4.9681in" svg:y="0.4402in"><text:p text:style-name="P7"><text:span text:style-name="T4">Opcode:6</text:span></text:p></draw:rect></draw:g><draw:rect draw:style-name="gr5" draw:text-style-name="P6" svg:width="0.2504in" svg:height="0.2004in" svg:x="0.7807in" svg:y="0.1402in"><text:p text:style-name="P7"><text:span text:style-name="T4">31</text:span></text:p></draw:rect><draw:rect draw:style-name="gr5" draw:text-style-name="P6" svg:width="0.2504in" svg:height="0.2004in" svg:x="1.8244in" svg:y="0.1402in"><text:p text:style-name="P7"><text:span text:style-name="T4">24</text:span></text:p></draw:rect><draw:rect draw:style-name="gr5" draw:text-style-name="P6" svg:width="0.2504in" svg:height="0.2004in" svg:x="2.0681in" svg:y="0.1402in"><text:p text:style-name="P7"><text:span text:style-name="T4">23</text:span></text:p></draw:rect><draw:rect draw:style-name="gr5" draw:text-style-name="P6" svg:width="0.2504in" svg:height="0.2004in" svg:x="3.1181in" svg:y="0.1402in"><text:p text:style-name="P7"><text:span text:style-name="T4">16</text:span></text:p></draw:rect><draw:rect draw:style-name="gr5" draw:text-style-name="P6" svg:width="0.2504in" svg:height="0.2004in" svg:x="3.3681in" svg:y="0.1402in"><text:p text:style-name="P7"><text:span text:style-name="T4">15</text:span></text:p></draw:rect><draw:rect draw:style-name="gr5" draw:text-style-name="P6" svg:width="0.1567in" svg:height="0.2004in" svg:x="4.5055in" svg:y="0.1402in"><text:p text:style-name="P7"><text:span text:style-name="T4">8</text:span></text:p></draw:rect><draw:rect draw:style-name="gr5" draw:text-style-name="P6" svg:width="0.1567in" svg:height="0.2004in" svg:x="4.6618in" svg:y="0.1402in"><text:p text:style-name="P7"><text:span text:style-name="T4">7</text:span></text:p></draw:rect><draw:rect draw:style-name="gr5" draw:text-style-name="P6" svg:width="0.1567in" svg:height="0.2004in" svg:x="5.7992in" svg:y="0.1402in"><text:p text:style-name="P7"><text:span text:style-name="T4">0</text:span></text:p></draw:rect><draw:g draw:style-name="gr2"><draw:rect draw:style-name="gr4" draw:text-style-name="P7" svg:width="1.2941in" svg:height="0.2504in" svg:x="0.7807in" svg:y="0.6902in"><text:p text:style-name="P7"><text:span text:style-name="T4">A:8</text:span></text:p></draw:rect><draw:rect draw:style-name="gr4" draw:text-style-name="P7" svg:width="2.8941in" svg:height="0.2504in" svg:x="2.0744in" svg:y="0.6902in"><text:p text:style-name="P7"><text:span text:style-name="T4">Bx:18</text:span></text:p></draw:rect><draw:rect draw:style-name="gr4" draw:text-style-name="P7" svg:width="0.9878in" svg:height="0.2504in" svg:x="4.9681in" svg:y="0.6902in"><text:p text:style-name="P7"><text:span text:style-name="T4">Opcode:6</text:span></text:p></draw:rect></draw:g><draw:g draw:style-name="gr2"><draw:rect draw:style-name="gr4" draw:text-style-name="P7" svg:width="1.2941in" svg:height="0.2504in" svg:x="0.7807in" svg:y="0.9402in"><text:p text:style-name="P7"><text:span text:style-name="T4">A:8</text:span></text:p></draw:rect><draw:rect draw:style-name="gr4" draw:text-style-name="P7" svg:width="2.8941in" svg:height="0.2504in" svg:x="2.0744in" svg:y="0.9402in"><text:p text:style-name="P7"><text:span text:style-name="T4">sBx:18</text:span></text:p></draw:rect><draw:rect draw:style-name="gr4" draw:text-style-name="P7" svg:width="0.9878in" svg:height="0.2504in" svg:x="4.9681in" svg:y="0.9402in"><text:p text:style-name="P7"><text:span text:style-name="T4">Opcode:6</text:span></text:p></draw:rect></draw:g><draw:g draw:style-name="gr2"><draw:rect draw:style-name="gr3" draw:text-style-name="P6" svg:width="1.2941in" svg:height="0.1004in" svg:x="0.7807in" svg:y="1.1902in"><text:p/></draw:rect><draw:rect draw:style-name="gr3" draw:text-style-name="P7" svg:width="1.2941in" svg:height="0.1004in" svg:x="2.0744in" svg:y="1.1902in"><text:p/></draw:rect><draw:rect draw:style-name="gr3" draw:text-style-name="P7" svg:width="1.2941in" svg:height="0.1004in" svg:x="3.3681in" svg:y="1.1902in"><text:p/></draw:rect><draw:rect draw:style-name="gr3" draw:text-style-name="P7" svg:width="1.2941in" svg:height="0.1004in" svg:x="4.6618in" svg:y="1.1902in"><text:p/></draw:rect></draw:g><draw:g draw:style-name="gr2"><draw:rect draw:style-name="gr6" draw:text-style-name="P8" svg:width="0.5504in" svg:height="0.2504in" svg:x="0.1055in" svg:y="0.4402in"><text:p text:style-name="P7"><text:span text:style-name="T5">iABC</text:span></text:p></draw:rect><draw:rect draw:style-name="gr6" draw:text-style-name="P8" svg:width="0.5504in" svg:height="0.2504in" svg:x="0.1055in" svg:y="0.6902in"><text:p text:style-name="P7"><text:span text:style-name="T5">iABx</text:span></text:p></draw:rect><draw:rect draw:style-name="gr6" draw:text-style-name="P8" svg:width="0.5504in" svg:height="0.2504in" svg:x="0.1055in" svg:y="0.9402in"><text:p text:style-name="P7"><text:span text:style-name="T5">iAsBx</text:span></text:p></draw:rect></draw:g></draw:g></text:p>
      <text:p text:style-name="P9">Lua 5 Instruction Formats</text:p>
      <text:p text:style-name="P3">Instructions are encoded with unsigned integer fields, except for sBx. Field sBx can represent negative numbers, but it doesn’t use 2s complement. Instead, it has a bias equal to half the maximum integer that can be represented by its unsigned counterpart, Bx. For a field size of 18 bits, Bx can hold a maximum integer value of 262143, and so the bias is 131071. A value of -1 will be encoded as (-1 + 131071) or 131070 or 1FFFE in hexadecimal.</text:p>
      <text:p text:style-name="P3">Fields A, B and C usually refers to register numbers (I’ll use the term “register” because of its similarity to processor registers). Although field A is the target operand in arithmetic operations, this rule isn’t always true for other instructions. A register is really an index into the current stack frame, register 0 being the bottom-of-stack position.</text:p>
      <text:p text:style-name="P10">Unlike the Lua C API, negative indices (counting from the top of stack) are not supported. For some instructions, where the top of stack may be required, it is encoded as a special operand value. Local variables are equivalent to certain registers in the current stack frame, while dedicated opcodes allow read/write of globals and upvalues.</text:p>
      <text:p text:style-name="P3">Beyond a certain threshold, a value in fields B or C may become an encoding of the number of a constant in the constant pool of a function. By default, Lua has a maximum stack frame size of 250. This is encoded as <text:span text:style-name="Source_20_Text">MAXSTACK </text:span>in <text:span text:style-name="Source_20_Text">llimits.h</text:span>. So, a value of 251 in field B means that the operand is constant number 1 from the constant pool.</text:p>
      <text:p text:style-name="P3">The maximum stack frame size in turn limits the maximum number of locals, and the limit is set at 200, encoded as <text:span text:style-name="Source_20_Text">MAXVARS </text:span>in <text:span text:style-name="Source_20_Text">llimits.h</text:span>. It is a useful bit of information to know, especially if you are doing something in Lua that pushes its capabilities to the limit. Other limitations found in <text:span text:style-name="Source_20_Text">llimits.h </text:span>include the maximum number of upvalues (32), encoded as <text:span text:style-name="Source_20_Text">MAXUPVALUES</text:span>, and the maximum number of parameters in a function (100), encoded as <text:span text:style-name="Source_20_Text">MAXPARAMS</text:span>.</text:p>
      <text:p text:style-name="P3">A summary of the Lua 5 virtual machine instruction set is as follows:</text:p>
      <text:p text:style-name="P11"><text:span text:style-name="T6">Opcode </text:span><text:span text:style-name="T7"><text:tab/></text:span><text:span text:style-name="T6">Name<text:tab/>Description<text:tab/><text:tab/><text:tab/><text:tab/></text:span></text:p>
      <text:p text:style-name="P12"><text:s text:c="2"/>0<text:tab/>MOVE<text:tab/>Copy a value between registers</text:p>
      <text:p text:style-name="P12"><text:s text:c="2"/>1<text:tab/>LOADK<text:tab/>Load a constant into a register</text:p>
      <text:p text:style-name="P12"><text:s text:c="2"/>2<text:tab/>LOADBOOL<text:tab/>Load a boolean into a register</text:p>
      <text:p text:style-name="P12"><text:s text:c="2"/>3<text:tab/>LOADNIL<text:tab/>Load <text:span text:style-name="T8">nil </text:span>values into a range of registers</text:p>
      <text:p text:style-name="P12"><text:s text:c="2"/>4<text:tab/>GETUPVAL<text:tab/>Read an upvalue into a register</text:p>
      <text:p text:style-name="P12"><text:s text:c="2"/>5<text:tab/>GETGLOBAL<text:tab/>Read a global variable into a register</text:p>
      <text:p text:style-name="P12"><text:s text:c="2"/>6<text:tab/>GETTABLE<text:tab/>Read a table element into a register</text:p>
      <text:p text:style-name="P12"><text:s text:c="2"/>7<text:tab/>SETGLOBAL<text:tab/>Write a register value into a global variable</text:p>
      <text:p text:style-name="P12"><text:s text:c="2"/>8<text:tab/>SETUPVAL<text:tab/>Write a register value into an upvalue</text:p>
      <text:p text:style-name="P12"><text:s text:c="2"/>9<text:tab/>SETTABLE<text:tab/>Write a register value into a table element</text:p>
      <text:p text:style-name="P12">10<text:tab/>NEWTABLE<text:tab/>Create a new table</text:p>
      <text:p text:style-name="P12">11<text:tab/>SELF<text:tab/>Prepare an object method for calling</text:p>
      <text:p text:style-name="P12">12<text:tab/>ADD<text:tab/>Addition</text:p>
      <text:p text:style-name="P12">13<text:tab/>SUB<text:tab/>Subtraction</text:p>
      <text:p text:style-name="P12">14<text:tab/>MUL<text:tab/>Multiplication</text:p>
      <text:p text:style-name="P12">15<text:tab/>DIV<text:tab/>Division</text:p>
      <text:p text:style-name="P12">16<text:tab/>POW<text:tab/>Exponentiation</text:p>
      <text:p text:style-name="P12">17<text:tab/>UNM<text:tab/>Unary minus</text:p>
      <text:p text:style-name="P12">18<text:tab/>NOT<text:tab/>Logical NOT</text:p>
      <text:p text:style-name="P12">19<text:tab/>CONCAT<text:tab/>Concatenate a range of registers</text:p>
      <text:p text:style-name="P12">20<text:tab/>JMP<text:tab/>Unconditional jump</text:p>
      <text:p text:style-name="P12">21<text:tab/>EQ<text:tab/>Equality test</text:p>
      <text:p text:style-name="P12">22<text:tab/>LT<text:tab/>Less than test</text:p>
      <text:p text:style-name="P12">23<text:tab/>LE<text:tab/>Less than or equal to test</text:p>
      <text:p text:style-name="P13"><text:span text:style-name="T7">24<text:tab/>TEST<text:tab/>Test for short-circuit logical </text:span><text:span text:style-name="T6">and </text:span><text:span text:style-name="T7">and </text:span><text:span text:style-name="T6">or</text:span><text:span text:style-name="T9"> evaluation</text:span></text:p>
      <text:p text:style-name="P12">25<text:tab/>CALL<text:tab/>Call a closure</text:p>
      <text:p text:style-name="P12">26<text:tab/>TAILCALL<text:tab/>Perform a tail call</text:p>
      <text:p text:style-name="P12">27<text:tab/>RETURN<text:tab/>Return from function call</text:p>
      <text:p text:style-name="P12">28<text:tab/>FORLOOP<text:tab/>Iterate a numeric <text:span text:style-name="T8">for </text:span>loop</text:p>
      <text:p text:style-name="P13"><text:span text:style-name="T7">29<text:tab/>TFORLOOP<text:tab/>Iterate a generic </text:span><text:span text:style-name="T6">for </text:span><text:span text:style-name="T7">loop</text:span></text:p>
      <text:p text:style-name="P12">30<text:tab/>TFORPREP<text:tab/>Initialization for a generic <text:span text:style-name="T8">for </text:span>loop</text:p>
      <text:p text:style-name="P12">31<text:tab/>SETLIST<text:tab/>Set a range of array elements for a table</text:p>
      <text:p text:style-name="P12">32<text:tab/>SETLISTO<text:tab/>Set a variable number of table elements</text:p>
      <text:p text:style-name="P12">33<text:tab/>CLOSE<text:tab/>Close a range of locals being used as upvalues</text:p>
      <text:p text:style-name="P12">34<text:tab/>CLOSURE<text:tab/>Create a closure of a function prototype</text:p>
      <text:p text:style-name="Text_20_body"/>
      <text:h text:style-name="P5" text:outline-level="1">3 <text:s/>Really Simple Chunks</text:h>
      <text:p text:style-name="P3">Before heading into binary chunk and virtual machine instruction details, this section will demonstrate briefly how ChunkSpy can be used to explore Lua 5 code generation. All the examples in this document were produced using ChunkSpy 0.9.4.</text:p>
      <text:p text:style-name="Text_20_body">First, start ChunkSpy in interactive mode (user input is set in bold):</text:p>
      <text:p text:style-name="User_20_Interaction">$ <text:span text:style-name="T8">lua ChunkSpy.lua --interact</text:span></text:p>
      <text:p text:style-name="User_20_Interaction">ChunkSpy: A Lua 5 binary chunk disassembler with no dependencies</text:p>
      <text:p text:style-name="User_20_Interaction">Version 0.9.4 (<text:span text:style-name="T10">20041121</text:span>) <text:s/>Copyright (c) 2004 Kein-Hong Man</text:p>
      <text:p text:style-name="User_20_Interaction">The COPYRIGHT file describes the conditions under which this</text:p>
      <text:p text:style-name="User_20_Interaction">software may be distributed (basically a Lua 5-style license.)</text:p>
      <text:p text:style-name="User_20_Interaction"/>
      <text:p text:style-name="User_20_Interaction">Type 'exit' or 'quit' to end the interactive session. 'help' displays</text:p>
      <text:p text:style-name="User_20_Interaction">this message. ChunkSpy will attempt to turn anything else into a</text:p>
      <text:p text:style-name="User_20_Interaction">binary chunk and process it into an assembly-style listing.</text:p>
      <text:p text:style-name="User_20_Interaction">A '\' can be used as a line continuation symbol; this allows multiple</text:p>
      <text:p text:style-name="User_20_Interaction">lines to be strung together.</text:p>
      <text:p text:style-name="User_20_Interaction"/>
      <text:p text:style-name="User_20_Interaction">&gt;</text:p>
      <text:p text:style-name="User_20_Interaction"/>
      <text:p text:style-name="Text_20_body">We’ll start with the shortest possible binary chunk that can be generated:</text:p>
      <text:p text:style-name="User_20_Interaction">&gt;<text:span text:style-name="T8">do end</text:span></text:p>
      <text:p text:style-name="User_20_Interaction">; source chunk: (interactive mode)</text:p>
      <text:p text:style-name="User_20_Interaction">; x86 standard (32-bit, little endian, doubles)</text:p>
      <text:p text:style-name="User_20_Interaction"/>
      <text:p text:style-name="User_20_Interaction">; function [0] definition (level 1)</text:p>
      <text:p text:style-name="User_20_Interaction">; 0 upvalues, 0 params, 2 stacks</text:p>
      <text:p text:style-name="User_20_Interaction">.function <text:s/>0 0 0 2</text:p>
      <text:p text:style-name="User_20_Interaction">[1] return <text:s text:c="4"/>0 <text:s text:c="2"/>1 <text:s text:c="5"/></text:p>
      <text:p text:style-name="User_20_Interaction">; end of function</text:p>
      <text:p text:style-name="User_20_Interaction"/>
      <text:p text:style-name="P3">ChunkSpy will treat your keyboard input as a small chunk of Lua source code. The library function <text:span text:style-name="Source_20_Text">string.dump()</text:span> is first used to generate a binary chunk string, then ChunkSpy will disassemble that string and give you a brief assembly language-style output listing.</text:p>
      <text:p text:style-name="P3">Some features of the listing: Comment lines are prefixed by a semicolon. The header portion of the binary chunk is not displayed with the brief style. Data or header information that isn’t an instruction is shown as an assembler directive with a dot prefix. <text:span text:style-name="Source_20_Text">luac</text:span>-style comments are generated for some instructions, and the instruction location is in square brackets.</text:p>
      <text:p text:style-name="P3">A “<text:span text:style-name="Source_20_Text">do end</text:span>” generates a single RETURN instruction and does nothing else. There are no parameters, locals, upvalues or globals. For the rest of the disassembly listings shown in this document, we will omit some common header comments and show only the function disassembly part. Instructions will be referenced by its marked position, e.g. line [1]. Here is another very short chunk:</text:p>
      <text:p text:style-name="P14"><text:span text:style-name="T11">&gt;</text:span>return</text:p>
      <text:p text:style-name="User_20_Interaction">; function [0] definition (level 1)</text:p>
      <text:p text:style-name="User_20_Interaction">; 0 upvalues, 0 params, 2 stacks</text:p>
      <text:p text:style-name="User_20_Interaction">.function <text:s/>0 0 0 2</text:p>
      <text:p text:style-name="User_20_Interaction">[1] return <text:s text:c="4"/>0 <text:s text:c="2"/>1 <text:s text:c="5"/></text:p>
      <text:p text:style-name="User_20_Interaction">[2] return <text:s text:c="4"/>0 <text:s text:c="2"/>1 <text:s text:c="5"/></text:p>
      <text:p text:style-name="User_20_Interaction">; end of function</text:p>
      <text:p text:style-name="User_20_Interaction"/>
      <text:p text:style-name="P3"/>
      <text:p text:style-name="P10">A RETURN instruction is generated for every <text:span text:style-name="T8">return</text:span> in the source. The first RETURN (line [1]) is generated by the <text:span text:style-name="T8">return </text:span>keyword, while the second RETURN (line [2]) is always added by the code generator. This isn’t a problem, because the second RETURN never gets executed anyway, and only 4 bytes is wasted. Perfect generation of RETURN instructions requires basic block analysis, and it is not done because there is no performance penalty for an extra RETURN, only a negligible memory penalty.</text:p>
      <text:p text:style-name="P3">Notice in these examples, the minimum stack size is 2, even when the stack isn’t used. The next snippet assigns a constant value of 6 to the global variable <text:span text:style-name="T8">a</text:span>:</text:p>
      <text:p text:style-name="P14"><text:span text:style-name="T11">&gt;</text:span>a=6</text:p>
      <text:p text:style-name="User_20_Interaction">; function [0] definition (level 1)</text:p>
      <text:p text:style-name="User_20_Interaction">; 0 upvalues, 0 params, 2 stacks</text:p>
      <text:p text:style-name="User_20_Interaction">.function <text:s/>0 0 0 2</text:p>
      <text:p text:style-name="User_20_Interaction">.const <text:s/>"a" <text:s/>; 0</text:p>
      <text:p text:style-name="User_20_Interaction">.const <text:s/>6 <text:s/>; 1</text:p>
      <text:p text:style-name="User_20_Interaction">[1] loadk <text:s text:c="5"/>0 <text:s text:c="2"/>1 <text:s text:c="7"/>; 6</text:p>
      <text:p text:style-name="User_20_Interaction">[2] setglobal <text:s/>0 <text:s text:c="2"/>0 <text:s text:c="7"/>; a</text:p>
      <text:p text:style-name="User_20_Interaction">[3] return <text:s text:c="4"/>0 <text:s text:c="2"/>1 <text:s text:c="5"/></text:p>
      <text:p text:style-name="User_20_Interaction">; end of function</text:p>
      <text:p text:style-name="User_20_Interaction"/>
      <text:p text:style-name="P3">All string and number constants are pooled on a per-function basis, and instructions refer to them using an index value which starts from 0. Global variable names need a constant string as well, because globals are maintained as a table. Line [1] loads the value 6 (with an index to the constant pool of 1) into register 0, then line [2] sets the global table with the constant “a” (constant index 0) as the key and register 0 (holding the number 6) as the value.</text:p>
      <text:p text:style-name="Text_20_body">If we write the variable as a local, we get:</text:p>
      <text:p text:style-name="P14"><text:span text:style-name="T11">&gt;</text:span>local a="hello"</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const <text:s/>"hello" <text:s/>; 0</text:p>
      <text:p text:style-name="User_20_Interaction">[1] loadk <text:s text:c="5"/>0 <text:s text:c="2"/>0 <text:s text:c="7"/>; "hello"</text:p>
      <text:p text:style-name="User_20_Interaction">[2] return <text:s text:c="4"/>0 <text:s text:c="2"/>1 <text:s text:c="5"/></text:p>
      <text:p text:style-name="User_20_Interaction">; end of function</text:p>
      <text:p text:style-name="User_20_Interaction"/>
      <text:p text:style-name="P3">Local variables reside in the stack, and they occupy a stack (or register) location for the duration of their existence. The scope of a local variable is specified by a starting program counter location and an ending program counter location; this is not shown in a brief disassembly listing.</text:p>
      <text:p text:style-name="P3">The local table in the function tells the user that register 0 is variable <text:span text:style-name="T8">a</text:span>. This information doesn’t matter to the VM, because it needs to know register numbers only – register allocation was supposed to have been properly done by the code generator. So LOADK in line [1] loads constant 0 (the string “hello”) into register 0, which is the local variable <text:span text:style-name="T8">a</text:span>. A stripped binary chunk will not have local variable names for debugging.</text:p>
      <text:p text:style-name="Standard">Next we will take a look at the structure of Lua 5 binary chunks.</text:p>
      <text:h text:style-name="P5" text:outline-level="1">4 <text:s/>Lua Binary Chunks</text:h>
      <text:p text:style-name="P3">Lua can dump functions as binary chunks, which can then be written to a file, loaded and run. Binary chunks behave exactly like the source code from which they were compiled.</text:p>
      <text:p text:style-name="P3">A binary chunk consist of two parts: a header block and a top-level function. The header portion contains 12 elements:</text:p>
      <text:p text:style-name="P15">Header block of a Lua 5 binary chunk</text:p>
      <text:p text:style-name="Instruction_20_Definition">Default values are for a 32-bit little-endian platform with IEEE 754 doubles as the number format. The header size on this platform is 22 bytes.</text:p>
      <text:p text:style-name="Instruction_20_Definition"/>
      <text:p text:style-name="Instruction_20_Definition"><text:span text:style-name="T8">4 bytes<text:tab/></text:span>Header signature: ESC, “Lua”</text:p>
      <text:p text:style-name="Instruction_20_Definition"><text:tab/><text:span text:style-name="T12">•</text:span> Binary chunk recognized by checking for ESC only</text:p>
      <text:p text:style-name="P16"/>
      <text:p text:style-name="Instruction_20_Definition"><text:span text:style-name="T8">1 byte<text:tab/></text:span>Version number, 0x50 (80 decimal) for Lua 5.0.2</text:p>
      <text:p text:style-name="Instruction_20_Definition"><text:tab/><text:span text:style-name="T12">•</text:span> High hex digit is major version number</text:p>
      <text:p text:style-name="Instruction_20_Definition"><text:tab/><text:span text:style-name="T12">•</text:span> Low hex digit is minor version number</text:p>
      <text:p text:style-name="P16"/>
      <text:p text:style-name="Instruction_20_Definition"><text:span text:style-name="T8">1 byte<text:tab/></text:span>Endianness</text:p>
      <text:p text:style-name="Instruction_20_Definition"><text:tab/><text:span text:style-name="T12">•</text:span> 0=big endian, 1=little endian</text:p>
      <text:p text:style-name="P16"><text:tab/></text:p>
      <text:p text:style-name="Instruction_20_Definition"><text:span text:style-name="T8">1 byte<text:tab/></text:span><text:span text:style-name="T11">Size of int (in bytes) (default 4)</text:span></text:p>
      <text:p text:style-name="Instruction_20_Definition"><text:span text:style-name="T8">1 byte<text:tab/></text:span>Size of size_t (in bytes) (default 4)</text:p>
      <text:p text:style-name="Instruction_20_Definition"><text:span text:style-name="T8">1 byte<text:tab/></text:span>Size of Instruction (in bytes) (default 4)</text:p>
      <text:p text:style-name="Instruction_20_Definition"><text:span text:style-name="T8">1 byte<text:tab/></text:span>Size of OP field (in bits) (default 6)</text:p>
      <text:p text:style-name="Instruction_20_Definition"><text:span text:style-name="T8">1 byte<text:tab/></text:span>Size of A field (in bits) (default 8)</text:p>
      <text:p text:style-name="Instruction_20_Definition"><text:span text:style-name="T8">1 byte<text:tab/></text:span>Size of B field (in bits) (default 9)</text:p>
      <text:p text:style-name="Instruction_20_Definition"><text:span text:style-name="T8">1 byte<text:tab/></text:span>Size of C field (in bits) (default 9)</text:p>
      <text:p text:style-name="Instruction_20_Definition"><text:span text:style-name="T8">1 byte<text:tab/></text:span>Size of size of a Lua number (in bytes) (default 8)</text:p>
      <text:p text:style-name="P16"/>
      <text:p text:style-name="Instruction_20_Definition"><text:span text:style-name="T8">8 bytes*<text:tab/></text:span>Test number (encoding of 3.14159265358979323846E7)</text:p>
      <text:p text:style-name="Instruction_20_Definition"><text:tab/><text:span text:style-name="T12">•</text:span> The only field in the header that is endian-dependent.</text:p>
      <text:p text:style-name="Instruction_20_Definition"/>
      <text:p text:style-name="P17">* Changes depending on the field size given in the global header.</text:p>
      <text:p text:style-name="Standard"/>
      <text:p text:style-name="P3">Thus the first 14 bytes of a Lua 5 binary chunk have fixed locations. Since the characteristics of a Lua virtual machine is hard-coded, the Lua undump code has to check the header bytes and determine whether the binary chunk is fit for consumption or not. If you have a binary chunk that does not match the characteristics of the Lua platform you want to run it on, then Lua will usually refuse to load the chunk.</text:p>
      <text:p text:style-name="P3">In theory, a Lua binary chunk is portable; in real life, there is no need for the undump code to support such a feature. If you need undump to load all kinds of binary chunks, you are probably doing something wrong. If however you somehow need this feature, you can try ChunkSpy’s rewrite option, which allows you to convert a binary chunk from one profile to another.</text:p>
      <text:p text:style-name="P3">Anyway, most of the time there is little need to seriously scrutinize the header, because since Lua source code is usually available, a chunk can be readily compiled into the native binary chunk format.</text:p>
      <text:p text:style-name="P18">The header block is followed immediately by the top-level function or chunk:</text:p>
      <text:p text:style-name="P15">Function block of a Lua 5 binary chunk</text:p>
      <text:p text:style-name="Instruction_20_Definition">Holds all the relevant data for a function. There is one top-level function.</text:p>
      <text:p text:style-name="Instruction_20_Definition"/>
      <text:p text:style-name="Instruction_20_Definition"><text:span text:style-name="T8">String<text:tab/></text:span>source name</text:p>
      <text:p text:style-name="Instruction_20_Definition"><text:span text:style-name="T8">Integer<text:tab/></text:span>line defined</text:p>
      <text:p text:style-name="Instruction_20_Definition"><text:span text:style-name="T8">1 byte<text:tab/></text:span>number of upvalues</text:p>
      <text:p text:style-name="Instruction_20_Definition"><text:span text:style-name="T8">1 byte<text:tab/></text:span>number of parameters</text:p>
      <text:p text:style-name="Instruction_20_Definition"><text:span text:style-name="T8">1 byte<text:tab/></text:span>vararg function flag, true if non-zero</text:p>
      <text:p text:style-name="Instruction_20_Definition"><text:span text:style-name="T8">1 byte<text:tab/></text:span>maximum stack size (number of registers used)</text:p>
      <text:p text:style-name="P16"><text:tab/></text:p>
      <text:p text:style-name="Instruction_20_Definition"><text:span text:style-name="T8">List<text:tab/></text:span>source line positions for each instruction</text:p>
      <text:p text:style-name="Instruction_20_Definition"><text:span text:style-name="T8">List<text:tab/></text:span>list of locals</text:p>
      <text:p text:style-name="Instruction_20_Definition"><text:span text:style-name="T8">List<text:tab/></text:span>list of upvalues</text:p>
      <text:p text:style-name="Instruction_20_Definition"><text:span text:style-name="T8">List<text:tab/></text:span>list of constants</text:p>
      <text:p text:style-name="Instruction_20_Definition"><text:span text:style-name="T8">List<text:tab/></text:span>list of function prototypes</text:p>
      <text:p text:style-name="Instruction_20_Definition"><text:span text:style-name="T8">List<text:tab/></text:span>list of instructions (code)</text:p>
      <text:p text:style-name="Standard"/>
      <text:p text:style-name="P3">A function block in a binary chunk defines the prototype of a function. To actually execute the function, Lua creates an instance (or <text:span text:style-name="T3">closure</text:span>) of the function first. A function in a binary chunk consist of a few header elements and a bunch of lists.</text:p>
      <text:p text:style-name="P3">A <text:span text:style-name="T8">String </text:span>is defined in this way:</text:p>
      <text:p text:style-name="Instruction_20_Definition">All strings are defined in the following format:</text:p>
      <text:p text:style-name="Instruction_20_Definition"/>
      <text:p text:style-name="Instruction_20_Definition"><text:span text:style-name="T8">Size_t<text:tab/></text:span>String data size</text:p>
      <text:p text:style-name="Instruction_20_Definition"><text:span text:style-name="T8">Bytes<text:tab/></text:span>String data, includes a NUL (ASCII 0) at the end</text:p>
      <text:p text:style-name="Instruction_20_Definition"/>
      <text:p text:style-name="Instruction_20_Definition">The string data size takes into consideration a NUL character at the end, so an empty string (“”) has 1 as the size_t value. A size_t of 0 means zero string data bytes; the string does not exist. This is often used by the source name field of a function.</text:p>
      <text:p text:style-name="Standard"/>
      <text:p text:style-name="P3">The <text:span text:style-name="T8">source name</text:span> is usually the name of the source file from which the binary chunk is compiled. It may also refer to a string. This source name is specified only in the top-level function; in other functions, this field consists only of a <text:span text:style-name="T8">Size_t </text:span>with the value 0.</text:p>
      <text:p text:style-name="P3">The <text:span text:style-name="T8">line defined</text:span> is the line number where the function prototype was defined. Next comes the number of upvalues, the number of parameters, a boolean flag to show whether the function is a vararg function (a true is encoded as a 1,) and a maximum stack size, all single-byte values.</text:p>
      <text:p text:style-name="P3">After the function header elements comes a number of lists that store the information that makes up the body of the function. Each list starts with an <text:span text:style-name="T8">Integer </text:span>as a list size count, followed by a number of list elements. Each list has its own element format. A list size of 0 has no list elements at all.</text:p>
      <text:p text:style-name="P3">In the following boxes, a data type in square brackets, e.g. <text:span text:style-name="T8">[Integer]</text:span> means that there are multiple numbers of the element, in this case an integer. The count is given by the list size. Names in parentheses are the ones given in the Lua sources; they are data structure fields.</text:p>
      <text:p text:style-name="P15">Source line position list</text:p>
      <text:p text:style-name="Instruction_20_Definition">Holds the source line number for each corresponding instruction in a function. This information is used by error handlers or debuggers. In a stripped binary, the size of this list is zero. The execution of a function does not depend on this list.</text:p>
      <text:p text:style-name="Instruction_20_Definition"/>
      <text:p text:style-name="Instruction_20_Definition"><text:span text:style-name="T8">Integer<text:tab/></text:span>size of source line position list (sizelineinfo)</text:p>
      <text:p text:style-name="Instruction_20_Definition"><text:span text:style-name="T8">[Integer]</text:span><text:tab/>list index corresponds to instruction position; the integer</text:p>
      <text:p text:style-name="Instruction_20_Definition"><text:tab/>value is the line number of the Lua source where the</text:p>
      <text:p text:style-name="Instruction_20_Definition"><text:tab/>instruction was generated</text:p>
      <text:p text:style-name="Standard"/>
      <text:p text:style-name="Text_20_body">Next up is the locals list. Each local variable entry has 3 fields, a string and two integers:</text:p>
      <text:p text:style-name="P15">Locals list</text:p>
      <text:p text:style-name="Instruction_20_Definition">Holds list of local variable names and the program counter range in which the local variable is active.</text:p>
      <text:p text:style-name="Instruction_20_Definition"/>
      <text:p text:style-name="Instruction_20_Definition"><text:span text:style-name="T8">Integer<text:tab/></text:span>size of locals list (sizelocvars)</text:p>
      <text:p text:style-name="P15">[</text:p>
      <text:p text:style-name="P15"><text:s text:c="4"/>String<text:tab/><text:span text:style-name="T11">name of local variable (varname)</text:span></text:p>
      <text:p text:style-name="P15"><text:s text:c="4"/>Integer<text:tab/><text:span text:style-name="T11">start of local variable scope (startpc)</text:span></text:p>
      <text:p text:style-name="P15"><text:s text:c="4"/>Integer<text:tab/><text:span text:style-name="T11">end of local variable scope (endpc)</text:span></text:p>
      <text:p text:style-name="P15">]</text:p>
      <text:p text:style-name="Standard"/>
      <text:p text:style-name="Text_20_body">The upvalues list and the constants list follows locals:</text:p>
      <text:p text:style-name="P15">Upvalues list</text:p>
      <text:p text:style-name="Instruction_20_Definition">Holds list of upvalue names.</text:p>
      <text:p text:style-name="Instruction_20_Definition"/>
      <text:p text:style-name="Instruction_20_Definition"><text:span text:style-name="T8">Integer<text:tab/></text:span>size of upvalues list (sizeupvalues)</text:p>
      <text:p text:style-name="Instruction_20_Definition"><text:span text:style-name="T8">[String]</text:span><text:tab/>name of upvalue</text:p>
      <text:p text:style-name="Standard"/>
      <text:p text:style-name="P15">Constants list</text:p>
      <text:p text:style-name="Instruction_20_Definition">Holds list of constants (it’s a constant pool.)</text:p>
      <text:p text:style-name="Instruction_20_Definition"/>
      <text:p text:style-name="P19"><text:span text:style-name="T8">Integer</text:span><text:tab/>size of constants list (sizek)</text:p>
      <text:p text:style-name="P15">[</text:p>
      <text:p text:style-name="Instruction_20_Definition"><text:s text:c="4"/><text:span text:style-name="T8">1 byte</text:span><text:tab/>type of constant (value in parentheses):</text:p>
      <text:p text:style-name="Instruction_20_Definition"><text:tab/>LUA_TNIL (0), LUA_TNUMBER (3) or LUA_TSTRING (4)</text:p>
      <text:p text:style-name="Instruction_20_Definition"><text:s text:c="4"/><text:span text:style-name="T8">Const</text:span><text:tab/>the constant itself: this field does not exist if the constant </text:p>
      <text:p text:style-name="Instruction_20_Definition"><text:tab/>type is 0; it is a <text:span text:style-name="T8">Number</text:span> for type 3, and a <text:span text:style-name="T8">String</text:span> for type 4.</text:p>
      <text:p text:style-name="P15">]</text:p>
      <text:p text:style-name="Standard"/>
      <text:p text:style-name="P3"><text:span text:style-name="T8">Number </text:span>is the Lua number data type, normally an IEEE 754 64-bit double. <text:span text:style-name="T8">Integer</text:span>, <text:span text:style-name="T8">Size_t</text:span> and <text:span text:style-name="T8">Number </text:span>are all endian-sensitive, and they are converted into the native endian during the binary chunk loading, or undump, process. Their sizes and formats are of course specified in the binary chunk header.</text:p>
      <text:p text:style-name="P3">The function prototypes list comes after the constants list:</text:p>
      <text:p text:style-name="P15">Function prototypes list</text:p>
      <text:p text:style-name="Instruction_20_Definition">Holds function prototypes defined within the function.</text:p>
      <text:p text:style-name="Instruction_20_Definition"/>
      <text:p text:style-name="Instruction_20_Definition"><text:span text:style-name="T8">Integer</text:span><text:tab/>size of function prototypes (sizep)</text:p>
      <text:p text:style-name="Instruction_20_Definition"><text:span text:style-name="T8">[Functions]</text:span><text:tab/>function prototype data, or function blocks</text:p>
      <text:p text:style-name="Standard"/>
      <text:p text:style-name="P3">Function prototypes or function blocks have the exact same format as the top-level function or chunk. However, function prototypes that isn’t the top-level function do not have the source name field defined. In this way, function prototypes at different lexical scoping levels are defined and nested. In a complex binary chunk, the nesting may be several levels deep. A closure will refer to a function by its number in the list.</text:p>
      <text:p text:style-name="P3">The final list is the instruction list, or the actual code to the function. This is the list of instructions that will actually be executed:</text:p>
      <text:p text:style-name="P15">Instructions list</text:p>
      <text:p text:style-name="Instruction_20_Definition">Holds list of instructions that will be executed.</text:p>
      <text:p text:style-name="Instruction_20_Definition"/>
      <text:p text:style-name="Instruction_20_Definition"><text:span text:style-name="T8">Integer</text:span><text:tab/>size of code (sizecode)</text:p>
      <text:p text:style-name="Instruction_20_Definition"><text:span text:style-name="T8">[Instruction]</text:span><text:tab/>virtual machine instructions</text:p>
      <text:p text:style-name="Standard"/>
      <text:p text:style-name="P3">The format of the virtual machine instructions were given in the last chapter. All of these lists are not shared or re-used between functions: Locals, upvalues and constants referenced in the code are specified in the respective lists in the same function. A RETURN instruction is always generated by the code generator, so the size of the instructions list should be at least 1.</text:p>
      <text:p text:style-name="P3">In addition, locals, upvalues, constants and the function prototypes are indexed using numbers starting from 0. In disassembly listings, both the source line position list and the instructions list are indexed starting from 1. Although all jump-related instructions use only signed displacements, the scope of local variables is encoded using absolute program counter positions, and these positions are based on a starting index of 1. This is also consistent with the output from <text:span text:style-name="Source_20_Text">luac</text:span>.</text:p>
      <text:p text:style-name="P3">How does it all fit in? You can easily generate a detailed binary chunk disassembly using ChunkSpy. Enter the following short bit of code and name the file <text:span text:style-name="Source_20_Text">simple.lua</text:span>:</text:p>
      <text:p text:style-name="P14">local a = 8<text:line-break/>function b(c) d = a + c end</text:p>
      <text:p text:style-name="User_20_Interaction"/>
      <text:p text:style-name="Text_20_body">Next, run ChunkSpy from the command line to generate the listing:</text:p>
      <text:p text:style-name="User_20_Interaction">$ <text:span text:style-name="T8">lua ChunkSpy.lua --source simple.lua &gt; simple.lst</text:span></text:p>
      <text:p text:style-name="User_20_Interaction"/>
      <text:p text:style-name="Text_20_body">The following is a description of the generated listing, split into segments.</text:p>
      <text:p text:style-name="User_20_Interaction">Pos <text:s text:c="2"/>Hex Data <text:s text:c="10"/>Description or Code</text:p>
      <text:p text:style-name="User_20_Interaction">------------------------------------------------------------------------</text:p>
      <text:p text:style-name="User_20_Interaction">0000 <text:s text:c="20"/>** source chunk: simple.lua</text:p>
      <text:p text:style-name="User_20_Interaction"><text:s text:c="25"/>** global header start **</text:p>
      <text:p text:style-name="User_20_Interaction">0000 <text:s/>1B4C7561 <text:s text:c="10"/>header signature: "\27Lua"</text:p>
      <text:p text:style-name="User_20_Interaction">0004 <text:s/>50 <text:s text:c="16"/>version (major:minor hex digits)</text:p>
      <text:p text:style-name="User_20_Interaction">0005 <text:s/>01 <text:s text:c="16"/>endianness (1=little endian)</text:p>
      <text:p text:style-name="User_20_Interaction">0006 <text:s/>04 <text:s text:c="16"/>size of int (bytes)</text:p>
      <text:p text:style-name="User_20_Interaction">0007 <text:s/>04 <text:s text:c="16"/>size of size_t (bytes)</text:p>
      <text:p text:style-name="User_20_Interaction">0008 <text:s/>04 <text:s text:c="16"/>size of Instruction (bytes)</text:p>
      <text:p text:style-name="User_20_Interaction">0009 <text:s/>06 <text:s text:c="16"/>size of OP (bits)</text:p>
      <text:p text:style-name="User_20_Interaction">000A <text:s/>08 <text:s text:c="16"/>size of A (bits)</text:p>
      <text:p text:style-name="User_20_Interaction">000B <text:s/>09 <text:s text:c="16"/>size of B (bits)</text:p>
      <text:p text:style-name="User_20_Interaction">000C <text:s/>09 <text:s text:c="16"/>size of C (bits)</text:p>
      <text:p text:style-name="User_20_Interaction">000D <text:s/>08 <text:s text:c="16"/>size of number (bytes)</text:p>
      <text:p text:style-name="User_20_Interaction">000E <text:s/>B6099368E7F57D41 <text:s text:c="2"/>sample number (double)</text:p>
      <text:p text:style-name="User_20_Interaction"><text:s text:c="25"/>* x86 standard (32-bit, little endian, doubles)</text:p>
      <text:p text:style-name="User_20_Interaction"><text:s text:c="25"/>** global header end **</text:p>
      <text:p text:style-name="User_20_Interaction"/>
      <text:p text:style-name="P3">This is an example of a binary chunk header. ChunkSpy calls this the global header to differentiate it from a function header. For binary chunks specific to a certain platform, it is easy to match the entire header at one go instead of testing each field.</text:p>
      <text:p text:style-name="Text_20_body">The global header is followed by the function header of the top-level function:</text:p>
      <text:p text:style-name="User_20_Interaction">0016 <text:s text:c="20"/>** function [0] definition (level 1)</text:p>
      <text:p text:style-name="User_20_Interaction"><text:s text:c="25"/>** start of function **</text:p>
      <text:p text:style-name="User_20_Interaction">0016 <text:s/>0B000000 <text:s text:c="10"/>string size (11)</text:p>
      <text:p text:style-name="User_20_Interaction">001A <text:s/>73696D706C652E6C+ <text:s/>"simple.l"</text:p>
      <text:p text:style-name="User_20_Interaction">0022 <text:s/>756100 <text:s text:c="12"/>"ua\0"</text:p>
      <text:p text:style-name="User_20_Interaction"><text:s text:c="25"/>source name: simple.lua</text:p>
      <text:p text:style-name="User_20_Interaction">0025 <text:s/>00000000 <text:s text:c="10"/>line defined (0)</text:p>
      <text:p text:style-name="User_20_Interaction">0029 <text:s/>00 <text:s text:c="16"/>nups (0)</text:p>
      <text:p text:style-name="User_20_Interaction">002A <text:s/>00 <text:s text:c="16"/>numparams (0)</text:p>
      <text:p text:style-name="User_20_Interaction">002B <text:s/>00 <text:s text:c="16"/>is_vararg (0)</text:p>
      <text:p text:style-name="User_20_Interaction">002C <text:s/>02 <text:s text:c="16"/>maxstacksize (2)</text:p>
      <text:p text:style-name="User_20_Interaction"/>
      <text:p text:style-name="P3">The source name is only present in the top-level function. A top-level chunk does not have a line number on which it is defined, so the field is 0. There are no upvalues or parameters either, and it does not accept a variable number of parameters. The stack size is set at the minimum of 2 for this very simple chunk.</text:p>
      <text:p text:style-name="P3">Next we come to the various lists, starting with the source line position list:</text:p>
      <text:p text:style-name="User_20_Interaction"><text:s text:c="25"/>* lines:</text:p>
      <text:p text:style-name="User_20_Interaction">002D <text:s/>05000000 <text:s text:c="10"/>sizelineinfo (5)</text:p>
      <text:p text:style-name="User_20_Interaction"><text:s text:c="25"/>[pc] (line)</text:p>
      <text:p text:style-name="User_20_Interaction">0031 <text:s/>01000000 <text:s text:c="10"/>[1] (1)</text:p>
      <text:p text:style-name="User_20_Interaction">0035 <text:s/>02000000 <text:s text:c="10"/>[2] (2)</text:p>
      <text:p text:style-name="User_20_Interaction">0039 <text:s/>02000000 <text:s text:c="10"/>[3] (2)</text:p>
      <text:p text:style-name="User_20_Interaction">003D <text:s/>02000000 <text:s text:c="10"/>[4] (2)</text:p>
      <text:p text:style-name="User_20_Interaction">0041 <text:s/>02000000 <text:s text:c="10"/>[5] (2)</text:p>
      <text:p text:style-name="User_20_Interaction"/>
      <text:p text:style-name="Text_20_body">There are 5 instructions in the top-level function. The source for the first instruction was defined on line 1, while the other 4 instructions were defined on line 2.</text:p>
      <text:p text:style-name="Text_20_body"/>
      <text:p text:style-name="User_20_Interaction"><text:s text:c="25"/>* locals:</text:p>
      <text:p text:style-name="User_20_Interaction">0045 <text:s/>01000000 <text:s text:c="10"/>sizelocvars (1)</text:p>
      <text:p text:style-name="User_20_Interaction">0049 <text:s/>02000000 <text:s text:c="10"/>string size (2)</text:p>
      <text:p text:style-name="User_20_Interaction">004D <text:s/>6100 <text:s text:c="14"/>"a"</text:p>
      <text:p text:style-name="User_20_Interaction"><text:s text:c="25"/>local [0]: a</text:p>
      <text:p text:style-name="User_20_Interaction">004F <text:s/>01000000 <text:s text:c="12"/>startpc (1)</text:p>
      <text:p text:style-name="User_20_Interaction">0053 <text:s/>04000000 <text:s text:c="12"/>endpc <text:s text:c="2"/>(4)</text:p>
      <text:p text:style-name="User_20_Interaction"><text:s text:c="25"/>* upvalues:</text:p>
      <text:p text:style-name="User_20_Interaction">0057 <text:s/>00000000 <text:s text:c="10"/>sizeupvalues (0)</text:p>
      <text:p text:style-name="User_20_Interaction"/>
      <text:p text:style-name="P3">The top-level function has one local variable, named “a”, active from location 1 to location 4, and it refers to register 0. There are no upvalues.</text:p>
      <text:p text:style-name="User_20_Interaction"><text:s text:c="25"/>* constants:</text:p>
      <text:p text:style-name="User_20_Interaction">005B <text:s/>02000000 <text:s text:c="10"/>sizek (2)</text:p>
      <text:p text:style-name="User_20_Interaction">005F <text:s/>03 <text:s text:c="16"/>const type 3</text:p>
      <text:p text:style-name="User_20_Interaction">0060 <text:s/>0000000000002040 <text:s text:c="2"/>const [0]: (8)</text:p>
      <text:p text:style-name="User_20_Interaction">0068 <text:s/>04 <text:s text:c="16"/>const type 4</text:p>
      <text:p text:style-name="User_20_Interaction">0069 <text:s/>02000000 <text:s text:c="10"/>string size (2)</text:p>
      <text:p text:style-name="User_20_Interaction">006D <text:s/>6200 <text:s text:c="14"/>"b"</text:p>
      <text:p text:style-name="User_20_Interaction"><text:s text:c="25"/>const [1]: "b"</text:p>
      <text:p text:style-name="User_20_Interaction"/>
      <text:p text:style-name="P3">The top-level function requires two constants, the number 8 (which is used in the assignment on line 1) and the string “b” (which is used to refer to the global variable <text:span text:style-name="T8">b</text:span> on line 2.)</text:p>
      <text:p text:style-name="P3">On line 2 of the source, a function prototype was declared. The function prototype list holds all the relevant information, a function block within a function block. ChunkSpy reports it as function prototype number 0, at level 2. <text:s/>Level 1 is the top-level function; there is only one level 1 function, but there may be more than one function prototype at other levels.</text:p>
      <text:p text:style-name="User_20_Interaction"><text:s text:c="25"/>* functions:</text:p>
      <text:p text:style-name="User_20_Interaction">006F <text:s/>01000000 <text:s text:c="10"/>sizep (1)</text:p>
      <text:p text:style-name="User_20_Interaction"><text:s text:c="25"/></text:p>
      <text:p text:style-name="User_20_Interaction">0073 <text:s text:c="20"/>** function [0] definition (level 2)</text:p>
      <text:p text:style-name="User_20_Interaction"><text:s text:c="25"/>** start of function **</text:p>
      <text:p text:style-name="User_20_Interaction">0073 <text:s/>00000000 <text:s text:c="10"/>string size (0)</text:p>
      <text:p text:style-name="User_20_Interaction"><text:s text:c="25"/>source name: (none)</text:p>
      <text:p text:style-name="User_20_Interaction">0077 <text:s/>02000000 <text:s text:c="10"/>line defined (2)</text:p>
      <text:p text:style-name="User_20_Interaction">007B <text:s/>01 <text:s text:c="16"/>nups (1)</text:p>
      <text:p text:style-name="User_20_Interaction">007C <text:s/>01 <text:s text:c="16"/>numparams (1)</text:p>
      <text:p text:style-name="User_20_Interaction">007D <text:s/>00 <text:s text:c="16"/>is_vararg (0)</text:p>
      <text:p text:style-name="User_20_Interaction">007E <text:s/>02 <text:s text:c="16"/>maxstacksize (2)</text:p>
      <text:p text:style-name="User_20_Interaction"><text:s text:c="25"/>* lines:</text:p>
      <text:p text:style-name="User_20_Interaction">007F <text:s/>04000000 <text:s text:c="10"/>sizelineinfo (4)</text:p>
      <text:p text:style-name="User_20_Interaction"><text:s text:c="25"/>[pc] (line)</text:p>
      <text:p text:style-name="User_20_Interaction">0083 <text:s/>02000000 <text:s text:c="10"/>[1] (2)</text:p>
      <text:p text:style-name="User_20_Interaction">0087 <text:s/>02000000 <text:s text:c="10"/>[2] (2)</text:p>
      <text:p text:style-name="User_20_Interaction">008B <text:s/>02000000 <text:s text:c="10"/>[3] (2)</text:p>
      <text:p text:style-name="User_20_Interaction">008F <text:s/>02000000 <text:s text:c="10"/>[4] (2)</text:p>
      <text:p text:style-name="User_20_Interaction"><text:s text:c="25"/>* locals:</text:p>
      <text:p text:style-name="User_20_Interaction">0093 <text:s/>01000000 <text:s text:c="10"/>sizelocvars (1)</text:p>
      <text:p text:style-name="User_20_Interaction">0097 <text:s/>02000000 <text:s text:c="10"/>string size (2)</text:p>
      <text:p text:style-name="User_20_Interaction">009B <text:s/>6300 <text:s text:c="14"/>"c"</text:p>
      <text:p text:style-name="User_20_Interaction"><text:s text:c="25"/>local [0]: c</text:p>
      <text:p text:style-name="User_20_Interaction">009D <text:s/>00000000 <text:s text:c="12"/>startpc (0)</text:p>
      <text:p text:style-name="User_20_Interaction">00A1 <text:s/>03000000 <text:s text:c="12"/>endpc <text:s text:c="2"/>(3)</text:p>
      <text:p text:style-name="User_20_Interaction"/>
      <text:p text:style-name="P3">Parameters are located from the bottom of the stack, so the single parameter <text:span text:style-name="T8">c</text:span> is at register 0. It is also listed as a local, with a <text:span text:style-name="Source_20_Text">startpc </text:span>value of 0.</text:p>
      <text:p text:style-name="User_20_Interaction"><text:s text:c="25"/>* upvalues:</text:p>
      <text:p text:style-name="User_20_Interaction">00A5 <text:s/>01000000 <text:s text:c="10"/>sizeupvalues (1)</text:p>
      <text:p text:style-name="User_20_Interaction">00A9 <text:s/>02000000 <text:s text:c="10"/>string size (2)</text:p>
      <text:p text:style-name="User_20_Interaction">00AD <text:s/>6100 <text:s text:c="14"/>"a"</text:p>
      <text:p text:style-name="User_20_Interaction"><text:s text:c="25"/>upvalue [0]: a</text:p>
      <text:p text:style-name="User_20_Interaction"/>
      <text:p text:style-name="P3">There is also an upvalue, <text:span text:style-name="T8">a</text:span>, which refers to the local <text:span text:style-name="T8">a</text:span> in the parent (top) function.</text:p>
      <text:p text:style-name="User_20_Interaction"><text:s text:c="25"/>* constants:</text:p>
      <text:p text:style-name="User_20_Interaction">00AF <text:s/>01000000 <text:s text:c="10"/>sizek (1)</text:p>
      <text:p text:style-name="User_20_Interaction">00B3 <text:s/>04 <text:s text:c="16"/>const type 4</text:p>
      <text:p text:style-name="User_20_Interaction">00B4 <text:s/>02000000 <text:s text:c="10"/>string size (2)</text:p>
      <text:p text:style-name="User_20_Interaction">00B8 <text:s/>6400 <text:s text:c="14"/>"d"</text:p>
      <text:p text:style-name="User_20_Interaction"><text:s text:c="25"/>const [0]: "d"</text:p>
      <text:p text:style-name="User_20_Interaction"><text:s text:c="25"/>* functions:</text:p>
      <text:p text:style-name="User_20_Interaction">00BA <text:s/>00000000 <text:s text:c="10"/>sizep (0)</text:p>
      <text:p text:style-name="User_20_Interaction"><text:s text:c="25"/>* code:</text:p>
      <text:p text:style-name="User_20_Interaction">00BE <text:s/>04000000 <text:s text:c="10"/>sizecode (4)</text:p>
      <text:p text:style-name="User_20_Interaction">00C2 <text:s/>04000001 <text:s text:c="10"/>[1] getupval <text:s text:c="2"/>1 <text:s text:c="2"/>0 <text:s text:c="7"/>; a</text:p>
      <text:p text:style-name="User_20_Interaction">00C6 <text:s/>0C800001 <text:s text:c="10"/>[2] add <text:s text:c="7"/>1 <text:s text:c="2"/>1 <text:s text:c="2"/>0 <text:s/></text:p>
      <text:p text:style-name="User_20_Interaction">00CA <text:s/>07000001 <text:s text:c="10"/>[3] setglobal <text:s/>1 <text:s text:c="2"/>0 <text:s text:c="7"/>; d</text:p>
      <text:p text:style-name="User_20_Interaction">00CE <text:s/>1B800000 <text:s text:c="10"/>[4] return <text:s text:c="4"/>0 <text:s text:c="2"/>1 <text:s text:c="5"/></text:p>
      <text:p text:style-name="User_20_Interaction"><text:s text:c="25"/>** end of function **</text:p>
      <text:p text:style-name="User_20_Interaction"/>
      <text:p text:style-name="P3">Function <text:span text:style-name="T8">b </text:span>has 4 instructions. Most Lua virtual machine instructions are easy to decipher, but some of them have details that are not immediately evident. This example however should be quite easy to understand. In line [1], 0 is the upvalue <text:span text:style-name="T8">a</text:span> and 1 is the target register, which is a temporary register. Line [2] is the addition operation, with register 1 holding the temporary result while register 0 is the function parameter <text:span text:style-name="T8">c</text:span>. In line [3], the global <text:span text:style-name="T8">d</text:span> (so named by constant 0) is set, and in the next line, control is returned to the caller.</text:p>
      <text:p text:style-name="P3">After the specification of function blocks in the function prototypes list, the parent function block resumes with its own code listing:</text:p>
      <text:p text:style-name="User_20_Interaction"><text:s text:c="25"/>* code:</text:p>
      <text:p text:style-name="User_20_Interaction">00D2 <text:s/>05000000 <text:s text:c="10"/>sizecode (5)</text:p>
      <text:p text:style-name="User_20_Interaction">00D6 <text:s/>01000000 <text:s text:c="10"/>[1] loadk <text:s text:c="5"/>0 <text:s text:c="2"/>0 <text:s text:c="7"/>; 8</text:p>
      <text:p text:style-name="User_20_Interaction">00DA <text:s/>22000001 <text:s text:c="10"/>[2] closure <text:s text:c="3"/>1 <text:s text:c="2"/>0 <text:s text:c="7"/>; 1 upvalues</text:p>
      <text:p text:style-name="User_20_Interaction">00DE <text:s/>00000000 <text:s text:c="10"/>[3] move <text:s text:c="6"/>0 <text:s text:c="2"/>0 <text:s text:c="5"/></text:p>
      <text:p text:style-name="User_20_Interaction">00E2 <text:s/>47000001 <text:s text:c="10"/>[4] setglobal <text:s/>1 <text:s text:c="2"/>1 <text:s text:c="7"/>; b</text:p>
      <text:p text:style-name="User_20_Interaction">00E6 <text:s/>1B800000 <text:s text:c="10"/>[5] return <text:s text:c="4"/>0 <text:s text:c="2"/>1 <text:s text:c="5"/></text:p>
      <text:p text:style-name="User_20_Interaction"><text:s text:c="25"/>** end of function **</text:p>
      <text:p text:style-name="User_20_Interaction"/>
      <text:p text:style-name="User_20_Interaction">00EA <text:s text:c="20"/>** end of chunk **</text:p>
      <text:p text:style-name="User_20_Interaction"/>
      <text:p text:style-name="P3">The first line of the source code compiles to a single instruction, line [1]. Local <text:span text:style-name="T8">a</text:span> is register 0 and the number 8 is constant 0. In line [2], an instance of function prototype 0 is created, and the closure is temporarily placed in register 1. The MOVE instruction in line [3] is actually used by the CLOSURE instruction to manage the upvalue <text:span text:style-name="T8">a</text:span>; it is not really executed. This will be explained in detail in Chapter 14. The closure is then placed into the global <text:span text:style-name="T8">b</text:span> in line [4]; “b” is constant 1 while the closure is in register 1. Line [5] returns control to the calling function. In this case, it exits the chunk.</text:p>
      <text:p text:style-name="P3">Now that we’ve seen a binary chunk in detail, we will proceed to look at each Lua 5 virtual machine instruction.</text:p>
      <text:h text:style-name="P5" text:outline-level="1">5 <text:s/>Instruction Notation</text:h>
      <text:p text:style-name="P3">Before looking at some Lua virtual machine instructions, here is a little something about the notation used for describing instructions. Instruction descriptions are given as comments in the Lua source file <text:span text:style-name="Source_20_Text">lopcodes.h</text:span>. The instruction descriptions are reproduced in the following chapters, with additional explanatory notes. Here are some basic symbols:</text:p>
      <text:p text:style-name="P20"><text:span text:style-name="T8">R(A)</text:span><text:tab/>Register A (specified in instruction field A)</text:p>
      <text:p text:style-name="P20"><text:span text:style-name="T8">R(B)</text:span><text:tab/>Register B (specified in instruction field B)</text:p>
      <text:p text:style-name="P20"><text:span text:style-name="T8">R(C)</text:span><text:tab/>Register C (specified in instruction field C)</text:p>
      <text:p text:style-name="P20"><text:span text:style-name="T8">PC</text:span><text:tab/>Program Counter</text:p>
      <text:p text:style-name="P20"><text:span text:style-name="T8">Kst(n)</text:span><text:tab/>Element <text:span text:style-name="T8">n</text:span> in the constants list</text:p>
      <text:p text:style-name="P20"><text:span text:style-name="T8">Upvalue[n]</text:span><text:tab/>Name of upvalue with index <text:span text:style-name="T8">n</text:span></text:p>
      <text:p text:style-name="P20"><text:span text:style-name="T8">Gbl[sym]</text:span><text:tab/>Global variable indexed by symbol <text:span text:style-name="T8">sym</text:span></text:p>
      <text:p text:style-name="P20"><text:span text:style-name="T8">RK(B)</text:span><text:tab/>Register B or a constant index</text:p>
      <text:p text:style-name="P20"><text:span text:style-name="T8">RK(C)</text:span><text:tab/>Register C or a constant index</text:p>
      <text:p text:style-name="P20"><text:span text:style-name="T8">sBx</text:span><text:tab/>Signed displacement (in field sBx) for all kinds of jumps</text:p>
      <text:p text:style-name="Standard"/>
      <text:p text:style-name="P3">The notation used to describe instructions is a little like pseudo-C. The operators used in the notation are largely C operators, while conditional statements use C-style evaluation. Booleans are evaluated C-style. Thus, the notation is a loose translation of the actual C code that implements an instruction.</text:p>
      <text:p text:style-name="P3">The operation of some instructions cannot be clearly described by one or two lines of notation. Hence, this guide will supplement symbolic notation with detailed descriptions of the operation of each instruction. Having described an instruction, examples will be given to show the instruction working in a short snippet of Lua code. Using ChunkSpy’s interactive mode, you can choose to try out the examples yourself and get instant feedback in the form of disassembled code. If you want a disassembled listing plus the byte values of data and instructions, you can use ChunkSpy to generate a normal, verbose, disassembly listing.</text:p>
      <text:p text:style-name="P3">The program counter of the virtual machine (PC) always points to the next instruction. This behaviour is standard for most microprocessors. The rule is that once an instruction is read in to be executed, the program counter is immediately updated. So, to skip a single instruction following the current instruction, add 1 (the displacement) to the PC. A displacement of -1 will theoretically cause a JMP instruction to jump back onto itself, causing an infinite loop. Luckily, the code generator is not supposed to be able to make up stuff like that.</text:p>
      <text:p text:style-name="P3">As previously explained, registers and local variables are roughly equivalent. Temporary results are always held in registers. Instruction fields B and C can point to a constant instead of a register for some instructions, this is when the field value is MAXSTACK or bigger. For most instructions, field A is the target register. Disassembly listings preserve the A, B, C operand field order for consistency.</text:p>
      <text:p text:style-name="P3"/>
      <text:h text:style-name="P5" text:outline-level="1">6 <text:s/>Loading Constants</text:h>
      <text:p text:style-name="P3">Loads and moves are the starting point of pretty much all processor or virtual machine instruction sets, so we’ll start with primitive loads and moves:</text:p>
      <text:p text:style-name="Instruction_20_Definition"><text:span text:style-name="T8">MOVE<text:tab/>A <text:s/>B<text:tab/></text:span>R(A) := R(B)</text:p>
      <text:p text:style-name="P21"/>
      <text:p text:style-name="P20">Copies the value of register R(B) into register R(A). If R(B) holds a table, function or userdata, then the <text:span text:style-name="T3">reference </text:span><text:span text:style-name="T2">to that object </text:span>is copied. MOVE is often used for moving values into place for the next operation.</text:p>
      <text:p text:style-name="P21"/>
      <text:p text:style-name="P20">The opcode for MOVE has a second purpose – it is also used in creating closures, always appearing <text:span text:style-name="T3">after </text:span>the CLOSURE instruction; see CLOSURE for more information.</text:p>
      <text:p text:style-name="Standard"/>
      <text:p text:style-name="P22">The most straightforward use of MOVE is for assigning a local to another local:</text:p>
      <text:p text:style-name="Standard"/>
      <text:p text:style-name="P23">&gt;<text:span text:style-name="T8">local a,b = 10; b = a</text:span></text:p>
      <text:p text:style-name="P23">; function [0] definition (level 1)</text:p>
      <text:p text:style-name="P23">; 0 upvalues, 0 params, 2 stacks</text:p>
      <text:p text:style-name="P23">.function <text:s/>0 0 0 2</text:p>
      <text:p text:style-name="P23">.local <text:s/>"a" <text:s/>; 0</text:p>
      <text:p text:style-name="P23">.local <text:s/>"b" <text:s/>; 1</text:p>
      <text:p text:style-name="P23">.const <text:s/>10 <text:s/>; 0</text:p>
      <text:p text:style-name="P23">[1] loadk <text:s text:c="5"/>0 <text:s text:c="2"/>0 <text:s text:c="7"/>; 10</text:p>
      <text:p text:style-name="P23">[2] loadnil <text:s text:c="3"/>1 <text:s text:c="2"/>1 <text:s text:c="5"/></text:p>
      <text:p text:style-name="P23">[3] move <text:s text:c="6"/>1 <text:s text:c="2"/>0 <text:s text:c="5"/></text:p>
      <text:p text:style-name="P23">[4] return <text:s text:c="4"/>0 <text:s text:c="2"/>1 <text:s text:c="5"/></text:p>
      <text:p text:style-name="P23">; end of function</text:p>
      <text:p text:style-name="User_20_Interaction"/>
      <text:p text:style-name="P3">Line [3] assigns (<text:span text:style-name="T3">copies</text:span>) the value in local <text:span text:style-name="T8">a</text:span> (register 0) to local <text:span text:style-name="T8">b</text:span> (register 1).</text:p>
      <text:p text:style-name="P3">You won’t see MOVE instructions used in arithmetic expressions because they are not needed by arithmetic operators. All arithmetic operators are in 2- or 3-operand style: the entire local stack frame is already visible to operands R(A), R(B) and R(C) so there is no need for any extra MOVE instructions.</text:p>
      <text:p text:style-name="Standard">Other places where you will see MOVE are:</text:p>
      <text:list text:style-name="L2">
        <text:list-item>
          <text:p text:style-name="P24">When moving parameters into place for a function call.</text:p>
        </text:list-item>
        <text:list-item>
          <text:p text:style-name="P24">When moving values into place for certain instructions where stack order is important, e.g. GETTABLE, SETTABLE and CONCAT.</text:p>
        </text:list-item>
        <text:list-item>
          <text:p text:style-name="P24">When copying return values into locals after a function call.</text:p>
        </text:list-item>
        <text:list-item>
          <text:p text:style-name="P25">After CLOSURE instructions (discussed in Chapter 14.)</text:p>
        </text:list-item>
      </text:list>
      <text:p text:style-name="P3">There are 3 fundamental instructions for loading constants into local variables. Other instructions, for reading and writing globals, upvalues and tables are discussed in the following chapters. The first constant loading instruction is LOADNIL:</text:p>
      <text:p text:style-name="Instruction_20_Definition"><text:span text:style-name="T8">LOADNIL<text:tab/>A B<text:tab/></text:span>R(A) := ... := R(B) := nil</text:p>
      <text:p text:style-name="P21"/>
      <text:p text:style-name="Instruction_20_Definition">Sets a range of registers from R(A) to R(B) to <text:span text:style-name="T8">nil</text:span>. If a single register is to be assigned to, then R(A) = R(B). When two or more consecutive locals need to be assigned <text:span text:style-name="T8">nil</text:span> values, only a single LOADNIL is needed.</text:p>
      <text:p text:style-name="Standard"/>
      <text:p text:style-name="P3">LOADNIL uses the operands A and B to mean a <text:span text:style-name="T3">range </text:span>of register locations. The example for MOVE in the last page shows LOADNIL used to set a single register to <text:span text:style-name="T8">nil</text:span>.</text:p>
      <text:p text:style-name="User_20_Interaction">&gt;<text:span text:style-name="T8">local a,b,c,d,e = nil,nil,0</text:span></text:p>
      <text:p text:style-name="User_20_Interaction">; function [0] definition (level 1)</text:p>
      <text:p text:style-name="User_20_Interaction">; 0 upvalues, 0 params, 5 stacks</text:p>
      <text:p text:style-name="User_20_Interaction">.function <text:s/>0 0 0 5</text:p>
      <text:p text:style-name="User_20_Interaction">.local <text:s/>"a" <text:s/>; 0</text:p>
      <text:p text:style-name="User_20_Interaction">.local <text:s/>"b" <text:s/>; 1</text:p>
      <text:p text:style-name="User_20_Interaction">.local <text:s/>"c" <text:s/>; 2</text:p>
      <text:p text:style-name="User_20_Interaction">.local <text:s/>"d" <text:s/>; 3</text:p>
      <text:p text:style-name="User_20_Interaction">.local <text:s/>"e" <text:s/>; 4</text:p>
      <text:p text:style-name="User_20_Interaction">.const <text:s/>0 <text:s/>; 0</text:p>
      <text:p text:style-name="User_20_Interaction">[1] loadnil <text:s text:c="3"/>0 <text:s text:c="2"/>1 <text:s text:c="5"/></text:p>
      <text:p text:style-name="User_20_Interaction">[2] loadk <text:s text:c="5"/>2 <text:s text:c="2"/>0 <text:s text:c="7"/>; 0</text:p>
      <text:p text:style-name="User_20_Interaction">[3] loadnil <text:s text:c="3"/>3 <text:s text:c="2"/>4 <text:s text:c="5"/></text:p>
      <text:p text:style-name="User_20_Interaction">[4] return <text:s text:c="4"/>0 <text:s text:c="2"/>1 <text:s text:c="5"/></text:p>
      <text:p text:style-name="User_20_Interaction">; end of function</text:p>
      <text:p text:style-name="User_20_Interaction"/>
      <text:p text:style-name="P3">In this example, line [1] <text:span text:style-name="T8">nil</text:span>s locals <text:span text:style-name="T8">a</text:span> and <text:span text:style-name="T8">b</text:span>. Line [3] <text:span text:style-name="T8">nil</text:span>s locals <text:span text:style-name="T8">d</text:span> and <text:span text:style-name="T8">e</text:span>. If all the locals are to be initialized to <text:span text:style-name="T8">nil</text:span>, then only a single LOADNIL will be needed.</text:p>
      <text:p text:style-name="Instruction_20_Definition"><text:span text:style-name="T8">LOADK<text:tab/>A Bx<text:tab/></text:span>R(A) := Kst(Bx)</text:p>
      <text:p text:style-name="P21"/>
      <text:p text:style-name="Instruction_20_Definition">Loads constant number Bx into register R(A). Constants are usually numbers or strings. Each function has its own constant list, or pool.</text:p>
      <text:p text:style-name="Standard"/>
      <text:p text:style-name="P3">LOADK loads a constant from the constants list into a register or local. Constants are indexed starting from 0. Some instructions, such as arithmetic instructions, can use the constants list without needing a LOADK. Constants are pooled in the list, duplicates are eliminated. The list can hold <text:span text:style-name="T8">nil</text:span>s, numbers or strings.</text:p>
      <text:p text:style-name="User_20_Interaction">&gt;<text:span text:style-name="T8">local a,b,c,d = 3,"foo",3,"foo"</text:span></text:p>
      <text:p text:style-name="User_20_Interaction">; function [0] definition (level 1)</text:p>
      <text:p text:style-name="User_20_Interaction">; 0 upvalues, 0 params, 4 stacks</text:p>
      <text:p text:style-name="User_20_Interaction">.function <text:s/>0 0 0 4</text:p>
      <text:p text:style-name="User_20_Interaction">.local <text:s/>"a" <text:s/>; 0</text:p>
      <text:p text:style-name="User_20_Interaction">.local <text:s/>"b" <text:s/>; 1</text:p>
      <text:p text:style-name="User_20_Interaction">.local <text:s/>"c" <text:s/>; 2</text:p>
      <text:p text:style-name="User_20_Interaction">.local <text:s/>"d" <text:s/>; 3</text:p>
      <text:p text:style-name="User_20_Interaction">.const <text:s/>3 <text:s/>; 0</text:p>
      <text:p text:style-name="User_20_Interaction">.const <text:s/>"foo" <text:s/>; 1</text:p>
      <text:p text:style-name="User_20_Interaction">[1] loadk <text:s text:c="5"/>0 <text:s text:c="2"/>0 <text:s text:c="7"/>; 3</text:p>
      <text:p text:style-name="User_20_Interaction">[2] loadk <text:s text:c="5"/>1 <text:s text:c="2"/>1 <text:s text:c="7"/>; "foo"</text:p>
      <text:p text:style-name="User_20_Interaction">[3] loadk <text:s text:c="5"/>2 <text:s text:c="2"/>0 <text:s text:c="7"/>; 3</text:p>
      <text:p text:style-name="User_20_Interaction">[4] loadk <text:s text:c="5"/>3 <text:s text:c="2"/>1 <text:s text:c="7"/>; "foo"</text:p>
      <text:p text:style-name="User_20_Interaction">[5] return <text:s text:c="4"/>0 <text:s text:c="2"/>1 <text:s text:c="5"/></text:p>
      <text:p text:style-name="User_20_Interaction">; end of function</text:p>
      <text:p text:style-name="User_20_Interaction"/>
      <text:p text:style-name="P3">The constant 3 and the constant “foo” are both written twice in the source snippet, but in the constants list, each constant has a single location. The constants list contains the names of global variables as well, since GETGLOBAL and SETGLOBAL makes an implied LOADK operation in order to get the name string of a global variable first before looking it up in the global table.</text:p>
      <text:p text:style-name="P3">The final constant-loading instruction is LOADBOOL, for setting a boolean value, and it has a little additional functionality.</text:p>
      <text:p text:style-name="Instruction_20_Definition"><text:span text:style-name="T8">LOADBOOL<text:tab/>A B C<text:tab/></text:span>R(A) := (Bool)B; if (C) PC++</text:p>
      <text:p text:style-name="P21"/>
      <text:p text:style-name="Instruction_20_Definition">Loads a boolean value (<text:span text:style-name="T8">true</text:span> or <text:span text:style-name="T8">false</text:span>) into register R(A). <text:span text:style-name="T8">true</text:span> is usually encoded as an integer 1, <text:span text:style-name="T8">false</text:span> is always 0. If C is non-zero, then the next instruction is skipped (this is used when you have an assignment statement where the expression uses relational operators, e.g. M = K&gt;5.)</text:p>
      <text:p text:style-name="P21"/>
      <text:p text:style-name="Instruction_20_Definition">You can use any non-zero value for the boolean <text:span text:style-name="T8">true</text:span> in field B, but since you cannot use booleans as numbers in Lua, it’s best to stick to 1 for <text:span text:style-name="T8">true</text:span>.</text:p>
      <text:p text:style-name="Standard"/>
      <text:p text:style-name="P3">LOADBOOL is the only instruction for loading a boolean value. It’s also used where a boolean result is supposed to be generated, because relational test instructions, for example, do not generate boolean results – they perform conditional jumps instead. The operand C is used to optionally skip the next instruction (by incrementing PC by 1) in order to support such code. For simple assignments of boolean values, C is always 0.</text:p>
      <text:p text:style-name="User_20_Interaction">&gt;<text:span text:style-name="T8">local a,b = true,false</text:span></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local <text:s/>"b" <text:s/>; 1</text:p>
      <text:p text:style-name="User_20_Interaction">[1] loadbool <text:s text:c="2"/>0 <text:s text:c="2"/>1 <text:s text:c="2"/>0 <text:s text:c="3"/>; true</text:p>
      <text:p text:style-name="User_20_Interaction">[2] loadbool <text:s text:c="2"/>1 <text:s text:c="2"/>0 <text:s text:c="2"/>0 <text:s text:c="3"/>; false</text:p>
      <text:p text:style-name="User_20_Interaction">[3] return <text:s text:c="4"/>0 <text:s text:c="2"/>1 <text:s text:c="5"/></text:p>
      <text:p text:style-name="User_20_Interaction">; end of function</text:p>
      <text:p text:style-name="User_20_Interaction"/>
      <text:p text:style-name="P3">This example is straightforward: Line [1] assigns <text:span text:style-name="T8">true </text:span>to local <text:span text:style-name="T8">a </text:span>(register 0) while line [2] assigns <text:span text:style-name="T8">false </text:span>to local <text:span text:style-name="T8">b </text:span>(register 1).</text:p>
      <text:p text:style-name="User_20_Interaction">&gt;<text:span text:style-name="T8">local a = 5 &gt; 2</text:span></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const <text:s/>5 <text:s/>; 0</text:p>
      <text:p text:style-name="User_20_Interaction">.const <text:s/>2 <text:s/>; 1</text:p>
      <text:p text:style-name="User_20_Interaction">[1] lt <text:s text:c="8"/>1 <text:s text:c="2"/>251 250 <text:s/>; 2 5, to [3] if false</text:p>
      <text:p text:style-name="User_20_Interaction">[2] jmp <text:s text:c="7"/>1 <text:s text:c="11"/>; to [4]</text:p>
      <text:p text:style-name="User_20_Interaction">[3] loadbool <text:s text:c="2"/>0 <text:s text:c="2"/>0 <text:s text:c="2"/>1 <text:s text:c="3"/>; false, to [5]</text:p>
      <text:p text:style-name="User_20_Interaction">[4] loadbool <text:s text:c="2"/>0 <text:s text:c="2"/>1 <text:s text:c="2"/>0 <text:s text:c="3"/>; true</text:p>
      <text:p text:style-name="User_20_Interaction">[5] return <text:s text:c="4"/>0 <text:s text:c="2"/>1 <text:s text:c="5"/></text:p>
      <text:p text:style-name="User_20_Interaction">; end of function</text:p>
      <text:p text:style-name="User_20_Interaction"/>
      <text:p text:style-name="P3">This is an example of an expression that gives a boolean result. Notice that Lua does not optimize the expression into a <text:span text:style-name="T8">true </text:span>value; it is not intended to do such optimizations.</text:p>
      <text:p text:style-name="P3">Since the relational operator LT (which will be covered in greater detail later) does not give a boolean result but performs a conditional jump, LOADBOOL uses its C operand to perform an unconditional jump in line [3] – this saves one instruction and makes things a little tidier.</text:p>
      <text:p text:style-name="P3">In the disassembly, when LT tests 2 &lt; 5, it evaluates to <text:span text:style-name="T8">true </text:span>and doesn’t perform a conditional jump. Line [2] jumps over the “false” path, and in line [4], the local <text:span text:style-name="T8">a</text:span> (register 0) is assigned the boolean <text:span text:style-name="T8">true </text:span>by the instruction LOADBOOL. If 2 and 5 were reversed, line [3] will be followed instead, setting a <text:span text:style-name="T8">false</text:span>, and the “true” path (line [4]) will be skipped.</text:p>
      <text:h text:style-name="P5" text:outline-level="1">7 <text:s/>Upvalues and Globals</text:h>
      <text:p text:style-name="P3">When the Lua virtual machine needs an upvalue or a global, there are dedicated instructions to load the value into a register. Similarly, when an upvalue or a global needs to be written to, dedicated instructions are used.</text:p>
      <text:p text:style-name="Instruction_20_Definition"><text:span text:style-name="T8">GETGLOBAL<text:tab/>A Bx<text:tab/></text:span>R(A) := Gbl[Kst(Bx)]</text:p>
      <text:p text:style-name="P21"/>
      <text:p text:style-name="Instruction_20_Definition">Copies the value of the global variable whose name is given in constant number Bx into register R(A).</text:p>
      <text:p text:style-name="Instruction_20_Definition"/>
      <text:p text:style-name="Instruction_20_Definition"><text:span text:style-name="T8">SETGLOBAL<text:tab/>A Bx<text:tab/></text:span>Gbl[Kst(Bx)] := R(A)</text:p>
      <text:p text:style-name="P21"/>
      <text:p text:style-name="Instruction_20_Definition">Copies the value from register R(A) into the global variable whose name is given in constant number Bx.</text:p>
      <text:p text:style-name="Standard"/>
      <text:p text:style-name="P3">The GETGLOBAL and SETGLOBAL instructions are very straightforward and easy to use. The instructions require that the global variable name be a constant, indexed by instruction field Bx. R(A) is either the source or target register. The names of the global variables used by a function will be part of the constants list of the function.</text:p>
      <text:p text:style-name="User_20_Interaction">&gt;<text:span text:style-name="T8">a = 40; local b = a</text:span></text:p>
      <text:p text:style-name="User_20_Interaction">; function [0] definition (level 1)</text:p>
      <text:p text:style-name="User_20_Interaction">; 0 upvalues, 0 params, 2 stacks</text:p>
      <text:p text:style-name="User_20_Interaction">.function <text:s/>0 0 0 2</text:p>
      <text:p text:style-name="User_20_Interaction">.local <text:s/>"b" <text:s/>; 0</text:p>
      <text:p text:style-name="User_20_Interaction">.const <text:s/>"a" <text:s/>; 0</text:p>
      <text:p text:style-name="User_20_Interaction">.const <text:s/>40 <text:s/>; 1</text:p>
      <text:p text:style-name="User_20_Interaction">[1] loadk <text:s text:c="5"/>0 <text:s text:c="2"/>1 <text:s text:c="7"/>; 40</text:p>
      <text:p text:style-name="User_20_Interaction">[2] setglobal <text:s/>0 <text:s text:c="2"/>0 <text:s text:c="7"/>; a</text:p>
      <text:p text:style-name="User_20_Interaction">[3] getglobal <text:s/>0 <text:s text:c="2"/>0 <text:s text:c="7"/>; a</text:p>
      <text:p text:style-name="User_20_Interaction">[4] return <text:s text:c="4"/>0 <text:s text:c="2"/>1 <text:s text:c="5"/></text:p>
      <text:p text:style-name="User_20_Interaction">; end of function</text:p>
      <text:p text:style-name="User_20_Interaction"/>
      <text:p text:style-name="P3">From the example, you can see that “b” is the name of the local variable while “a” is the name of the global variable. Line [1] loads the number 40 into register 0 (functioning as a temporary register, since local <text:span text:style-name="T8">b</text:span> hasn’t been defined.) Line [2] assigns the value in register 0 to the global variable with name “a” (constant 0). By line [3], local <text:span text:style-name="T8">b</text:span> is defined and is assigned the value of global <text:span text:style-name="T8">a</text:span>.</text:p>
      <text:p text:style-name="Instruction_20_Definition"><text:span text:style-name="T8">GETUPVAL<text:tab/>A B<text:tab/></text:span>R(A) := UpValue[B]</text:p>
      <text:p text:style-name="P21"/>
      <text:p text:style-name="Instruction_20_Definition">Copies the value in upvalue number B into register R(A). Each function may have its own upvalue list.</text:p>
      <text:p text:style-name="P21"/>
      <text:p text:style-name="Instruction_20_Definition">The opcode for GETUPVAL has a second purpose – it is also used in creating closures, always appearing <text:span text:style-name="T3">after </text:span>the CLOSURE instruction; see CLOSURE for more information.</text:p>
      <text:p text:style-name="Instruction_20_Definition"/>
      <text:p text:style-name="Instruction_20_Definition"><text:span text:style-name="T8">SETUPVAL<text:tab/>A B<text:tab/></text:span>UpValue[B] := R(A)</text:p>
      <text:p text:style-name="P21"/>
      <text:p text:style-name="Instruction_20_Definition">Copies the value from register R(A) into the upvalue number B in the upvalue list for that function.</text:p>
      <text:p text:style-name="Standard"/>
      <text:p text:style-name="P3">GETUPVAL and SETUPVAL uses the upvalues list. Only the names of upvalues are stored in the list. During execution, upvalues are set up by a CLOSURE, and maintained by the Lua virtual machine. In the following example, function <text:span text:style-name="T8">b</text:span> is declared inside the main chunk, and is shown in the disassembly as a function prototype within a function prototype. The indentation helps to separate the two functions.</text:p>
      <text:p text:style-name="User_20_Interaction">&gt;<text:span text:style-name="T8">local a; function b() a = 1 return a end</text:span></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const <text:s/>"b" <text:s/>; 0</text:p>
      <text:p text:style-name="User_20_Interaction"/>
      <text:p text:style-name="User_20_Interaction"><text:s text:c="2"/>; function [0] definition (level 2)</text:p>
      <text:p text:style-name="User_20_Interaction"><text:s text:c="2"/>; 1 upvalues, 0 params, 2 stacks</text:p>
      <text:p text:style-name="User_20_Interaction"><text:s text:c="2"/>.function <text:s/>1 0 0 2</text:p>
      <text:p text:style-name="User_20_Interaction"><text:s text:c="2"/>.upvalue <text:s/>"a" <text:s/>; 0</text:p>
      <text:p text:style-name="User_20_Interaction"><text:s text:c="2"/>.const <text:s/>1 <text:s/>; 0</text:p>
      <text:p text:style-name="User_20_Interaction"><text:s text:c="2"/>[1] loadk <text:s text:c="5"/>0 <text:s text:c="2"/>0 <text:s text:c="7"/>; 1</text:p>
      <text:p text:style-name="User_20_Interaction"><text:s text:c="2"/>[2] setupval <text:s text:c="2"/>0 <text:s text:c="2"/>0 <text:s text:c="7"/>; a</text:p>
      <text:p text:style-name="User_20_Interaction"><text:s text:c="2"/>[3] getupval <text:s text:c="2"/>0 <text:s text:c="2"/>0 <text:s text:c="7"/>; a</text:p>
      <text:p text:style-name="User_20_Interaction"><text:s text:c="2"/>[4] return <text:s text:c="4"/>0 <text:s text:c="2"/>2 <text:s text:c="5"/></text:p>
      <text:p text:style-name="User_20_Interaction"><text:s text:c="2"/>[5] return <text:s text:c="4"/>0 <text:s text:c="2"/>1 <text:s text:c="5"/></text:p>
      <text:p text:style-name="User_20_Interaction"><text:s text:c="2"/>; end of function</text:p>
      <text:p text:style-name="User_20_Interaction"/>
      <text:p text:style-name="User_20_Interaction">[1] loadnil <text:s text:c="3"/>0 <text:s text:c="2"/>0 <text:s text:c="5"/></text:p>
      <text:p text:style-name="User_20_Interaction">[2] closure <text:s text:c="3"/>1 <text:s text:c="2"/>0 <text:s text:c="7"/>; 1 upvalues</text:p>
      <text:p text:style-name="User_20_Interaction">[3] move <text:s text:c="6"/>0 <text:s text:c="2"/>0 <text:s text:c="5"/></text:p>
      <text:p text:style-name="User_20_Interaction">[4] setglobal <text:s/>1 <text:s text:c="2"/>0 <text:s text:c="7"/>; b</text:p>
      <text:p text:style-name="User_20_Interaction">[5] return <text:s text:c="4"/>0 <text:s text:c="2"/>1 <text:s text:c="5"/></text:p>
      <text:p text:style-name="User_20_Interaction">; end of function</text:p>
      <text:p text:style-name="User_20_Interaction"/>
      <text:p text:style-name="P3">In the main chunk (function 0, level 1), local <text:span text:style-name="T8">a</text:span> is first initialized to <text:span text:style-name="T8">nil</text:span>. The CLOSURE in line [2] then instantiates function prototype 0 (function 0, level 2) with a single upvalue, <text:span text:style-name="T8">a</text:span>. Line [3] is part of the closure, it links local <text:span text:style-name="T8">a</text:span> in the current scope to upvalue <text:span text:style-name="T8">a</text:span><text:span text:style-name="T11"> in the closure</text:span>. Finally the closure is assigned to global <text:span text:style-name="T8">b</text:span>.</text:p>
      <text:p text:style-name="P3">In function <text:span text:style-name="T8">b</text:span>, there is a single upvalue, <text:span text:style-name="T8">a</text:span>. In Pascal, a variable in an outer scope is found by traversing stack frames. However, instantiations of Lua functions are first-class values, and they may be assigned to a variable and referenced elsewhere. Managing upvalues thus becomes a little more tricky than traversing stack frames in Pascal. The Lua virtual machine solution is to provide a clean interface via GETUPVAL and SETUPVAL, while the management of upvalues part is handled by the virtual machine itself.</text:p>
      <text:p text:style-name="P3">Line [2] in function <text:span text:style-name="T8">b </text:span>sets upvalue <text:span text:style-name="T8">a </text:span><text:span text:style-name="T11">(upvalue number 0 in the upvalue table) </text:span>to a number value of 1 (held in temporary register 0.) In line [3], the value in upvalue <text:span text:style-name="T8">a </text:span>is retrieved and placed into register 0, where the following RETURN instruction will use it as a return value.</text:p>
      <text:p text:style-name="P3"/>
      <text:h text:style-name="P5" text:outline-level="1">8 <text:s/>Table Instructions</text:h>
      <text:p text:style-name="P3">Accessing table elements is a little more complex than accessing upvalues and globals:</text:p>
      <text:p text:style-name="Instruction_20_Definition"><text:span text:style-name="T8">GETTABLE<text:tab/>A B C<text:tab/></text:span>R(A) := R(B)[RK(C)]</text:p>
      <text:p text:style-name="P21"/>
      <text:p text:style-name="Instruction_20_Definition">Copies the value from a table element into register R(A). The table is referenced by register R(B), while the index to the table is given by RK(C), which may be the value of register R(C) or a constant number.</text:p>
      <text:p text:style-name="Instruction_20_Definition"/>
      <text:p text:style-name="Instruction_20_Definition"><text:span text:style-name="T8">SETTABLE<text:tab/>A B C<text:tab/></text:span>R(A)[RK(B)] := RK(C)</text:p>
      <text:p text:style-name="P21"/>
      <text:p text:style-name="Instruction_20_Definition">Copies the value from register R(C) or a constant into a table element. The table is referenced by register R(A), while the index to the table is given by RK(B), which may be the value of register R(B) or a constant number.</text:p>
      <text:p text:style-name="Standard"/>
      <text:p text:style-name="P3">All 3 operand fields are used, and some of the operands can be constants. A constant is specified by biasing the constant number by MAXSTACK (250). If RK(C) need to refer to constant 1, then it will have the value of (250+1) or 251. Allowing constants to be used directly reduces considerably the need for temporary registers.</text:p>
      <text:p text:style-name="User_20_Interaction">&gt;<text:span text:style-name="T8">local p = {}; p[1] = "foo"; return p["bar"]</text:span></text:p>
      <text:p text:style-name="User_20_Interaction">; function [0] definition (level 1)</text:p>
      <text:p text:style-name="User_20_Interaction">; 0 upvalues, 0 params, 2 stacks</text:p>
      <text:p text:style-name="User_20_Interaction">.function <text:s/>0 0 0 2</text:p>
      <text:p text:style-name="User_20_Interaction">.local <text:s/>"p" <text:s/>; 0</text:p>
      <text:p text:style-name="User_20_Interaction">.const <text:s/>1 <text:s/>; 0</text:p>
      <text:p text:style-name="User_20_Interaction">.const <text:s/>"foo" <text:s/>; 1</text:p>
      <text:p text:style-name="User_20_Interaction">.const <text:s/>"bar" <text:s/>; 2</text:p>
      <text:p text:style-name="User_20_Interaction">[1] newtable <text:s text:c="2"/>0 <text:s text:c="2"/>0 <text:s text:c="2"/>0 <text:s text:c="3"/>; array=0, hash=0</text:p>
      <text:p text:style-name="User_20_Interaction">[2] settable <text:s text:c="2"/>0 <text:s text:c="2"/>250 251 <text:s/>; 1 "foo"</text:p>
      <text:p text:style-name="User_20_Interaction">[3] gettable <text:s text:c="2"/>1 <text:s text:c="2"/>0 <text:s text:c="2"/>252 <text:s/>; "bar"</text:p>
      <text:p text:style-name="User_20_Interaction">[4] return <text:s text:c="4"/>1 <text:s text:c="2"/>2 <text:s text:c="5"/></text:p>
      <text:p text:style-name="User_20_Interaction">[5] return <text:s text:c="4"/>0 <text:s text:c="2"/>1 <text:s text:c="5"/></text:p>
      <text:p text:style-name="User_20_Interaction">; end of function</text:p>
      <text:p text:style-name="User_20_Interaction"/>
      <text:p text:style-name="P3">In line [1], a new empty table is created and the reference placed in local <text:span text:style-name="T8">p</text:span> (register 0). Creating and populating new tables is a little involved so it will only be discussed later.</text:p>
      <text:p text:style-name="P3">Table index 1 is set to “foo” in line [2] by the SETTABLE instruction. Both the index and the value for the table element are encoded constant numbers; 250 is constant 0 (the number 1) while 251 is constant 1 (the string “foo”.) The R(A) value of 0 points to the new table that was defined in line [1].</text:p>
      <text:p text:style-name="P3">In line [3], the value of the table element indexed by the string “bar” is copied into temporary register 1, which is then used by RETURN as a return value. 252 is constant 2 (the string “bar”) while 0 in field B is the reference to the table.</text:p>
      <text:p text:style-name="P3"/>
      <text:h text:style-name="P5" text:outline-level="1">9 <text:s/>Arithmetic and String Instructions</text:h>
      <text:p text:style-name="P3">The Lua virtual machine’s set of arithmetic instructions looks like 3-operand arithmetic instructions on an RISC processor. 3-operand instructions allow arithmetic expressions to be translated into machine instructions pretty efficiently.</text:p>
      <text:p text:style-name="Instruction_20_Definition"><text:span text:style-name="T8">ADD<text:tab/>A B C<text:tab/></text:span>R(A) := RK(B) + RK(C)</text:p>
      <text:p text:style-name="Instruction_20_Definition"><text:span text:style-name="T8">SUB<text:tab/>A B C<text:tab/></text:span>R(A) := RK(B) – RK(C)</text:p>
      <text:p text:style-name="Instruction_20_Definition"><text:span text:style-name="T8">MUL<text:tab/>A B C<text:tab/></text:span>R(A) := RK(B) * RK(C)</text:p>
      <text:p text:style-name="Instruction_20_Definition"><text:span text:style-name="T8">DIV<text:tab/>A B C<text:tab/></text:span>R(A) := RK(B) / RK(C)</text:p>
      <text:p text:style-name="Instruction_20_Definition"><text:span text:style-name="T8">POW<text:tab/>A B C<text:tab/></text:span>R(A) := RK(B) ^ RK(C)</text:p>
      <text:p text:style-name="P21"/>
      <text:p text:style-name="Instruction_20_Definition">Binary operators (arithmetic operators with two inputs.) The result of the operation between RK(B) and RK(C) is placed into R(A). These instructions are in the classic 3-register style. RK(B) and RK(C) may either be registers or constants in the constant pool.</text:p>
      <text:p text:style-name="P21"/>
      <text:p text:style-name="Instruction_20_Definition">ADD is addition. SUB is subtraction. MUL is multiplication. DIV is division. POW is exponentiation.</text:p>
      <text:p text:style-name="Standard"/>
      <text:p text:style-name="P3">The source operands, RK(B) and RK(C), may be constants. If a constant is out of range of field B or field C, then the constant will be loaded into a temporary register in advance.</text:p>
      <text:p text:style-name="User_20_Interaction">&gt;<text:span text:style-name="T8">local a,b = 2,4; a = a + 4 * b - a / 2 ^ b</text:span></text:p>
      <text:p text:style-name="User_20_Interaction">; function [0] definition (level 1)</text:p>
      <text:p text:style-name="User_20_Interaction">; 0 upvalues, 0 params, 4 stacks</text:p>
      <text:p text:style-name="User_20_Interaction">.function <text:s/>0 0 0 4</text:p>
      <text:p text:style-name="User_20_Interaction">.local <text:s/>"a" <text:s/>; 0</text:p>
      <text:p text:style-name="User_20_Interaction">.local <text:s/>"b" <text:s/>; 1</text:p>
      <text:p text:style-name="User_20_Interaction">.const <text:s/>2 <text:s/>; 0</text:p>
      <text:p text:style-name="User_20_Interaction">.const <text:s/>4 <text:s/>; 1</text:p>
      <text:p text:style-name="User_20_Interaction">[1] loadk <text:s text:c="5"/>0 <text:s text:c="2"/>0 <text:s text:c="7"/>; 2</text:p>
      <text:p text:style-name="User_20_Interaction">[2] loadk <text:s text:c="5"/>1 <text:s text:c="2"/>1 <text:s text:c="7"/>; 4</text:p>
      <text:p text:style-name="User_20_Interaction">[3] mul <text:s text:c="7"/>2 <text:s text:c="2"/>251 1 <text:s text:c="3"/>; 4</text:p>
      <text:p text:style-name="User_20_Interaction">[4] add <text:s text:c="7"/>2 <text:s text:c="2"/>0 <text:s text:c="2"/>2 <text:s/></text:p>
      <text:p text:style-name="User_20_Interaction">[5] pow <text:s text:c="7"/>3 <text:s text:c="2"/>250 1 <text:s text:c="3"/>; 2</text:p>
      <text:p text:style-name="User_20_Interaction">[6] div <text:s text:c="7"/>3 <text:s text:c="2"/>0 <text:s text:c="2"/>3 <text:s/></text:p>
      <text:p text:style-name="User_20_Interaction">[7] sub <text:s text:c="7"/>0 <text:s text:c="2"/>2 <text:s text:c="2"/>3 <text:s/></text:p>
      <text:p text:style-name="User_20_Interaction">[8] return <text:s text:c="4"/>0 <text:s text:c="2"/>1 <text:s text:c="5"/></text:p>
      <text:p text:style-name="User_20_Interaction">; end of function</text:p>
      <text:p text:style-name="User_20_Interaction"/>
      <text:p text:style-name="P3">Each arithmetic operator translates into a single instruction. This also means that while the statement “<text:span text:style-name="Source_20_Text">count = count + 1</text:span>” is verbose, it translates into a single instruction <text:span text:style-name="T2">if </text:span><text:span text:style-name="T8">count</text:span> is a local. If <text:span text:style-name="T8">count </text:span>is a global, then two extra instructions are required to read and write to the global (GETGLOBAL and SETGLOBAL), since arithmetic operations can only be done on registers (locals) only.</text:p>
      <text:p text:style-name="P3">Next up are instructions for performing unary minus and logical NOT:</text:p>
      <text:p text:style-name="Instruction_20_Definition"><text:span text:style-name="T8">UNM<text:tab/>A B<text:tab/></text:span>R(A) := -R(B)</text:p>
      <text:p text:style-name="P21"/>
      <text:p text:style-name="Instruction_20_Definition">Unary minus (arithmetic operator with one input.) R(B) is negated and the value placed in R(A). R(A) and R(B) are always registers.</text:p>
      <text:p text:style-name="Standard"/>
      <text:p text:style-name="Instruction_20_Definition"><text:span text:style-name="T8">NOT<text:tab/>A B<text:tab/></text:span>R(A) := not R(B)</text:p>
      <text:p text:style-name="P21"/>
      <text:p text:style-name="Instruction_20_Definition">Applies a boolean NOT to the value in R(B) and places the result in R(A). R(A) and R(B) are always registers.</text:p>
      <text:p text:style-name="Standard"/>
      <text:p text:style-name="P3">Here is an example:</text:p>
      <text:p text:style-name="User_20_Interaction">&gt;<text:span text:style-name="T8">local p,q = 10,false; q,p = -p,not q</text:span></text:p>
      <text:p text:style-name="User_20_Interaction">; function [0] definition (level 1)</text:p>
      <text:p text:style-name="User_20_Interaction">; 0 upvalues, 0 params, 3 stacks</text:p>
      <text:p text:style-name="User_20_Interaction">.function <text:s/>0 0 0 3</text:p>
      <text:p text:style-name="User_20_Interaction">.local <text:s/>"p" <text:s/>; 0</text:p>
      <text:p text:style-name="User_20_Interaction">.local <text:s/>"q" <text:s/>; 1</text:p>
      <text:p text:style-name="User_20_Interaction">.const <text:s/>10 <text:s/>; 0</text:p>
      <text:p text:style-name="User_20_Interaction">[1] loadk <text:s text:c="5"/>0 <text:s text:c="2"/>0 <text:s text:c="7"/>; 10</text:p>
      <text:p text:style-name="User_20_Interaction">[2] loadbool <text:s text:c="2"/>1 <text:s text:c="2"/>0 <text:s text:c="2"/>0 <text:s text:c="3"/>; false</text:p>
      <text:p text:style-name="User_20_Interaction">[3] unm <text:s text:c="7"/>2 <text:s text:c="2"/>0 <text:s text:c="5"/></text:p>
      <text:p text:style-name="User_20_Interaction">[4] not <text:s text:c="7"/>0 <text:s text:c="2"/>1 <text:s text:c="5"/></text:p>
      <text:p text:style-name="User_20_Interaction">[5] move <text:s text:c="6"/>1 <text:s text:c="2"/>2 <text:s text:c="5"/></text:p>
      <text:p text:style-name="User_20_Interaction">[6] return <text:s text:c="4"/>0 <text:s text:c="2"/>1 <text:s text:c="5"/></text:p>
      <text:p text:style-name="User_20_Interaction">; end of function</text:p>
      <text:p text:style-name="User_20_Interaction"/>
      <text:p text:style-name="P3">Both UNM and NOT do not accept a constant as a source operand. When an unary minus is applied to a constant number, the unary minus is optimized away. Similarly, when a <text:span text:style-name="T8">not </text:span>is applied to <text:span text:style-name="T8">true </text:span>or <text:span text:style-name="T8">false</text:span>, the logical operation is optimized away.</text:p>
      <text:p text:style-name="Instruction_20_Definition"><text:span text:style-name="T8">CONCAT<text:tab/>A B C<text:tab/></text:span>R(A) := R(B).. ... ..R(C)</text:p>
      <text:p text:style-name="P21"/>
      <text:p text:style-name="Instruction_20_Definition">Performs concatenation of two or more strings. In a Lua source, this is equivalent to one or more concatenation operators (‘<text:span text:style-name="T8">..</text:span><text:span text:style-name="T11">’</text:span>) between two or more expressions. The source registers must be consecutive, and C must always be greater than B. The result is placed in R(A).</text:p>
      <text:p text:style-name="Standard"/>
      <text:p text:style-name="P3">Like LOADNIL, CONCAT accepts a range of registers. Doing more than one string concatenation at a time is faster and more efficient than doing them separately.</text:p>
      <text:p text:style-name="User_20_Interaction">&gt;<text:span text:style-name="T8">local x,y = "foo","bar"; return x..y..x..y</text:span></text:p>
      <text:p text:style-name="User_20_Interaction">; function [0] definition (level 1)</text:p>
      <text:p text:style-name="User_20_Interaction">; 0 upvalues, 0 params, 6 stacks</text:p>
      <text:p text:style-name="User_20_Interaction">.function <text:s/>0 0 0 6</text:p>
      <text:p text:style-name="User_20_Interaction">.local <text:s/>"x" <text:s/>; 0</text:p>
      <text:p text:style-name="User_20_Interaction">.local <text:s/>"y" <text:s/>; 1</text:p>
      <text:p text:style-name="User_20_Interaction">.const <text:s/>"foo" <text:s/>; 0</text:p>
      <text:p text:style-name="User_20_Interaction">.const <text:s/>"bar" <text:s/>; 1</text:p>
      <text:p text:style-name="User_20_Interaction">[1] loadk <text:s text:c="5"/>0 <text:s text:c="2"/>0 <text:s text:c="7"/>; "foo"</text:p>
      <text:p text:style-name="User_20_Interaction">[2] loadk <text:s text:c="5"/>1 <text:s text:c="2"/>1 <text:s text:c="7"/>; "bar"</text:p>
      <text:p text:style-name="User_20_Interaction">[3] move <text:s text:c="6"/>2 <text:s text:c="2"/>0 <text:s text:c="5"/></text:p>
      <text:p text:style-name="User_20_Interaction">[4] move <text:s text:c="6"/>3 <text:s text:c="2"/>1 <text:s text:c="5"/></text:p>
      <text:p text:style-name="User_20_Interaction">[5] move <text:s text:c="6"/>4 <text:s text:c="2"/>0 <text:s text:c="5"/></text:p>
      <text:p text:style-name="User_20_Interaction">[6] move <text:s text:c="6"/>5 <text:s text:c="2"/>1 <text:s text:c="5"/></text:p>
      <text:p text:style-name="User_20_Interaction">[7] concat <text:s text:c="4"/>2 <text:s text:c="2"/>2 <text:s text:c="2"/>5 <text:s/></text:p>
      <text:p text:style-name="User_20_Interaction">[8] return <text:s text:c="4"/>2 <text:s text:c="2"/>2 <text:s text:c="5"/></text:p>
      <text:p text:style-name="User_20_Interaction">[9] return <text:s text:c="4"/>0 <text:s text:c="2"/>1 <text:s text:c="5"/></text:p>
      <text:p text:style-name="User_20_Interaction">; end of function</text:p>
      <text:p text:style-name="User_20_Interaction"/>
      <text:p text:style-name="P3">In this example, strings are moved into place first (lines [3] to [6]) in the concatenation order before a single CONCAT instruction is executed in line [7].</text:p>
      <text:h text:style-name="P5" text:outline-level="1">10 <text:s/>Jumps and Calls</text:h>
      <text:p text:style-name="P3">Lua does not have any unconditional jump feature in the language itself, but in the virtual machine, the unconditional jump is used in control structures and logical expressions.</text:p>
      <text:p text:style-name="Instruction_20_Definition"><text:span text:style-name="T8">JMP<text:tab/>sBx<text:tab/></text:span>PC += sBx</text:p>
      <text:p text:style-name="P21"/>
      <text:p text:style-name="Instruction_20_Definition">Performs an unconditional jump, with sBx as a signed displacement. sBx is added to the program counter (PC), which points to the next instruction to be executed. E.g., if sBx is 0, the VM will proceed to the next instruction.</text:p>
      <text:p text:style-name="P21"/>
      <text:p text:style-name="Instruction_20_Definition">JMP is used in loops, conditional statements, and in expressions when a boolean <text:span text:style-name="T8">true</text:span>/<text:span text:style-name="T8">false</text:span> need to be generated.</text:p>
      <text:p text:style-name="Standard"/>
      <text:p text:style-name="P3">For example, since a relational test instruction makes conditional jumps rather than generate a boolean result, a JMP is used in the code sequence for loading either a <text:span text:style-name="T8">true </text:span>or a <text:span text:style-name="T8">false</text:span>:</text:p>
      <text:p text:style-name="User_20_Interaction">&gt;<text:span text:style-name="T8">local m, n; return m &gt;= n</text:span></text:p>
      <text:p text:style-name="User_20_Interaction">; function [0] definition (level 1)</text:p>
      <text:p text:style-name="User_20_Interaction">; 0 upvalues, 0 params, 3 stacks</text:p>
      <text:p text:style-name="User_20_Interaction">.function <text:s/>0 0 0 3</text:p>
      <text:p text:style-name="User_20_Interaction">.local <text:s/>"m" <text:s/>; 0</text:p>
      <text:p text:style-name="User_20_Interaction">.local <text:s/>"n" <text:s/>; 1</text:p>
      <text:p text:style-name="User_20_Interaction">[1] loadnil <text:s text:c="3"/>0 <text:s text:c="2"/>1 <text:s text:c="5"/></text:p>
      <text:p text:style-name="User_20_Interaction">[2] le <text:s text:c="8"/>1 <text:s text:c="2"/>1 <text:s text:c="2"/>0 <text:s text:c="3"/>; to [4] if false</text:p>
      <text:p text:style-name="User_20_Interaction">[3] jmp <text:s text:c="7"/>1 <text:s text:c="11"/>; to [5]</text:p>
      <text:p text:style-name="User_20_Interaction">[4] loadbool <text:s text:c="2"/>2 <text:s text:c="2"/>0 <text:s text:c="2"/>1 <text:s text:c="3"/>; false, to [6]</text:p>
      <text:p text:style-name="User_20_Interaction">[5] loadbool <text:s text:c="2"/>2 <text:s text:c="2"/>1 <text:s text:c="2"/>0 <text:s text:c="3"/>; true</text:p>
      <text:p text:style-name="User_20_Interaction">[6] return <text:s text:c="4"/>2 <text:s text:c="2"/>2 <text:s text:c="5"/></text:p>
      <text:p text:style-name="User_20_Interaction">[7] return <text:s text:c="4"/>0 <text:s text:c="2"/>1 <text:s text:c="5"/></text:p>
      <text:p text:style-name="User_20_Interaction">; end of function</text:p>
      <text:p text:style-name="User_20_Interaction"/>
      <text:p text:style-name="P3">In line [3], the JMP skips over the false path (line [4]) to the true path (line [5]). More examples where JMP is used will be covered in later chapters.</text:p>
      <text:p text:style-name="P3">Next we will look at the CALL instruction, for calling instantiated functions:</text:p>
      <text:p text:style-name="Instruction_20_Definition"><text:span text:style-name="T8">CALL<text:tab/>A B C<text:tab/></text:span>R(A), ... ,R(A+C-2) := R(A)(R(A+1), ... ,R(A+B-1))</text:p>
      <text:p text:style-name="P21"/>
      <text:p text:style-name="Instruction_20_Definition">Performs a function call, with register R(A) holding the reference to the function object to be called. Parameters to the function are placed in the registers following R(A). If B is 1, the function has no parameters. If B is 2 or more, there are (B-1) parameters.</text:p>
      <text:p text:style-name="P21"/>
      <text:p text:style-name="Instruction_20_Definition">If B is 0, the function parameters range from R(A+1) to the top of the stack. This form is used when the last expression in the parameter list is a function call, so the number of actual parameters is indeterminate.</text:p>
      <text:p text:style-name="P21"/>
      <text:p text:style-name="Instruction_20_Definition">Results returned by the function call is placed in a range of registers starting from R(A). If C is 1, no return results are saved. If C is 2 or more, (C-1) return values are saved. If C is 0, then multiple return results are saved, depending on the called function.</text:p>
      <text:p text:style-name="P21"/>
      <text:p text:style-name="Instruction_20_Definition">CALL always updates the top of stack value. The use of the top of stack is implied in CALL, RETURN and SETLISTO.</text:p>
      <text:p text:style-name="Standard"/>
      <text:p text:style-name="P3">Generally speaking, for fields B and C, a zero means that multiple results or parameters (up to the top of stack) are expected. If the number of results or parameters are fixed, then the actual number is one less than the encoded field value. Here is the simplest possible call:</text:p>
      <text:p text:style-name="User_20_Interaction">&gt;<text:span text:style-name="T8">z()</text:span></text:p>
      <text:p text:style-name="User_20_Interaction">; function [0] definition (level 1)</text:p>
      <text:p text:style-name="User_20_Interaction">; 0 upvalues, 0 params, 2 stacks</text:p>
      <text:p text:style-name="User_20_Interaction">.function <text:s/>0 0 0 2</text:p>
      <text:p text:style-name="User_20_Interaction">.const <text:s/>"z" <text:s/>; 0</text:p>
      <text:p text:style-name="User_20_Interaction">[1] getglobal <text:s/>0 <text:s text:c="2"/>0 <text:s text:c="7"/>; z</text:p>
      <text:p text:style-name="User_20_Interaction">[2] call <text:s text:c="6"/>0 <text:s text:c="2"/>1 <text:s text:c="2"/>1 <text:s/></text:p>
      <text:p text:style-name="User_20_Interaction">[3] return <text:s text:c="4"/>0 <text:s text:c="2"/>1 <text:s text:c="5"/></text:p>
      <text:p text:style-name="User_20_Interaction">; end of function</text:p>
      <text:p text:style-name="User_20_Interaction"/>
      <text:p text:style-name="P3">In line [2], the call has zero parameters (field B is 1), zero results are retained (field C is 1), while register 0 temporarily holds the reference to the function object from global <text:span text:style-name="T8">z</text:span>. Next we see a function call with multiple parameters or arguments:</text:p>
      <text:p text:style-name="User_20_Interaction">&gt;<text:span text:style-name="T8">z(1,2,3)</text:span></text:p>
      <text:p text:style-name="User_20_Interaction">; function [0] definition (level 1)</text:p>
      <text:p text:style-name="User_20_Interaction">; 0 upvalues, 0 params, 4 stacks</text:p>
      <text:p text:style-name="User_20_Interaction">.function <text:s/>0 0 0 4</text:p>
      <text:p text:style-name="User_20_Interaction">.const <text:s/>"z" <text:s/>; 0</text:p>
      <text:p text:style-name="User_20_Interaction">.const <text:s/>1 <text:s/>; 1</text:p>
      <text:p text:style-name="User_20_Interaction">.const <text:s/>2 <text:s/>; 2</text:p>
      <text:p text:style-name="User_20_Interaction">.const <text:s/>3 <text:s/>; 3</text:p>
      <text:p text:style-name="User_20_Interaction">[1] getglobal <text:s/>0 <text:s text:c="2"/>0 <text:s text:c="7"/>; z</text:p>
      <text:p text:style-name="User_20_Interaction">[2] loadk <text:s text:c="5"/>1 <text:s text:c="2"/>1 <text:s text:c="7"/>; 1</text:p>
      <text:p text:style-name="User_20_Interaction">[3] loadk <text:s text:c="5"/>2 <text:s text:c="2"/>2 <text:s text:c="7"/>; 2</text:p>
      <text:p text:style-name="User_20_Interaction">[4] loadk <text:s text:c="5"/>3 <text:s text:c="2"/>3 <text:s text:c="7"/>; 3</text:p>
      <text:p text:style-name="User_20_Interaction">[5] call <text:s text:c="6"/>0 <text:s text:c="2"/>4 <text:s text:c="2"/>1 <text:s/></text:p>
      <text:p text:style-name="User_20_Interaction">[6] return <text:s text:c="4"/>0 <text:s text:c="2"/>1 <text:s text:c="5"/></text:p>
      <text:p text:style-name="User_20_Interaction">; end of function</text:p>
      <text:p text:style-name="User_20_Interaction"/>
      <text:p text:style-name="P3">Lines [1] to [4] loads the function reference and the arguments in order, then line [5] makes the call with field B value of 4, which means there are 3 parameters. Since the call statement is not assigned to anything, no return results need to be retained, hence field C is 1. Here is an example that uses multiple parameters and multiple return values:</text:p>
      <text:p text:style-name="User_20_Interaction">&gt;<text:span text:style-name="T8">local p,q,r,s = z(y())</text:span></text:p>
      <text:p text:style-name="User_20_Interaction">; function [0] definition (level 1)</text:p>
      <text:p text:style-name="User_20_Interaction">; 0 upvalues, 0 params, 4 stacks</text:p>
      <text:p text:style-name="User_20_Interaction">.function <text:s/>0 0 0 4</text:p>
      <text:p text:style-name="User_20_Interaction">.local <text:s/>"p" <text:s/>; 0</text:p>
      <text:p text:style-name="User_20_Interaction">.local <text:s/>"q" <text:s/>; 1</text:p>
      <text:p text:style-name="User_20_Interaction">.local <text:s/>"r" <text:s/>; 2</text:p>
      <text:p text:style-name="User_20_Interaction">.local <text:s/>"s" <text:s/>; 3</text:p>
      <text:p text:style-name="User_20_Interaction">.const <text:s/>"z" <text:s/>; 0</text:p>
      <text:p text:style-name="User_20_Interaction">.const <text:s/>"y" <text:s/>; 1</text:p>
      <text:p text:style-name="User_20_Interaction">[1] getglobal <text:s/>0 <text:s text:c="2"/>0 <text:s text:c="7"/>; z</text:p>
      <text:p text:style-name="User_20_Interaction">[2] getglobal <text:s/>1 <text:s text:c="2"/>1 <text:s text:c="7"/>; y</text:p>
      <text:p text:style-name="User_20_Interaction">[3] call <text:s text:c="6"/>1 <text:s text:c="2"/>1 <text:s text:c="2"/>0 <text:s/></text:p>
      <text:p text:style-name="User_20_Interaction">[4] call <text:s text:c="6"/>0 <text:s text:c="2"/>0 <text:s text:c="2"/>5 <text:s/></text:p>
      <text:p text:style-name="User_20_Interaction">[5] return <text:s text:c="4"/>0 <text:s text:c="2"/>1 <text:s text:c="5"/></text:p>
      <text:p text:style-name="User_20_Interaction">; end of function</text:p>
      <text:p text:style-name="User_20_Interaction"/>
      <text:p text:style-name="P3">First, the function references are retrieved (lines [1] and [2]), then function <text:span text:style-name="T8">y</text:span> is called first (temporary register 1). The CALL has a field C of 0, meaning multiple return values are accepted. These return values become the parameters to function <text:span text:style-name="T8">z</text:span>, and so in line [4], field B of the CALL instruction is 0, signifying multiple parameters. After the call to function <text:span text:style-name="T8">z</text:span>, 4 results are retained, so field C in line [4] is 5. Finally, here is an example with calls to standard library functions:</text:p>
      <text:p text:style-name="User_20_Interaction">&gt;<text:span text:style-name="T8">print(string.char(64))</text:span></text:p>
      <text:p text:style-name="User_20_Interaction">; function [0] definition (level 1)</text:p>
      <text:p text:style-name="User_20_Interaction">; 0 upvalues, 0 params, 3 stacks</text:p>
      <text:p text:style-name="User_20_Interaction">.function <text:s/>0 0 0 3</text:p>
      <text:p text:style-name="User_20_Interaction">.const <text:s/>"print" <text:s/>; 0</text:p>
      <text:p text:style-name="User_20_Interaction">.const <text:s/>"string" <text:s/>; 1</text:p>
      <text:p text:style-name="User_20_Interaction">.const <text:s/>"char" <text:s/>; 2</text:p>
      <text:p text:style-name="User_20_Interaction">.const <text:s/>64 <text:s/>; 3</text:p>
      <text:p text:style-name="User_20_Interaction">[1] getglobal <text:s/>0 <text:s text:c="2"/>0 <text:s text:c="7"/>; print</text:p>
      <text:p text:style-name="User_20_Interaction">[2] getglobal <text:s/>1 <text:s text:c="2"/>1 <text:s text:c="7"/>; string</text:p>
      <text:p text:style-name="User_20_Interaction">[3] gettable <text:s text:c="2"/>1 <text:s text:c="2"/>1 <text:s text:c="2"/>252 <text:s/>; "char"</text:p>
      <text:p text:style-name="User_20_Interaction">[4] loadk <text:s text:c="5"/>2 <text:s text:c="2"/>3 <text:s text:c="7"/>; 64</text:p>
      <text:p text:style-name="User_20_Interaction">[5] call <text:s text:c="6"/>1 <text:s text:c="2"/>2 <text:s text:c="2"/>0 <text:s/></text:p>
      <text:p text:style-name="User_20_Interaction">[6] call <text:s text:c="6"/>0 <text:s text:c="2"/>0 <text:s text:c="2"/>1 <text:s/></text:p>
      <text:p text:style-name="User_20_Interaction">[7] return <text:s text:c="4"/>0 <text:s text:c="2"/>1 <text:s text:c="5"/></text:p>
      <text:p text:style-name="User_20_Interaction">; end of function</text:p>
      <text:p text:style-name="User_20_Interaction"/>
      <text:p text:style-name="P3">When a function call is the last parameter to another function call, the former can pass multiple return values, while the latter can accept multiple parameters.</text:p>
      <text:p text:style-name="P3">Complementing CALL is RETURN:</text:p>
      <text:p text:style-name="Instruction_20_Definition"><text:span text:style-name="T8">RETURN<text:tab/>A B<text:tab/></text:span>return R(A), ... ,R(A+B-2)</text:p>
      <text:p text:style-name="P21"/>
      <text:p text:style-name="Instruction_20_Definition">Returns to the calling function, with optional return values. If B is 1, there are no return values. If B is 2 or more, there are (B-1) return values, located in consecutive registers from R(A) onwards.</text:p>
      <text:p text:style-name="P21"/>
      <text:p text:style-name="Instruction_20_Definition">If B is 0, the set of values from R(A) to the top of the stack is returned. This form is used when the last expression in the return list is a function call, so the number of actual values returned is indeterminate.</text:p>
      <text:p text:style-name="P21"/>
      <text:p text:style-name="Instruction_20_Definition">RETURN also closes any open upvalues, equivalent to a CLOSE instruction. See the CLOSE instruction for more information.</text:p>
      <text:p text:style-name="Standard"/>
      <text:p text:style-name="P3">Like CALL, a field B value of 0 signifies multiple return values (up to top of stack.)</text:p>
      <text:p text:style-name="User_20_Interaction">&gt;<text:span text:style-name="T8">local e,f,g; return f,g</text:span></text:p>
      <text:p text:style-name="User_20_Interaction">; function [0] definition (level 1)</text:p>
      <text:p text:style-name="User_20_Interaction">; 0 upvalues, 0 params, 5 stacks</text:p>
      <text:p text:style-name="User_20_Interaction">.function <text:s/>0 0 0 5</text:p>
      <text:p text:style-name="User_20_Interaction">.local <text:s/>"e" <text:s/>; 0</text:p>
      <text:p text:style-name="User_20_Interaction">.local <text:s/>"f" <text:s/>; 1</text:p>
      <text:p text:style-name="User_20_Interaction">.local <text:s/>"g" <text:s/>; 2</text:p>
      <text:p text:style-name="User_20_Interaction">[1] loadnil <text:s text:c="3"/>0 <text:s text:c="2"/>2 <text:s text:c="5"/></text:p>
      <text:p text:style-name="User_20_Interaction">[2] move <text:s text:c="6"/>3 <text:s text:c="2"/>1 <text:s text:c="5"/></text:p>
      <text:p text:style-name="User_20_Interaction">[3] move <text:s text:c="6"/>4 <text:s text:c="2"/>2 <text:s text:c="5"/></text:p>
      <text:p text:style-name="User_20_Interaction">[4] return <text:s text:c="4"/>3 <text:s text:c="2"/>3 <text:s text:c="5"/></text:p>
      <text:p text:style-name="User_20_Interaction">[5] return <text:s text:c="4"/>0 <text:s text:c="2"/>1 <text:s text:c="5"/></text:p>
      <text:p text:style-name="User_20_Interaction">; end of function</text:p>
      <text:p text:style-name="User_20_Interaction"/>
      <text:p text:style-name="P3">In line [4], 2 return values are specified (field B value of 3) and those values are placed in consecutive registers starting from register 3. The RETURN in line [5] is redundant; it is always generated by the Lua code generator.</text:p>
      <text:p text:style-name="Instruction_20_Definition"><text:span text:style-name="T8">TAILCALL<text:tab/>A B C<text:tab/></text:span>return R(A)(R(A+1), ... ,R(A+B-1))</text:p>
      <text:p text:style-name="P21"/>
      <text:p text:style-name="Instruction_20_Definition">Performs a tail call, which happens when a <text:span text:style-name="T8">return </text:span>statement has a single function call as the expression, e.g. <text:span text:style-name="T13">return foo(bar)</text:span><text:span text:style-name="T14">. A tail call is effectively a </text:span><text:span text:style-name="T15">goto</text:span><text:span text:style-name="T14">, and avoids nesting calls another level deeper. Only Lua functions can be tailcalled.</text:span></text:p>
      <text:p text:style-name="P21"/>
      <text:p text:style-name="Instruction_20_Definition">Like CALL, register R(A) holds the reference to the function object to be called. B encodes the number of parameters in the same manner as a CALL instruction.</text:p>
      <text:p text:style-name="P21"/>
      <text:p text:style-name="Instruction_20_Definition">C isn’t used by TAILCALL, since all return results are significant. In any case, Lua always generates a 0 for C, to denote multiple return results.</text:p>
      <text:p text:style-name="Standard"/>
      <text:p text:style-name="P3">A TAILCALL is used only for one specific <text:span text:style-name="T8">return </text:span>style, described above. Multiple return results are always produced by a tail call. Here is an example:</text:p>
      <text:p text:style-name="User_20_Interaction">&gt;<text:span text:style-name="T8">return x("foo", "bar")</text:span></text:p>
      <text:p text:style-name="User_20_Interaction">; function [0] definition (level 1)</text:p>
      <text:p text:style-name="User_20_Interaction">; 0 upvalues, 0 params, 3 stacks</text:p>
      <text:p text:style-name="User_20_Interaction">.function <text:s/>0 0 0 3</text:p>
      <text:p text:style-name="User_20_Interaction">.const <text:s/>"x" <text:s/>; 0</text:p>
      <text:p text:style-name="User_20_Interaction">.const <text:s/>"foo" <text:s/>; 1</text:p>
      <text:p text:style-name="User_20_Interaction">.const <text:s/>"bar" <text:s/>; 2</text:p>
      <text:p text:style-name="User_20_Interaction">[1] getglobal <text:s/>0 <text:s text:c="2"/>0 <text:s text:c="7"/>; x</text:p>
      <text:p text:style-name="User_20_Interaction">[2] loadk <text:s text:c="5"/>1 <text:s text:c="2"/>1 <text:s text:c="7"/>; "foo"</text:p>
      <text:p text:style-name="User_20_Interaction">[3] loadk <text:s text:c="5"/>2 <text:s text:c="2"/>2 <text:s text:c="7"/>; "bar"</text:p>
      <text:p text:style-name="User_20_Interaction">[4] tailcall <text:s text:c="2"/>0 <text:s text:c="2"/>3 <text:s text:c="2"/>0 <text:s/></text:p>
      <text:p text:style-name="User_20_Interaction">[5] return <text:s text:c="4"/>0 <text:s text:c="2"/>0 <text:s text:c="5"/></text:p>
      <text:p text:style-name="User_20_Interaction">[6] return <text:s text:c="4"/>0 <text:s text:c="2"/>1 <text:s text:c="5"/></text:p>
      <text:p text:style-name="User_20_Interaction">; end of function</text:p>
      <text:p text:style-name="User_20_Interaction"/>
      <text:p text:style-name="P3">Arguments for a tail call are handled in exactly the same way as arguments for a normal call, so in line [3], the tail call has a field B value of 3, signifying 2 parameters. Field C is 0, for multiple returns. In practice, field C is not used by the virtual machine since the syntax guarantees multiple return results.</text:p>
      <text:p text:style-name="P3">Line [5] is a RETURN instruction specifying multiple return results. This is required when the function called by TAILCALL is a C function. In the case of a C function, execution continues to line [5] upon return, thus the RETURN is necessary. Line [6] is redundant. When Lua functions are tailcalled, the virtual machine does not return to line [5] at all.</text:p>
      <text:p text:style-name="P3">Finally, we have a special form of a call instruction, SELF, which is used for object-oriented programming:</text:p>
      <text:p text:style-name="Instruction_20_Definition"><text:span text:style-name="T8">SELF<text:tab/>A B C<text:tab/></text:span>R(A+1) := R(B); R(A) := R(B)[RK(C)]</text:p>
      <text:p text:style-name="P21"/>
      <text:p text:style-name="Instruction_20_Definition">For object-oriented programming using tables. Retrieves a function reference from a table element and places it in register R(A), then a reference to the table itself is placed in the next register, R(A+1). This instruction saves some messy manipulation when setting up a method call.</text:p>
      <text:p text:style-name="P21"/>
      <text:p text:style-name="Instruction_20_Definition">R(B) is the register holding the reference to the table with the method. The method function itself is found using the table index RK(C), which may be the value of register R(C) or a constant number.</text:p>
      <text:p text:style-name="Standard">A SELF instruction saves an extra instruction and speeds up the calling of methods in object-oriented programming. In the following example:</text:p>
      <text:p text:style-name="User_20_Interaction">&gt;<text:span text:style-name="T8">foo:bar("baz")</text:span></text:p>
      <text:p text:style-name="User_20_Interaction">; function [0] definition (level 1)</text:p>
      <text:p text:style-name="User_20_Interaction">; 0 upvalues, 0 params, 3 stacks</text:p>
      <text:p text:style-name="User_20_Interaction">.function <text:s/>0 0 0 3</text:p>
      <text:p text:style-name="User_20_Interaction">.const <text:s/>"foo" <text:s/>; 0</text:p>
      <text:p text:style-name="User_20_Interaction">.const <text:s/>"bar" <text:s/>; 1</text:p>
      <text:p text:style-name="User_20_Interaction">.const <text:s/>"baz" <text:s/>; 2</text:p>
      <text:p text:style-name="User_20_Interaction">[1] getglobal <text:s/>0 <text:s text:c="2"/>0 <text:s text:c="7"/>; foo</text:p>
      <text:p text:style-name="User_20_Interaction">[2] self <text:s text:c="6"/>0 <text:s text:c="2"/>0 <text:s text:c="2"/>251 <text:s/>; "bar"</text:p>
      <text:p text:style-name="User_20_Interaction">[3] loadk <text:s text:c="5"/>2 <text:s text:c="2"/>2 <text:s text:c="7"/>; "baz"</text:p>
      <text:p text:style-name="User_20_Interaction">[4] call <text:s text:c="6"/>0 <text:s text:c="2"/>3 <text:s text:c="2"/>1 <text:s/></text:p>
      <text:p text:style-name="User_20_Interaction">[5] return <text:s text:c="4"/>0 <text:s text:c="2"/>1 <text:s text:c="5"/></text:p>
      <text:p text:style-name="User_20_Interaction">; end of function</text:p>
      <text:p text:style-name="User_20_Interaction"/>
      <text:p text:style-name="P3">The SELF in line [2] is equivalent to a GETTABLE lookup (the table is in register 0 and the index is constant 1) and <text:span text:style-name="T3">at the same time</text:span>, a MOVE (copying the table from register 0 to register 1.) <text:s/>Without SELF, a GETTABLE cannot write to register 0 because the table reference will be overwritten before a MOVE can be done. Hence, SELF saves one instruction and one temporary register slot.</text:p>
      <text:p text:style-name="P3">After setting up the method call using SELF, the call is made with the usual CALL instruction in line [4], which is equivalent to the following: <text:span text:style-name="T8">foo.bar(foo, "baz")</text:span></text:p>
      <text:p text:style-name="Text_20_body">Next we will look at more complicated instructions.</text:p>
      <text:p text:style-name="Text_20_body"/>
      <text:h text:style-name="P5" text:outline-level="1">11 <text:s/>Relational and Logic Instructions</text:h>
      <text:p text:style-name="P3">Relational and logic instructions are used in conjunction with other instructions to implement control structures or expressions. Instead of generating boolean results, these instructions performs a conditional jump over the next instruction. Hence, there is always a “true path” and a “false path”.</text:p>
      <text:p text:style-name="Instruction_20_Definition"><text:span text:style-name="T8">EQ<text:tab/>A B C<text:tab/></text:span>if ((RK(B) == RK(C)) ~= A) then pc++</text:p>
      <text:p text:style-name="Instruction_20_Definition"><text:span text:style-name="T8">LT<text:tab/>A B C<text:tab/></text:span>if ((RK(B) &lt; <text:s/>RK(C)) ~= A) then pc++</text:p>
      <text:p text:style-name="Instruction_20_Definition"><text:span text:style-name="T8">LE<text:tab/>A B C<text:tab/></text:span>if ((RK(B) &lt;= RK(C)) ~= A) then pc++</text:p>
      <text:p text:style-name="P21"/>
      <text:p text:style-name="Instruction_20_Definition">Compares RK(B) and RK(C), which may be registers or constants. If the boolean result is not A, then skip the next instruction. Conversely, if the boolean result equals A, continue with the next instruction.</text:p>
      <text:p text:style-name="P21"/>
      <text:p text:style-name="Instruction_20_Definition">EQ is for equality. LT is for “less than” comparison. LE is for “less than or equal to” comparison. The boolean A field allows the full set of relational comparison operations to be synthesized from these three instructions. The Lua code generator produces either 0 or 1 for the boolean A.</text:p>
      <text:p text:style-name="Standard"/>
      <text:p text:style-name="P3">By comparing the result of the relational operation with A, the sense of the comparison can be reversed. Obviously the alternative is to reverse the paths taken by the instruction, but that will probably complicate code generation some more.</text:p>
      <text:p text:style-name="User_20_Interaction">&gt;<text:span text:style-name="T8">local x,y; return x ~= y</text:span></text:p>
      <text:p text:style-name="User_20_Interaction">; function [0] definition (level 1)</text:p>
      <text:p text:style-name="User_20_Interaction">; 0 upvalues, 0 params, 3 stacks</text:p>
      <text:p text:style-name="User_20_Interaction">.function <text:s/>0 0 0 3</text:p>
      <text:p text:style-name="User_20_Interaction">.local <text:s/>"x" <text:s/>; 0</text:p>
      <text:p text:style-name="User_20_Interaction">.local <text:s/>"y" <text:s/>; 1</text:p>
      <text:p text:style-name="User_20_Interaction">[1] loadnil <text:s text:c="3"/>0 <text:s text:c="2"/>1 <text:s text:c="5"/></text:p>
      <text:p text:style-name="User_20_Interaction">[2] eq <text:s text:c="8"/>0 <text:s text:c="2"/>0 <text:s text:c="2"/>1 <text:s text:c="3"/>; to [4] if true</text:p>
      <text:p text:style-name="User_20_Interaction">[3] jmp <text:s text:c="7"/>1 <text:s text:c="11"/>; to [5]</text:p>
      <text:p text:style-name="User_20_Interaction">[4] loadbool <text:s text:c="2"/>2 <text:s text:c="2"/>0 <text:s text:c="2"/>1 <text:s text:c="3"/>; false, to [6]</text:p>
      <text:p text:style-name="User_20_Interaction">[5] loadbool <text:s text:c="2"/>2 <text:s text:c="2"/>1 <text:s text:c="2"/>0 <text:s text:c="3"/>; true</text:p>
      <text:p text:style-name="User_20_Interaction">[6] return <text:s text:c="4"/>2 <text:s text:c="2"/>2 <text:s text:c="5"/></text:p>
      <text:p text:style-name="User_20_Interaction">[7] return <text:s text:c="4"/>0 <text:s text:c="2"/>1 <text:s text:c="5"/></text:p>
      <text:p text:style-name="User_20_Interaction">; end of function</text:p>
      <text:p text:style-name="User_20_Interaction"/>
      <text:p text:style-name="P3">In the above example, the inequality comparison is compiled into an EQ in line [2]. Relational expressions always perform the conditional jump for the false path, while for the true path, the next instruction is executed. Hence the true path is from [2] to [3] to [5]; the result is true if the EQ comparison evaluates to false, since we are using the <text:span text:style-name="T8">~=</text:span> operator. This is because A selects the comparison result to use the true path – in this case we want <text:span text:style-name="T8">x ~= y</text:span> to return <text:span text:style-name="T8">true </text:span>if the EQ comparison fails, and selecting “fail” means A is 0. The false path follows the conditional jump, from [2] to [4] to [6]. The C field in the LOADBOOL in line [4] is set so that line [5], which is part of the true path, can be skipped. In line [6], the boolean result which is now in temporary register 2 is returned to the caller.</text:p>
      <text:p text:style-name="P3">ChunkSpy comments the EQ in line [2] by letting the user know when the conditional jump is taken. In this case, the jump to the false path is taken when “the value in register 0 equals to the value in register 1” is <text:span text:style-name="T3">true</text:span>. This is always the opposite of the A field value, which selects the true path to be taken. Anyway, note that these are Lua code generator conventions, and there are other ways to code <text:span text:style-name="T8">x ~= y</text:span> in terms of Lua virtual machine instructions.</text:p>
      <text:p text:style-name="P3">For conditional statements, there is no need to set boolean results. So Lua is optimized for coding the more common conditional statements rather than conditional expressions.</text:p>
      <text:p text:style-name="User_20_Interaction">&gt;<text:span text:style-name="T8">local x,y; if x ~= y then return "foo" else return "bar" end</text:span></text:p>
      <text:p text:style-name="User_20_Interaction">; function [0] definition (level 1)</text:p>
      <text:p text:style-name="User_20_Interaction">; 0 upvalues, 0 params, 3 stacks</text:p>
      <text:p text:style-name="User_20_Interaction">.function <text:s/>0 0 0 3</text:p>
      <text:p text:style-name="User_20_Interaction">.local <text:s/>"x" <text:s/>; 0</text:p>
      <text:p text:style-name="User_20_Interaction">.local <text:s/>"y" <text:s/>; 1</text:p>
      <text:p text:style-name="User_20_Interaction">.const <text:s/>"foo" <text:s/>; 0</text:p>
      <text:p text:style-name="User_20_Interaction">.const <text:s/>"bar" <text:s/>; 1</text:p>
      <text:p text:style-name="User_20_Interaction">[1] loadnil <text:s text:c="3"/>0 <text:s text:c="2"/>1 <text:s text:c="5"/></text:p>
      <text:p text:style-name="User_20_Interaction">[2] eq <text:s text:c="8"/>1 <text:s text:c="2"/>0 <text:s text:c="2"/>1 <text:s text:c="3"/>; to [4] if false</text:p>
      <text:p text:style-name="User_20_Interaction">[3] jmp <text:s text:c="7"/>3 <text:s text:c="11"/>; to [7]</text:p>
      <text:p text:style-name="User_20_Interaction">[4] loadk <text:s text:c="5"/>2 <text:s text:c="2"/>0 <text:s text:c="7"/>; "foo"</text:p>
      <text:p text:style-name="User_20_Interaction">[5] return <text:s text:c="4"/>2 <text:s text:c="2"/>2 <text:s text:c="5"/></text:p>
      <text:p text:style-name="User_20_Interaction">[6] jmp <text:s text:c="7"/>2 <text:s text:c="11"/>; to [9]</text:p>
      <text:p text:style-name="User_20_Interaction">[7] loadk <text:s text:c="5"/>2 <text:s text:c="2"/>1 <text:s text:c="7"/>; "bar"</text:p>
      <text:p text:style-name="User_20_Interaction">[8] return <text:s text:c="4"/>2 <text:s text:c="2"/>2 <text:s text:c="5"/></text:p>
      <text:p text:style-name="User_20_Interaction">[9] return <text:s text:c="4"/>0 <text:s text:c="2"/>1 <text:s text:c="5"/></text:p>
      <text:p text:style-name="User_20_Interaction">; end of function</text:p>
      <text:p text:style-name="User_20_Interaction"/>
      <text:p text:style-name="P3">In the above conditional statement, the same inequality operator is used in the source, but the sense of the EQ instruction in line [2] is now reversed. Since the EQ conditional jump can only skip the next instruction, additional JMP instructions are needed to allow large blocks of code to be placed in both true and false paths. In contrast, in the previous example, only a single instruction is needed to set a boolean value.</text:p>
      <text:p text:style-name="P3">The true path (when <text:span text:style-name="T8">x ~= y</text:span> is true) goes from [2] to [4]–[6] and on to [9]. Since there is a RETURN in line [5], the JMP in line [6] and the RETURN in [9] are never executed at all; they are redundant but does not adversely affect performance in any way. The false path is from [2] to [3] to [7] onwards. So in a disassembly listing, you should see the true and false code blocks in the same order as in the Lua source.</text:p>
      <text:p text:style-name="User_20_Interaction">&gt;<text:span text:style-name="T8">if 8 &gt; 9 then return 8 elseif 5 &gt;= 4 then return 5 else return 9 end</text:span></text:p>
      <text:p text:style-name="User_20_Interaction">; function [0] definition (level 1)</text:p>
      <text:p text:style-name="User_20_Interaction">; 0 upvalues, 0 params, 2 stacks</text:p>
      <text:p text:style-name="User_20_Interaction">.function <text:s/>0 0 0 2</text:p>
      <text:p text:style-name="User_20_Interaction">.const <text:s/>8 <text:s/>; 0</text:p>
      <text:p text:style-name="User_20_Interaction">.const <text:s/>9 <text:s/>; 1</text:p>
      <text:p text:style-name="User_20_Interaction">.const <text:s/>5 <text:s/>; 2</text:p>
      <text:p text:style-name="User_20_Interaction">.const <text:s/>4 <text:s/>; 3</text:p>
      <text:p text:style-name="User_20_Interaction">[01] lt <text:s text:c="8"/>0 <text:s text:c="2"/>251 250 <text:s/>; 9 8, to [3] if true</text:p>
      <text:p text:style-name="User_20_Interaction">[02] jmp <text:s text:c="7"/>3 <text:s text:c="11"/>; to [6]</text:p>
      <text:p text:style-name="User_20_Interaction">[03] loadk <text:s text:c="5"/>0 <text:s text:c="2"/>0 <text:s text:c="7"/>; 8</text:p>
      <text:p text:style-name="User_20_Interaction">[04] return <text:s text:c="4"/>0 <text:s text:c="2"/>2 <text:s text:c="5"/></text:p>
      <text:p text:style-name="User_20_Interaction">[05] jmp <text:s text:c="7"/>7 <text:s text:c="11"/>; to [13]</text:p>
      <text:p text:style-name="User_20_Interaction">[06] le <text:s text:c="8"/>0 <text:s text:c="2"/>253 252 <text:s/>; 4 5, to [8] if true</text:p>
      <text:p text:style-name="User_20_Interaction">[07] jmp <text:s text:c="7"/>3 <text:s text:c="11"/>; to [11]</text:p>
      <text:p text:style-name="User_20_Interaction">[08] loadk <text:s text:c="5"/>0 <text:s text:c="2"/>2 <text:s text:c="7"/>; 5</text:p>
      <text:p text:style-name="User_20_Interaction">[09] return <text:s text:c="4"/>0 <text:s text:c="2"/>2 <text:s text:c="5"/></text:p>
      <text:p text:style-name="User_20_Interaction">[10] jmp <text:s text:c="7"/>2 <text:s text:c="11"/>; to [13]</text:p>
      <text:p text:style-name="User_20_Interaction">[11] loadk <text:s text:c="5"/>0 <text:s text:c="2"/>1 <text:s text:c="7"/>; 9</text:p>
      <text:p text:style-name="User_20_Interaction">[12] return <text:s text:c="4"/>0 <text:s text:c="2"/>2 <text:s text:c="5"/></text:p>
      <text:p text:style-name="User_20_Interaction">[13] return <text:s text:c="4"/>0 <text:s text:c="2"/>1 <text:s text:c="5"/></text:p>
      <text:p text:style-name="User_20_Interaction">; end of function</text:p>
      <text:p text:style-name="User_20_Interaction"/>
      <text:p text:style-name="Text_20_body">This example is a little more complex, with an <text:span text:style-name="T8">elseif</text:span>, but it is structured in the same order as the Lua source, so interpreting the disassembled code should not be too hard.</text:p>
      <text:p text:style-name="Instruction_20_Definition"><text:span text:style-name="T8">TEST<text:tab/>A B C<text:tab/></text:span>if (R(B) &lt;=&gt; C) then R(A) := R(B) else pc++ </text:p>
      <text:p text:style-name="P21"/>
      <text:p text:style-name="Instruction_20_Definition">Used to implement <text:span text:style-name="T8">and </text:span>and <text:span text:style-name="T8">or </text:span>logical operators, or for testing a single register in a conditional statement.</text:p>
      <text:p text:style-name="P21"/>
      <text:p text:style-name="Instruction_20_Definition">Register R(B) is coerced into a boolean and compared to the boolean field C. If R(B) matches C, the next instruction is skipped, otherwise R(B) is assigned to R(A) and the VM continues with the next instruction. The <text:span text:style-name="T8">and </text:span>operator uses a C of 0 (false) while <text:span text:style-name="T8">or </text:span>uses a C value of 1 (true).</text:p>
      <text:p text:style-name="Standard"/>
      <text:p text:style-name="P3">TEST is a little more complex than a boolean test and conditional jump combination because Lua has short-circuit LISP-style logical operators that retains and propagates operand values instead of booleans. First, we’ll look at how <text:span text:style-name="T8">and </text:span>and <text:span text:style-name="T8">or </text:span>behaves:</text:p>
      <text:p text:style-name="User_20_Interaction">&gt;<text:span text:style-name="T8">local a,b,c; c = a and b</text:span></text:p>
      <text:p text:style-name="User_20_Interaction">; function [0] definition (level 1)</text:p>
      <text:p text:style-name="User_20_Interaction">; 0 upvalues, 0 params, 3 stacks</text:p>
      <text:p text:style-name="User_20_Interaction">.function <text:s/>0 0 0 3</text:p>
      <text:p text:style-name="User_20_Interaction">.local <text:s/>"a" <text:s/>; 0</text:p>
      <text:p text:style-name="User_20_Interaction">.local <text:s/>"b" <text:s/>; 1</text:p>
      <text:p text:style-name="User_20_Interaction">.local <text:s/>"c" <text:s/>; 2</text:p>
      <text:p text:style-name="User_20_Interaction">[1] loadnil <text:s text:c="3"/>0 <text:s text:c="2"/>2 <text:s text:c="5"/></text:p>
      <text:p text:style-name="User_20_Interaction">[2] test <text:s text:c="6"/>2 <text:s text:c="2"/>0 <text:s text:c="2"/>0 <text:s text:c="3"/>; to [4] if true</text:p>
      <text:p text:style-name="User_20_Interaction">[3] jmp <text:s text:c="7"/>1 <text:s text:c="11"/>; to [5]</text:p>
      <text:p text:style-name="User_20_Interaction">[4] move <text:s text:c="6"/>2 <text:s text:c="2"/>1 <text:s text:c="5"/></text:p>
      <text:p text:style-name="User_20_Interaction">[5] return <text:s text:c="4"/>0 <text:s text:c="2"/>1 <text:s text:c="5"/></text:p>
      <text:p text:style-name="User_20_Interaction">; end of function</text:p>
      <text:p text:style-name="User_20_Interaction"/>
      <text:p text:style-name="P3">The <text:span text:style-name="T8">and </text:span>operator <text:span text:style-name="T3">propagates </text:span><text:span text:style-name="T16">false </text:span><text:span text:style-name="T3">operands </text:span>(which can be <text:span text:style-name="T8">false</text:span> or <text:span text:style-name="T8">nil</text:span>) because any <text:span text:style-name="T8">false</text:span> operands in a string of <text:span text:style-name="T8">and </text:span>operations will make the whole boolean expression <text:span text:style-name="T8">false</text:span>. When a string of <text:span text:style-name="T8">and </text:span>operations evaluates to true, the result is the <text:span text:style-name="T3">last </text:span>operand value.</text:p>
      <text:p text:style-name="P3">In line [2], the first operand (the local <text:span text:style-name="T8">a</text:span>) is retained when the test is <text:span text:style-name="T8">false</text:span><text:span text:style-name="T11"> (with a field C of 0)</text:span>, while the jump to [4] is made when the test is <text:span text:style-name="T8">true</text:span>, and then in line [4], the expression result is set to the second operand (the local <text:span text:style-name="T8">b</text:span>).</text:p>
      <text:p text:style-name="User_20_Interaction">&gt;<text:span text:style-name="T8">local a,b,c; c = a or b</text:span></text:p>
      <text:p text:style-name="User_20_Interaction">; function [0] definition (level 1)</text:p>
      <text:p text:style-name="User_20_Interaction">; 0 upvalues, 0 params, 3 stacks</text:p>
      <text:p text:style-name="User_20_Interaction">.function <text:s/>0 0 0 3</text:p>
      <text:p text:style-name="User_20_Interaction">.local <text:s/>"a" <text:s/>; 0</text:p>
      <text:p text:style-name="User_20_Interaction">.local <text:s/>"b" <text:s/>; 1</text:p>
      <text:p text:style-name="User_20_Interaction">.local <text:s/>"c" <text:s/>; 2</text:p>
      <text:p text:style-name="User_20_Interaction">[1] loadnil <text:s text:c="3"/>0 <text:s text:c="2"/>2 <text:s text:c="5"/></text:p>
      <text:p text:style-name="User_20_Interaction">[2] test <text:s text:c="6"/>2 <text:s text:c="2"/>0 <text:s text:c="2"/>1 <text:s text:c="3"/>; to [4] if false</text:p>
      <text:p text:style-name="User_20_Interaction">[3] jmp <text:s text:c="7"/>1 <text:s text:c="11"/>; to [5]</text:p>
      <text:p text:style-name="User_20_Interaction">[4] move <text:s text:c="6"/>2 <text:s text:c="2"/>1 <text:s text:c="5"/></text:p>
      <text:p text:style-name="User_20_Interaction">[5] return <text:s text:c="4"/>0 <text:s text:c="2"/>1 <text:s text:c="5"/></text:p>
      <text:p text:style-name="User_20_Interaction">; end of function</text:p>
      <text:p text:style-name="User_20_Interaction"/>
      <text:p text:style-name="P3">The <text:span text:style-name="T8">or </text:span>operator <text:span text:style-name="T3">propagates the first </text:span><text:span text:style-name="T16">true </text:span><text:span text:style-name="T3">operand</text:span>, because any <text:span text:style-name="T8">true </text:span>operands in a string of <text:span text:style-name="T8">or </text:span>operations will make the whole boolean expression <text:span text:style-name="T8">true</text:span>. When a string of <text:span text:style-name="T8">or </text:span>operations evaluates to <text:span text:style-name="T8">false</text:span>, all operands must have evaluated to <text:span text:style-name="T8">false</text:span>.</text:p>
      <text:p text:style-name="P3">In line [2], the local <text:span text:style-name="T8">a</text:span> value is retained if it is <text:span text:style-name="T8">true</text:span>, while the jump is made if it is <text:span text:style-name="T8">false</text:span>. Thus in line [4], the local <text:span text:style-name="T8">b</text:span> value is the result of the expression if local <text:span text:style-name="T8">a</text:span> evaluates to <text:span text:style-name="T8">false</text:span>.</text:p>
      <text:p text:style-name="P3">Short-circuit logical operators also means that the following Lua code does not actually use a boolean operation:</text:p>
      <text:p text:style-name="User_20_Interaction">&gt;<text:span text:style-name="T8">local a,b,c; if a &gt; b and a &gt; c then return a end</text:span></text:p>
      <text:p text:style-name="User_20_Interaction">; function [0] definition (level 1)</text:p>
      <text:p text:style-name="User_20_Interaction">; 0 upvalues, 0 params, 3 stacks</text:p>
      <text:p text:style-name="User_20_Interaction">.function <text:s/>0 0 0 3</text:p>
      <text:p text:style-name="User_20_Interaction">.local <text:s/>"a" <text:s/>; 0</text:p>
      <text:p text:style-name="User_20_Interaction">.local <text:s/>"b" <text:s/>; 1</text:p>
      <text:p text:style-name="User_20_Interaction">.local <text:s/>"c" <text:s/>; 2</text:p>
      <text:p text:style-name="User_20_Interaction">[1] loadnil <text:s text:c="3"/>0 <text:s text:c="2"/>2 <text:s text:c="5"/></text:p>
      <text:p text:style-name="User_20_Interaction">[2] lt <text:s text:c="8"/>0 <text:s text:c="2"/>1 <text:s text:c="2"/>0 <text:s text:c="3"/>; to [4] if true</text:p>
      <text:p text:style-name="User_20_Interaction">[3] jmp <text:s text:c="7"/>3 <text:s text:c="11"/>; to [7]</text:p>
      <text:p text:style-name="User_20_Interaction">[4] lt <text:s text:c="8"/>0 <text:s text:c="2"/>2 <text:s text:c="2"/>0 <text:s text:c="3"/>; to [6] if true</text:p>
      <text:p text:style-name="User_20_Interaction">[5] jmp <text:s text:c="7"/>1 <text:s text:c="11"/>; to [7]</text:p>
      <text:p text:style-name="User_20_Interaction">[6] return <text:s text:c="4"/>0 <text:s text:c="2"/>2 <text:s text:c="5"/></text:p>
      <text:p text:style-name="User_20_Interaction">[7] return <text:s text:c="4"/>0 <text:s text:c="2"/>1 <text:s text:c="5"/></text:p>
      <text:p text:style-name="User_20_Interaction">; end of function</text:p>
      <text:p text:style-name="User_20_Interaction"/>
      <text:p text:style-name="P3">With short-circuit evaluation, <text:span text:style-name="T8">a &gt; c</text:span> is never executed if <text:span text:style-name="T8">a &gt; b</text:span> is <text:span text:style-name="T8">false</text:span>, so the logic of the Lua statement can be readily implemented using the normal conditional structure. If both <text:span text:style-name="T8">a &gt; b</text:span> and <text:span text:style-name="T8">a &gt; c</text:span> are <text:span text:style-name="T8">true</text:span>, the path followed is [2] (the <text:span text:style-name="T8">a &gt; b</text:span> test) to [4] (the <text:span text:style-name="T8">a &gt; c</text:span> test) and finally to [6], returning the value of <text:span text:style-name="T8">a</text:span>. The TEST instruction is not required.</text:p>
      <text:p text:style-name="P3">For a single variable used in the expression part of a conditional statement, TEST is used to boolean-test the variable:</text:p>
      <text:p text:style-name="User_20_Interaction">&gt;<text:span text:style-name="T8">if Done then return end</text:span></text:p>
      <text:p text:style-name="User_20_Interaction">; function [0] definition (level 1)</text:p>
      <text:p text:style-name="User_20_Interaction">; 0 upvalues, 0 params, 2 stacks</text:p>
      <text:p text:style-name="User_20_Interaction">.function <text:s/>0 0 0 2</text:p>
      <text:p text:style-name="User_20_Interaction">.const <text:s/>"Done" <text:s/>; 0</text:p>
      <text:p text:style-name="User_20_Interaction">[1] getglobal <text:s/>0 <text:s text:c="2"/>0 <text:s text:c="7"/>; Done</text:p>
      <text:p text:style-name="User_20_Interaction">[2] test <text:s text:c="6"/>0 <text:s text:c="2"/>0 <text:s text:c="2"/>0 <text:s text:c="3"/>; to [4] if true</text:p>
      <text:p text:style-name="User_20_Interaction">[3] jmp <text:s text:c="7"/>1 <text:s text:c="11"/>; to [5]</text:p>
      <text:p text:style-name="User_20_Interaction">[4] return <text:s text:c="4"/>0 <text:s text:c="2"/>1 <text:s text:c="5"/></text:p>
      <text:p text:style-name="User_20_Interaction">[5] return <text:s text:c="4"/>0 <text:s text:c="2"/>1 <text:s text:c="5"/></text:p>
      <text:p text:style-name="User_20_Interaction">; end of function</text:p>
      <text:p text:style-name="User_20_Interaction"/>
      <text:p text:style-name="P3">In line [2], the TEST instruction jumps to the true path if the value in temporary register 0 (from the global <text:span text:style-name="T8">Done</text:span>) is <text:span text:style-name="T8">true</text:span>. If the test expression of a conditional statement consist of purely boolean operators, then a number of TEST instructions will be used in the usual short-circuit evaluation style:</text:p>
      <text:p text:style-name="User_20_Interaction">&gt;<text:span text:style-name="T8">if Found and Match then return end</text:span></text:p>
      <text:p text:style-name="User_20_Interaction">; function [0] definition (level 1)</text:p>
      <text:p text:style-name="User_20_Interaction">; 0 upvalues, 0 params, 2 stacks</text:p>
      <text:p text:style-name="User_20_Interaction">.function <text:s/>0 0 0 2</text:p>
      <text:p text:style-name="User_20_Interaction">.const <text:s/>"Found" <text:s/>; 0</text:p>
      <text:p text:style-name="User_20_Interaction">.const <text:s/>"Match" <text:s/>; 1</text:p>
      <text:p text:style-name="User_20_Interaction">[1] getglobal <text:s/>0 <text:s text:c="2"/>0 <text:s text:c="7"/>; Found</text:p>
      <text:p text:style-name="User_20_Interaction">[2] test <text:s text:c="6"/>0 <text:s text:c="2"/>0 <text:s text:c="2"/>0 <text:s text:c="3"/>; to [4] if true</text:p>
      <text:p text:style-name="User_20_Interaction">[3] jmp <text:s text:c="7"/>4 <text:s text:c="11"/>; to [8]</text:p>
      <text:p text:style-name="User_20_Interaction">[4] getglobal <text:s/>0 <text:s text:c="2"/>1 <text:s text:c="7"/>; Match</text:p>
      <text:p text:style-name="User_20_Interaction">[5] test <text:s text:c="6"/>0 <text:s text:c="2"/>0 <text:s text:c="2"/>0 <text:s text:c="3"/>; to [7] if true</text:p>
      <text:p text:style-name="User_20_Interaction">[6] jmp <text:s text:c="7"/>1 <text:s text:c="11"/>; to [8]</text:p>
      <text:p text:style-name="User_20_Interaction">[7] return <text:s text:c="4"/>0 <text:s text:c="2"/>1 <text:s text:c="5"/></text:p>
      <text:p text:style-name="User_20_Interaction">[8] return <text:s text:c="4"/>0 <text:s text:c="2"/>1 <text:s text:c="5"/></text:p>
      <text:p text:style-name="User_20_Interaction">; end of function</text:p>
      <text:p text:style-name="User_20_Interaction"/>
      <text:p text:style-name="P3">In the last example, the true code block of the conditional statement is executed only if both <text:span text:style-name="T8">Found </text:span>and <text:span text:style-name="T8">Match </text:span>evaluates to <text:span text:style-name="T8">true</text:span>. The path is from [2] (test for <text:span text:style-name="T8">Found</text:span>) to [4] to [5] (test for <text:span text:style-name="T8">Match</text:span>) to [7] (the true path code block, which is an explicit <text:span text:style-name="T8">return </text:span>statement.)</text:p>
      <text:p text:style-name="Text_20_body">Finally, here is how Lua’s ternary operator (<text:span text:style-name="T8">:?</text:span>) equivalent works:</text:p>
      <text:p text:style-name="User_20_Interaction">&gt;<text:span text:style-name="T8">local a,b,c; a = a and b or c</text:span></text:p>
      <text:p text:style-name="User_20_Interaction">; function [0] definition (level 1)</text:p>
      <text:p text:style-name="User_20_Interaction">; 0 upvalues, 0 params, 3 stacks</text:p>
      <text:p text:style-name="User_20_Interaction">.function <text:s/>0 0 0 3</text:p>
      <text:p text:style-name="User_20_Interaction">.local <text:s/>"a" <text:s/>; 0</text:p>
      <text:p text:style-name="User_20_Interaction">.local <text:s/>"b" <text:s/>; 1</text:p>
      <text:p text:style-name="User_20_Interaction">.local <text:s/>"c" <text:s/>; 2</text:p>
      <text:p text:style-name="User_20_Interaction">[1] loadnil <text:s text:c="3"/>0 <text:s text:c="2"/>2 <text:s text:c="5"/></text:p>
      <text:p text:style-name="User_20_Interaction">[2] test <text:s text:c="6"/>0 <text:s text:c="2"/>0 <text:s text:c="2"/>0 <text:s text:c="3"/>; to [4] if true</text:p>
      <text:p text:style-name="User_20_Interaction">[3] jmp <text:s text:c="7"/>2 <text:s text:c="11"/>; to [6]</text:p>
      <text:p text:style-name="User_20_Interaction">[4] test <text:s text:c="6"/>0 <text:s text:c="2"/>1 <text:s text:c="2"/>1 <text:s text:c="3"/>; to [6] if false</text:p>
      <text:p text:style-name="User_20_Interaction">[5] jmp <text:s text:c="7"/>1 <text:s text:c="11"/>; to [7]</text:p>
      <text:p text:style-name="User_20_Interaction">[6] move <text:s text:c="6"/>0 <text:s text:c="2"/>2 <text:s text:c="5"/></text:p>
      <text:p text:style-name="User_20_Interaction">[7] return <text:s text:c="4"/>0 <text:s text:c="2"/>1 <text:s text:c="5"/></text:p>
      <text:p text:style-name="User_20_Interaction">; end of function</text:p>
      <text:p text:style-name="User_20_Interaction"/>
      <text:p text:style-name="P3">The TEST in line [2] is for the <text:span text:style-name="T8">and </text:span>operator. First, local <text:span text:style-name="T8">a</text:span> is tested in line [2]. If it is <text:span text:style-name="T8">false</text:span>, then execution continues in [3], jumping to line [6]. Line [6] assigns local <text:span text:style-name="T8">c</text:span> to the end result because since if <text:span text:style-name="T8">a</text:span> is <text:span text:style-name="T8">false</text:span>, then <text:span text:style-name="T8">a and b</text:span> is <text:span text:style-name="T8">false</text:span>, and <text:span text:style-name="T8">false or c</text:span> is <text:span text:style-name="T8">c</text:span>.</text:p>
      <text:p text:style-name="P3">If local <text:span text:style-name="T8">a</text:span> is <text:span text:style-name="T8">true </text:span>in line [2], the TEST instruction makes a jump to line [4], where there is a second TEST, for the <text:span text:style-name="T8">or </text:span>operator. If <text:span text:style-name="T8">b </text:span>evaluates to <text:span text:style-name="T8">true</text:span>, then the end result is assigned the value of <text:span text:style-name="T8">b</text:span><text:span text:style-name="T11">, because </text:span><text:span text:style-name="T8">b or c</text:span><text:span text:style-name="T11"> is </text:span><text:span text:style-name="T8">b</text:span><text:span text:style-name="T11"> if </text:span><text:span text:style-name="T8">b</text:span><text:span text:style-name="T11"> is not </text:span><text:span text:style-name="T8">false</text:span><text:span text:style-name="T11">. If </text:span><text:span text:style-name="T8">b</text:span><text:span text:style-name="T11"> is also </text:span><text:span text:style-name="T8">false</text:span><text:span text:style-name="T11">, the end result will be </text:span><text:span text:style-name="T8">c</text:span><text:span text:style-name="T11">.</text:span></text:p>
      <text:p text:style-name="P3"><text:span text:style-name="T11">For the instructions in line [2], [4] and [6], the target (in field A) is register 0, or the local </text:span><text:span text:style-name="T8">a</text:span><text:span text:style-name="T11">, which is the location where the result of the boolean expression is assigned.</text:span></text:p>
      <text:p text:style-name="P3"/>
      <text:h text:style-name="P5" text:outline-level="1">12 <text:s/>Loop Instructions</text:h>
      <text:p text:style-name="P3">Lua has dedicated instructions to implement the two types of <text:span text:style-name="T8">for </text:span>loops, while the other two types of loops uses traditional test-and-jump.</text:p>
      <text:p text:style-name="Instruction_20_Definition"><text:span text:style-name="T8">FORLOOP<text:tab/>A sBx<text:tab/></text:span>R(A)+=R(A+2)</text:p>
      <text:p text:style-name="Instruction_20_Definition"><text:tab/><text:tab/>if R(A) &lt;?= R(A+1) then PC+= sBx</text:p>
      <text:p text:style-name="P21"/>
      <text:p text:style-name="Instruction_20_Definition">Performs an iteration of a numeric <text:span text:style-name="T8">for </text:span>loop. A numeric for loop requires 3 registers on the stack, and each register must be a number. R(A) holds the initial value and doubles as the loop variable; R(A+1) is the limit; R(A+2) is the stepping value.</text:p>
      <text:p text:style-name="P21"/>
      <text:p text:style-name="Instruction_20_Definition">A jump is made back to the start of the loop body if the limit has not been reached or exceeded. The sense of the comparison depends on whether the stepping is negative or positive, hence the “&lt;?=” operator. The jump is encoded as a signed displacement in the sBx field. An empty loop has a sBx value of -1.</text:p>
      <text:p text:style-name="P21"/>
      <text:p text:style-name="Instruction_20_Definition">Since a <text:span text:style-name="T8">for </text:span>loop need to perform an initial test <text:span text:style-name="T3">prior </text:span>to the start of the first iteration, the initial value is given a negative step, i.e. the initial value is subtracted by the step and the loop starts at a FORLOOP instruction. The first time FORLOOP is reached, a step is made, thus restoring the initial value before the first comparison. See the examples for an illustration.</text:p>
      <text:p text:style-name="P21"/>
      <text:p text:style-name="Instruction_20_Definition">The loop variable ends with the last value before the limit is reached (unlike C) because it is not updated unless the jump is made. However, since loop variables are local to the loop itself, you should not be able to use it unless you cook up an implementation-specific hack.</text:p>
      <text:p text:style-name="Standard"/>
      <text:p text:style-name="P3">For the sake of efficiency, FORLOOP contains a lot of functionality, so when a loop iterates, only <text:span text:style-name="T3">one </text:span>instruction, FORLOOP, is needed. Here is a simple example:</text:p>
      <text:p text:style-name="User_20_Interaction">&gt;<text:span text:style-name="T8">local a = 0; for i = 1,100,5 do a = a + i end</text:span></text:p>
      <text:p text:style-name="User_20_Interaction">; function [0] definition (level 1)</text:p>
      <text:p text:style-name="User_20_Interaction">; 0 upvalues, 0 params, 4 stacks</text:p>
      <text:p text:style-name="User_20_Interaction">.function <text:s/>0 0 0 4</text:p>
      <text:p text:style-name="User_20_Interaction">.local <text:s/>"a" <text:s/>; 0</text:p>
      <text:p text:style-name="User_20_Interaction">.local <text:s/>"i" <text:s/>; 1</text:p>
      <text:p text:style-name="User_20_Interaction">.local <text:s/>"(for limit)" <text:s/>; 2</text:p>
      <text:p text:style-name="User_20_Interaction">.local <text:s/>"(for step)" <text:s/>; 3</text:p>
      <text:p text:style-name="User_20_Interaction">.const <text:s/>0 <text:s/>; 0</text:p>
      <text:p text:style-name="User_20_Interaction">.const <text:s/>1 <text:s/>; 1</text:p>
      <text:p text:style-name="User_20_Interaction">.const <text:s/>100 <text:s/>; 2</text:p>
      <text:p text:style-name="User_20_Interaction">.const <text:s/>5 <text:s/>; 3</text:p>
      <text:p text:style-name="User_20_Interaction">[1] loadk <text:s text:c="5"/>0 <text:s text:c="2"/>0 <text:s text:c="7"/>; 0</text:p>
      <text:p text:style-name="User_20_Interaction">[2] loadk <text:s text:c="5"/>1 <text:s text:c="2"/>1 <text:s text:c="7"/>; 1</text:p>
      <text:p text:style-name="User_20_Interaction">[3] loadk <text:s text:c="5"/>2 <text:s text:c="2"/>2 <text:s text:c="7"/>; 100</text:p>
      <text:p text:style-name="User_20_Interaction">[4] loadk <text:s text:c="5"/>3 <text:s text:c="2"/>3 <text:s text:c="7"/>; 5</text:p>
      <text:p text:style-name="User_20_Interaction">[5] sub <text:s text:c="7"/>1 <text:s text:c="2"/>1 <text:s text:c="2"/>3 <text:s/></text:p>
      <text:p text:style-name="User_20_Interaction">[6] jmp <text:s text:c="7"/>1 <text:s text:c="11"/>; to [8]</text:p>
      <text:p text:style-name="User_20_Interaction">[7] add <text:s text:c="7"/>0 <text:s text:c="2"/>0 <text:s text:c="2"/>1 <text:s/></text:p>
      <text:p text:style-name="User_20_Interaction">[8] forloop <text:s text:c="3"/>1 <text:s text:c="2"/>-2 <text:s text:c="6"/>; to [7] if loop</text:p>
      <text:p text:style-name="User_20_Interaction">[9] return <text:s text:c="4"/>0 <text:s text:c="2"/>1 <text:s text:c="5"/></text:p>
      <text:p text:style-name="User_20_Interaction">; end of function</text:p>
      <text:p text:style-name="User_20_Interaction"/>
      <text:p text:style-name="P3">In the last example, notice that the <text:span text:style-name="T8">for </text:span>loop causes two additional local pseudo-variables to be defined, apart from the loop index, <text:span text:style-name="T8">i</text:span>. The two pseudo-variables, named <text:span text:style-name="T8">(for limit)</text:span> and <text:span text:style-name="T8">(for step)</text:span><text:span text:style-name="T11"> are required to completely specify the state of the loop, along with the loop index, and are not visible to Lua source code. The three, </text:span><text:span text:style-name="T8">i</text:span><text:span text:style-name="T11">, </text:span><text:span text:style-name="T8">(for limit)</text:span><text:span text:style-name="T11"> and </text:span><text:span text:style-name="T8">(for step)</text:span><text:span text:style-name="T11">, are arranged in consecutive registers, with the loop index given by R(A).</text:span></text:p>
      <text:p text:style-name="P26">The loop body is in line [7] while line [8] is the FORLOOP instruction that steps through the loop state. The sBx field of FORLOOP is negative, as it always jumps back to the beginning of the loop body.</text:p>
      <text:p text:style-name="P3"><text:span text:style-name="T11">Lines [2]–[4] initializes the three register locations where the loop state will be stored. If the loop step is not specified in the Lua source, a constant 1 is added to the constant pool and a LOADK instruction is used to initialize the pseudo-variable </text:span><text:span text:style-name="T8">(for step)</text:span><text:span text:style-name="T11"> with the loop step.</text:span></text:p>
      <text:p text:style-name="P3"><text:span text:style-name="T11">Lines [5]–[6] makes a negative loop step and jumps to line [8] for the initial test to be done. In the example, at line [6], the loop index </text:span><text:span text:style-name="T8">i</text:span><text:span text:style-name="T11"> (at register 1) will be (1-5) or -4. When the virtual machine arrives at the FORLOOP in line [8] for the first time, one loop step is made prior to the first test, so the value that is actually tested against the limit is (-4+5) or 1. Since 1 &lt; 100, the conditional jump is made to line [7], starting the first iteration of the loop.</text:span></text:p>
      <text:p text:style-name="P3"><text:span text:style-name="T11">The loop at line [7]–[8] repeats until the loop index </text:span><text:span text:style-name="T8">i</text:span><text:span text:style-name="T11"> exceeds the loop limit of 100. The conditional jump is not taken when that occurs and the loop ends. Beyond the scope of the loop body, the loop state (</text:span><text:span text:style-name="T8">i</text:span><text:span text:style-name="T11">, </text:span><text:span text:style-name="T8">(for limit)</text:span><text:span text:style-name="T11"> and </text:span><text:span text:style-name="T8">(for step)</text:span><text:span text:style-name="T11">) is not valid. This is determined by the parser and code generator. The range of PC values for which the loop state variables are valid is located in the locals list. The brief assembly listings generated by ChunkSpy that you are seeing does not give the startpc and endpc values contained in the locals list. In theory, these rules can be broken if you write Lua assembly directly.</text:span></text:p>
      <text:p text:style-name="User_20_Interaction">&gt;<text:span text:style-name="T8">for i = 10,1,-1 do if i == 5 then break end end</text:span></text:p>
      <text:p text:style-name="User_20_Interaction">; function [0] definition (level 1)</text:p>
      <text:p text:style-name="User_20_Interaction">; 0 upvalues, 0 params, 3 stacks</text:p>
      <text:p text:style-name="User_20_Interaction">.function <text:s/>0 0 0 3</text:p>
      <text:p text:style-name="User_20_Interaction">.local <text:s/>"i" <text:s/>; 0</text:p>
      <text:p text:style-name="User_20_Interaction">.local <text:s/>"(for limit)" <text:s/>; 1</text:p>
      <text:p text:style-name="User_20_Interaction">.local <text:s/>"(for step)" <text:s/>; 2</text:p>
      <text:p text:style-name="User_20_Interaction">.const <text:s/>10 <text:s/>; 0</text:p>
      <text:p text:style-name="User_20_Interaction">.const <text:s/>1 <text:s/>; 1</text:p>
      <text:p text:style-name="User_20_Interaction">.const <text:s/>-1 <text:s/>; 2</text:p>
      <text:p text:style-name="User_20_Interaction">.const <text:s/>5 <text:s/>; 3</text:p>
      <text:p text:style-name="User_20_Interaction">[01] loadk <text:s text:c="5"/>0 <text:s text:c="2"/>0 <text:s text:c="7"/>; 10</text:p>
      <text:p text:style-name="User_20_Interaction">[02] loadk <text:s text:c="5"/>1 <text:s text:c="2"/>1 <text:s text:c="7"/>; 1</text:p>
      <text:p text:style-name="User_20_Interaction">[03] loadk <text:s text:c="5"/>2 <text:s text:c="2"/>2 <text:s text:c="7"/>; -1</text:p>
      <text:p text:style-name="User_20_Interaction">[04] sub <text:s text:c="7"/>0 <text:s text:c="2"/>0 <text:s text:c="2"/>2 <text:s/></text:p>
      <text:p text:style-name="User_20_Interaction">[05] jmp <text:s text:c="7"/>3 <text:s text:c="11"/>; to [9]</text:p>
      <text:p text:style-name="User_20_Interaction">[06] eq <text:s text:c="8"/>0 <text:s text:c="2"/>0 <text:s text:c="2"/>253 <text:s/>; 5, to [8] if true</text:p>
      <text:p text:style-name="User_20_Interaction">[07] jmp <text:s text:c="7"/>1 <text:s text:c="11"/>; to [9]</text:p>
      <text:p text:style-name="User_20_Interaction">[08] jmp <text:s text:c="7"/>1 <text:s text:c="11"/>; to [10]</text:p>
      <text:p text:style-name="User_20_Interaction">[09] forloop <text:s text:c="3"/>0 <text:s text:c="2"/>-4 <text:s text:c="6"/>; to [6] if loop</text:p>
      <text:p text:style-name="User_20_Interaction">[10] return <text:s text:c="4"/>0 <text:s text:c="2"/>1 <text:s text:c="5"/></text:p>
      <text:p text:style-name="User_20_Interaction">; end of function</text:p>
      <text:p text:style-name="User_20_Interaction"/>
      <text:p text:style-name="P3">In the second loop example above, except for a negative loop step size, the structure of the loop is identical. The body of the loop is from line [6] to line [9]. Since no additional stacks or states are used, a <text:span text:style-name="T8">break </text:span>translates simply to a JMP instruction (line [8]). There is nothing to clean up after a FORLOOP ends or after a JMP to exit a loop.</text:p>
      <text:p text:style-name="Text_20_body">The next instruction, TFORPREP, is largely for compatibility with Lua 4 source code:</text:p>
      <text:p text:style-name="Instruction_20_Definition"><text:span text:style-name="T8">TFORPREP<text:tab/>A sBx<text:tab/></text:span>if type(R(A)) == table then</text:p>
      <text:p text:style-name="Instruction_20_Definition"><text:tab/><text:tab/><text:tab/>R(A+1):=R(A), R(A):=next;<text:line-break/><text:tab/><text:tab/>PC += sBx</text:p>
      <text:p text:style-name="P21"/>
      <text:p text:style-name="Instruction_20_Definition">Optionally initializes the Lua 4 table form of the generic <text:span text:style-name="T8">for </text:span>loop, for compatibility. In Lua 5, the elements for the iterated form of the generic <text:span text:style-name="T8">for</text:span> loop should already be in place (see TFORLOOP below), and the only thing TFORPREP does is an unconditional jump in order to execute TFORLOOP for the first time. The sBx field contains the signed displacement for the jump.</text:p>
      <text:p text:style-name="P21"/>
      <text:p text:style-name="Instruction_20_Definition">For Lua 4 compatibility, R(A) should be a table. The table is moved to register R(A+1) as the <text:span text:style-name="T3">state</text:span>, while R(A) is set to the global function <text:span text:style-name="T8">next</text:span>, which will serve as the iterator function for the generic <text:span text:style-name="T8">for </text:span>loop. After changing to the Lua 5 form, the unconditional jump is then made.</text:p>
      <text:p text:style-name="Standard"/>
      <text:p text:style-name="Text_20_body">Apart from a numeric <text:span text:style-name="T8">for </text:span>loop (implemented by FORLOOP), Lua has a generic <text:span text:style-name="T8">for </text:span>loop, implemented by TFORLOOP:</text:p>
      <text:p text:style-name="Instruction_20_Definition"><text:span text:style-name="T8">TFORLOOP<text:tab/>A C<text:tab/></text:span>R(A+2), ... ,R(A+2+C) := R(A)(R(A+1), R(A+2)); <text:line-break/><text:tab/><text:tab/>if R(A+2) ~= nil then pc++</text:p>
      <text:p text:style-name="P21"/>
      <text:p text:style-name="Instruction_20_Definition">Performs an iteration of a generic <text:span text:style-name="T8">for </text:span>loop. A Lua 5-style generic <text:span text:style-name="T8">for </text:span>loop keeps 3 items in consecutive register locations to keep track of things. R(A)is the <text:span text:style-name="T3">iterator function</text:span>, which is called once per loop. R(A+1) is the <text:span text:style-name="T3">state</text:span><text:span text:style-name="T2">, and R(A+2) is the enumeration index. At the start, R(A+2) has an initial value.</text:span></text:p>
      <text:p text:style-name="P21"/>
      <text:p text:style-name="Instruction_20_Definition"><text:span text:style-name="T2">Each time TFORLOOP executes, the iterator function referenced by R(A) is called with two arguments: the state and the enumeration index (R(A+1) and R(A+2).) The first return value must be the new value of the enumeration index, and it is assigned to R(A+2). </text:span>Additional values may be returned in consecutive registers after R(A+2), and the field C specifies the number of additional results. If C is 0, the <text:span text:style-name="T2">enumeration index, </text:span>R(A+2), is the only returned result.</text:p>
      <text:p text:style-name="P21"/>
      <text:p text:style-name="Instruction_20_Definition">If the <text:span text:style-name="T2">enumeration index becomes </text:span><text:span text:style-name="T17">nil</text:span><text:span text:style-name="T2">, then the iterator loop is at an end, and TFORLOOP skips the next instruction (which is usually a jump to the beginning of the loop body.)</text:span></text:p>
      <text:p text:style-name="Standard"/>
      <text:p text:style-name="P3">A generic <text:span text:style-name="T8">for </text:span>loop’s state is also kept in 3 consecutive registers, but the registers contain very different things. The iterator function is located in R(A), and is named <text:span text:style-name="T8">(for generator)</text:span> for debugging purposes. The state is in R(A+1), and has the name <text:span text:style-name="T8">(for state)</text:span>. The enumeration index is contained in register R(A+2), while additional results from the iterator function is placed into R(A+3), R(A+4) and so on.</text:p>
      <text:p text:style-name="P3">The number of additional results is given in the C field. The enumeration index is always present, and along with additional results, have normal local variable names that are visible to the programmer. A generic <text:span text:style-name="T8">for </text:span>loop ends when the enumeration index becomes <text:span text:style-name="T8">nil</text:span>.</text:p>
      <text:p text:style-name="P3"><text:span text:style-name="T11">This example has a loop with one additional result (</text:span><text:span text:style-name="T8">v</text:span><text:span text:style-name="T11">) in addition the loop enumerator (</text:span><text:span text:style-name="T8">i</text:span><text:span text:style-name="T11">):</text:span></text:p>
      <text:p text:style-name="User_20_Interaction">&gt;<text:span text:style-name="T8">for i,v in pairs(t) do print(i,v) end</text:span></text:p>
      <text:p text:style-name="User_20_Interaction">; function [0] definition (level 1)</text:p>
      <text:p text:style-name="User_20_Interaction">; 0 upvalues, 0 params, 7 stacks</text:p>
      <text:p text:style-name="User_20_Interaction">.function <text:s/>0 0 0 7</text:p>
      <text:p text:style-name="User_20_Interaction">.local <text:s/>"(for generator)" <text:s/>; 0</text:p>
      <text:p text:style-name="User_20_Interaction">.local <text:s/>"(for state)" <text:s/>; 1</text:p>
      <text:p text:style-name="User_20_Interaction">.local <text:s/>"i" <text:s/>; 2</text:p>
      <text:p text:style-name="User_20_Interaction">.local <text:s/>"v" <text:s/>; 3</text:p>
      <text:p text:style-name="User_20_Interaction">.const <text:s/>"pairs" <text:s/>; 0</text:p>
      <text:p text:style-name="User_20_Interaction">.const <text:s/>"t" <text:s/>; 1</text:p>
      <text:p text:style-name="User_20_Interaction">.const <text:s/>"print" <text:s/>; 2</text:p>
      <text:p text:style-name="User_20_Interaction">[01] getglobal <text:s/>0 <text:s text:c="2"/>0 <text:s text:c="7"/>; pairs</text:p>
      <text:p text:style-name="User_20_Interaction">[02] getglobal <text:s/>1 <text:s text:c="2"/>1 <text:s text:c="7"/>; t</text:p>
      <text:p text:style-name="User_20_Interaction">[03] call <text:s text:c="6"/>0 <text:s text:c="2"/>2 <text:s text:c="2"/>5 <text:s/></text:p>
      <text:p text:style-name="User_20_Interaction">[04] tforprep <text:s text:c="2"/>0 <text:s text:c="2"/>4 <text:s text:c="7"/>; to [9]</text:p>
      <text:p text:style-name="User_20_Interaction">[05] getglobal <text:s/>4 <text:s text:c="2"/>2 <text:s text:c="7"/>; print</text:p>
      <text:p text:style-name="User_20_Interaction">[06] move <text:s text:c="6"/>5 <text:s text:c="2"/>2 <text:s text:c="5"/></text:p>
      <text:p text:style-name="User_20_Interaction">[07] move <text:s text:c="6"/>6 <text:s text:c="2"/>3 <text:s text:c="5"/></text:p>
      <text:p text:style-name="User_20_Interaction">[08] call <text:s text:c="6"/>4 <text:s text:c="2"/>3 <text:s text:c="2"/>1 <text:s/></text:p>
      <text:p text:style-name="User_20_Interaction">[09] tforloop <text:s text:c="2"/>0 <text:s text:c="6"/>1 <text:s text:c="3"/>; to [11] if exit</text:p>
      <text:p text:style-name="User_20_Interaction">[10] jmp <text:s text:c="7"/>-6 <text:s text:c="10"/>; to [5]</text:p>
      <text:p text:style-name="User_20_Interaction">[11] return <text:s text:c="4"/>0 <text:s text:c="2"/>1 <text:s text:c="5"/></text:p>
      <text:p text:style-name="User_20_Interaction">; end of function</text:p>
      <text:p text:style-name="User_20_Interaction"/>
      <text:p text:style-name="P3">Line [1]–[3] prepares register 0 to 3. Note that the call to the <text:span text:style-name="T8">pairs </text:span>standard library function has 1 parameter and 4 results. After the call in line [3], register 0 is the iterator function, register 1 is the loop state, register 2 is the initial value of the enumeration index <text:span text:style-name="T8">i</text:span>, and register 3 is the initial value of the additional result <text:span text:style-name="T8">v</text:span>.</text:p>
      <text:p text:style-name="P3">The TFORPREP in line [4] does not do anything for Lua 5-style generic loops; for Lua 5 it is essentially an unconditional JMP to line [9], where TFORLOOP is encountered for the first time. Since <text:span text:style-name="T8">pairs </text:span>generate the <text:span text:style-name="T3">zeroth </text:span>enumeration state, the first time TFORLOOP executes, the <text:span text:style-name="T3">first </text:span>enumeration state of the generic loop is produced. Additional results are generated as needed. If a loop is to be made, execution continues in the next line, which is a JMP to the body of the generic loop (lines [5]–[8]). To drop out of the loop, TFORLOOP skips the next line, continuing to line [11].</text:p>
      <text:p text:style-name="P3"><text:span text:style-name="T8">repeat </text:span>and <text:span text:style-name="T8">while </text:span>loops use a standard test-and-jump structure:</text:p>
      <text:p text:style-name="User_20_Interaction">&gt;<text:span text:style-name="T8">local a = 0; repeat a = a + 1 until a == 10 </text:span></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const <text:s/>0 <text:s/>; 0</text:p>
      <text:p text:style-name="User_20_Interaction">.const <text:s/>1 <text:s/>; 1</text:p>
      <text:p text:style-name="User_20_Interaction">.const <text:s/>10 <text:s/>; 2</text:p>
      <text:p text:style-name="User_20_Interaction">[1] loadk <text:s text:c="5"/>0 <text:s text:c="2"/>0 <text:s text:c="7"/>; 0</text:p>
      <text:p text:style-name="User_20_Interaction">[2] add <text:s text:c="7"/>0 <text:s text:c="2"/>0 <text:s text:c="2"/>251 <text:s/>; 1</text:p>
      <text:p text:style-name="User_20_Interaction">[3] eq <text:s text:c="8"/>0 <text:s text:c="2"/>0 <text:s text:c="2"/>252 <text:s/>; 10, to [5] if true</text:p>
      <text:p text:style-name="User_20_Interaction">[4] jmp <text:s text:c="7"/>-3 <text:s text:c="10"/>; to [2]</text:p>
      <text:p text:style-name="User_20_Interaction">[5] return <text:s text:c="4"/>0 <text:s text:c="2"/>1 <text:s text:c="5"/></text:p>
      <text:p text:style-name="User_20_Interaction">; end of function</text:p>
      <text:p text:style-name="User_20_Interaction"/>
      <text:p text:style-name="P3">The body of the <text:span text:style-name="T8">repeat </text:span>loop is line [2], while the test-and-jump scheme is implemented in lines [3] and [4]. Two instructions are needed to loop the loop.</text:p>
      <text:p text:style-name="User_20_Interaction">&gt;<text:span text:style-name="T8">local a = 1; while a &lt; 10 do a = a + 1 end</text:span></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const <text:s/>1 <text:s/>; 0</text:p>
      <text:p text:style-name="User_20_Interaction">.const <text:s/>10 <text:s/>; 1</text:p>
      <text:p text:style-name="User_20_Interaction">[1] loadk <text:s text:c="5"/>0 <text:s text:c="2"/>0 <text:s text:c="7"/>; 1</text:p>
      <text:p text:style-name="User_20_Interaction">[2] jmp <text:s text:c="7"/>1 <text:s text:c="11"/>; to [4]</text:p>
      <text:p text:style-name="User_20_Interaction">[3] add <text:s text:c="7"/>0 <text:s text:c="2"/>0 <text:s text:c="2"/>250 <text:s/>; 1</text:p>
      <text:p text:style-name="User_20_Interaction">[4] lt <text:s text:c="8"/>1 <text:s text:c="2"/>0 <text:s text:c="2"/>251 <text:s/>; 10, to [6] if false</text:p>
      <text:p text:style-name="User_20_Interaction">[5] jmp <text:s text:c="7"/>-3 <text:s text:c="10"/>; to [3]</text:p>
      <text:p text:style-name="User_20_Interaction">[6] return <text:s text:c="4"/>0 <text:s text:c="2"/>1 <text:s text:c="5"/></text:p>
      <text:p text:style-name="User_20_Interaction">; end of function</text:p>
      <text:p text:style-name="User_20_Interaction"/>
      <text:p text:style-name="P3">A <text:span text:style-name="T8">while </text:span>loop is quite similar to a <text:span text:style-name="T8">repeat </text:span>loop; the body of the loop comes first (line [3]) while the test-and-jump structure (lines [4] and [5]) is at the end of the loop body. Since <text:span text:style-name="T8">while </text:span>does its test at the start of the loop, a JMP (line [2]) is added.</text:p>
      <text:p text:style-name="P3">In <text:span text:style-name="Source_20_Text">lparser.c</text:span>, it is explained that the reason for coding the condition after the loop body is optimization, because one jump in the loop is avoided. It is not clear whether having condition testing at the start is slower than having it at the end. The way the <text:span text:style-name="T8">while </text:span>code generator function is implemented, with the condition at the end, leads to a limit to the complexity of <text:span text:style-name="T8">while </text:span>conditions, about 100 instructions, defined as MAXEXPWHILE. This is due to a fixed buffer used to temporarily hold the instructions making up the condition.</text:p>
      <text:p text:style-name="P3">Here is one way (untested) of implementing condition testing before the body of the loop: </text:p>
      <text:p text:style-name="User_20_Interaction">&gt;<text:span text:style-name="T8">local a = 1; while a &lt; 10 do a = a + 1 end</text:span></text:p>
      <text:p text:style-name="User_20_Interaction">; function [0] definition (level 1)</text:p>
      <text:p text:style-name="User_20_Interaction">; 0 upvalues, 0 params, 2 stacks</text:p>
      <text:p text:style-name="User_20_Interaction">.function <text:s/>0 0 0 2</text:p>
      <text:p text:style-name="User_20_Interaction">.local <text:s/>"a" <text:s/>; 0</text:p>
      <text:p text:style-name="User_20_Interaction">.const <text:s/>1 <text:s/>; 0</text:p>
      <text:p text:style-name="User_20_Interaction">.const <text:s/>10 <text:s/>; 1</text:p>
      <text:p text:style-name="User_20_Interaction">[1] loadk <text:s text:c="5"/>0 <text:s text:c="2"/>0 <text:s text:c="7"/>; 1</text:p>
      <text:p text:style-name="User_20_Interaction">[2] lt <text:s text:c="8"/>0 <text:s text:c="2"/>0 <text:s text:c="2"/>251 <text:s/>; 10, to [4] if true</text:p>
      <text:p text:style-name="User_20_Interaction">[3] jmp <text:s text:c="7"/>1 <text:s text:c="11"/>; to [5]</text:p>
      <text:p text:style-name="User_20_Interaction">[4] add <text:s text:c="7"/>0 <text:s text:c="2"/>0 <text:s text:c="2"/>250 <text:s/>; 1</text:p>
      <text:p text:style-name="User_20_Interaction">[5] jmp <text:s text:c="7"/>-4 <text:s text:c="10"/>; to [2]</text:p>
      <text:p text:style-name="User_20_Interaction">[6] return <text:s text:c="4"/>0 <text:s text:c="2"/>1 <text:s text:c="5"/></text:p>
      <text:p text:style-name="User_20_Interaction">; end of function</text:p>
      <text:p text:style-name="P27"/>
      <text:p text:style-name="P3">The sense of the condition test is reversed, while the loop body is at line [4]. Line [3] jumps out of the <text:span text:style-name="T8">while </text:span>loop, and line [5] jumps back to the condition test to repeat the loop.<text:line-break/></text:p>
      <text:h text:style-name="P5" text:outline-level="1">13 <text:s/>Table Creation</text:h>
      <text:p text:style-name="P3">There are three instructions for table creation and initialization. A single instruction creates a table while the other two instructions sets table elements.</text:p>
      <text:p text:style-name="Instruction_20_Definition"><text:span text:style-name="T8">NEWTABLE<text:tab/>A B C<text:tab/></text:span>R(A) := {} (size = B,C)</text:p>
      <text:p text:style-name="P21"/>
      <text:p text:style-name="Instruction_20_Definition">Creates a new empty table at register R(A). B and C are the encoded size information for the array part and the hash part of the table, respectively. Appropriate values for B and C are set in order to avoid rehashing when initially populating the table with values or key-value pairs.</text:p>
      <text:p text:style-name="P21"/>
      <text:p text:style-name="Instruction_20_Definition">B is a “floating point byte” (so named in <text:span text:style-name="T13">lobject.c</text:span>), encoded as <text:span text:style-name="T13">mmmmmxxx</text:span> in binary, where the actual value is: <text:span text:style-name="T13">xxx*2^mmmmm</text:span>. The actual size of the array is rounded up and then encoded in field B. The parser increments the array size for every <text:span text:style-name="T3">exp </text:span>field in the table constructor.</text:p>
      <text:p text:style-name="P21"/>
      <text:p text:style-name="Instruction_20_Definition">C is the log<text:span text:style-name="T18">2</text:span> value of the size of the hash portion, plus 1 and truncating the fractional part. E.g. A size of 5 gives (int)(log<text:span text:style-name="T18">2</text:span>5 + 1), or 3. The value of 0 is reserved for a hash size of 0. The parser increments the hash size for every <text:span text:style-name="T3">name=exp</text:span> field in the table constructor.</text:p>
      <text:p text:style-name="Standard"/>
      <text:p text:style-name="Text_20_body">Creating an empty table forces both array and hash sizes to be zero:</text:p>
      <text:p text:style-name="P14">&gt;local q = {}</text:p>
      <text:p text:style-name="User_20_Interaction">; function [0] definition (level 1)</text:p>
      <text:p text:style-name="User_20_Interaction">; 0 upvalues, 0 params, 2 stacks</text:p>
      <text:p text:style-name="User_20_Interaction">.function <text:s/>0 0 0 2</text:p>
      <text:p text:style-name="User_20_Interaction">.local <text:s/>"q" <text:s/>; 0</text:p>
      <text:p text:style-name="User_20_Interaction">[1] newtable <text:s text:c="2"/>0 <text:s text:c="2"/>0 <text:s text:c="2"/>0 <text:s text:c="3"/>; array=0, hash=0</text:p>
      <text:p text:style-name="User_20_Interaction">[2] return <text:s text:c="4"/>0 <text:s text:c="2"/>1 <text:s text:c="5"/></text:p>
      <text:p text:style-name="User_20_Interaction">; end of function</text:p>
      <text:p text:style-name="User_20_Interaction"/>
      <text:p text:style-name="P3">In later examples, we will see how the size values are encoded. </text:p>
      <text:p text:style-name="Instruction_20_Definition"><text:span text:style-name="T8">SETLIST<text:tab/>A Bx<text:tab/></text:span>R(A)[Bx-Bx%FPF+i] := R(A+i),</text:p>
      <text:p text:style-name="Instruction_20_Definition"><text:tab/><text:tab/>where 1 &lt;= i &lt;= Bx%FPF+1</text:p>
      <text:p text:style-name="P21"/>
      <text:p text:style-name="Instruction_20_Definition">Sets the values for a range of elements in a table referenced by R(A). Field Bx contains an encoding of the range of elements to set, while the values are located in the registers after R(A).</text:p>
      <text:p text:style-name="P21"/>
      <text:p text:style-name="Instruction_20_Definition">Bx is encoded using a block size, FPF. FPF is “fields per flush”, coded as LFIELDS_PER_FLUSH in the source file <text:span text:style-name="T13">lopcodes.h</text:span>, with a value of 32. The remainder Bx%FPF gives the range, where 1 &lt;= i &lt;= Bx%FPF+1, while the starting index for the table is Bx-Bx%FPF+1. SETLIST always sets between 1 to FPF elements in a table.</text:p>
      <text:p text:style-name="P21"/>
      <text:p text:style-name="Instruction_20_Definition">Example: To set indices 33 to 64, Bx will be 63, then Bx%FPF is (63%32)=31 and the range will be 1 to (31+1)=32, while the starting index, Bx-Bx%FPF+1 is (63-31+1)=33. Thus indices 33 to 64 will be set, using values from R(A+1) to R(A+32).</text:p>
      <text:p text:style-name="Standard"/>
      <text:p text:style-name="Text_20_body"/>
      <text:p text:style-name="Text_20_body">We’ll start with a simple example:</text:p>
      <text:p text:style-name="User_20_Interaction">&gt;<text:span text:style-name="T8">local q = {1,2,3,4,5,}</text:span></text:p>
      <text:p text:style-name="User_20_Interaction">; function [0] definition (level 1)</text:p>
      <text:p text:style-name="User_20_Interaction">; 0 upvalues, 0 params, 6 stacks</text:p>
      <text:p text:style-name="User_20_Interaction">.function <text:s/>0 0 0 6</text:p>
      <text:p text:style-name="User_20_Interaction">.local <text:s/>"q" <text:s/>; 0</text:p>
      <text:p text:style-name="User_20_Interaction">.const <text:s/>1 <text:s/>; 0</text:p>
      <text:p text:style-name="User_20_Interaction">.const <text:s/>2 <text:s/>; 1</text:p>
      <text:p text:style-name="User_20_Interaction">.const <text:s/>3 <text:s/>; 2</text:p>
      <text:p text:style-name="User_20_Interaction">.const <text:s/>4 <text:s/>; 3</text:p>
      <text:p text:style-name="User_20_Interaction">.const <text:s/>5 <text:s/>; 4</text:p>
      <text:p text:style-name="User_20_Interaction">[1] newtable <text:s text:c="2"/>0 <text:s text:c="2"/>5 <text:s text:c="2"/>0 <text:s text:c="3"/>; array=5, hash=0</text:p>
      <text:p text:style-name="User_20_Interaction">[2] loadk <text:s text:c="5"/>1 <text:s text:c="2"/>0 <text:s text:c="7"/>; 1</text:p>
      <text:p text:style-name="User_20_Interaction">[3] loadk <text:s text:c="5"/>2 <text:s text:c="2"/>1 <text:s text:c="7"/>; 2</text:p>
      <text:p text:style-name="User_20_Interaction">[4] loadk <text:s text:c="5"/>3 <text:s text:c="2"/>2 <text:s text:c="7"/>; 3</text:p>
      <text:p text:style-name="User_20_Interaction">[5] loadk <text:s text:c="5"/>4 <text:s text:c="2"/>3 <text:s text:c="7"/>; 4</text:p>
      <text:p text:style-name="User_20_Interaction">[6] loadk <text:s text:c="5"/>5 <text:s text:c="2"/>4 <text:s text:c="7"/>; 5</text:p>
      <text:p text:style-name="User_20_Interaction">[7] setlist <text:s text:c="3"/>0 <text:s text:c="2"/>4 <text:s text:c="7"/>; index 1 to 5</text:p>
      <text:p text:style-name="User_20_Interaction">[8] return <text:s text:c="4"/>0 <text:s text:c="2"/>1 <text:s text:c="5"/></text:p>
      <text:p text:style-name="User_20_Interaction">; end of function</text:p>
      <text:p text:style-name="User_20_Interaction"/>
      <text:p text:style-name="P3">A table with the reference in register 0 is created in line [1] by NEWTABLE. The array part of the table has a size of 5, while the hash part has a size of 0. Constants are then loaded into temporary registers (lines [2] to [6]) before the SETLIST instruction in line [7] assigns each value to consecutive table elements. SETLIST’s Bx value decodes to a block position of 0 (4 - 4%32) and an index range of 1 to 5. Table values are retrieved from temporary registers 1 to 5, since field A is 0.</text:p>
      <text:p text:style-name="P3">Next up is a larger table. Some lines have been removed and ellipsis (...) added to save space.</text:p>
      <text:p text:style-name="User_20_Interaction">&gt;<text:span text:style-name="T8">local q = {1,2,3,4,5,6,7,8,9,0,1,2,3,4,5,6,7,8,9,0, \</text:span></text:p>
      <text:p text:style-name="User_20_Interaction">&gt;&gt;<text:span text:style-name="T8"> 1,2,3,4,5,6,7,8,9,0,1,2,3,4,5,}</text:span></text:p>
      <text:p text:style-name="User_20_Interaction">; function [0] definition (level 1)</text:p>
      <text:p text:style-name="User_20_Interaction">; 0 upvalues, 0 params, 33 stacks</text:p>
      <text:p text:style-name="User_20_Interaction">.function <text:s/>0 0 0 33</text:p>
      <text:p text:style-name="User_20_Interaction">.local <text:s/>"q" <text:s/>; 0</text:p>
      <text:p text:style-name="User_20_Interaction">.const <text:s/>1 <text:s/>; 0</text:p>
      <text:p text:style-name="User_20_Interaction">.const <text:s/>2 <text:s/>; 1</text:p>
      <text:p text:style-name="User_20_Interaction">...</text:p>
      <text:p text:style-name="User_20_Interaction">.const <text:s/>0 <text:s/>; 9</text:p>
      <text:p text:style-name="User_20_Interaction">[01] newtable <text:s text:c="2"/>0 <text:s text:c="2"/>29 <text:s/>0 <text:s text:c="3"/>; array=40, hash=0</text:p>
      <text:p text:style-name="User_20_Interaction">[02] loadk <text:s text:c="5"/>1 <text:s text:c="2"/>0 <text:s text:c="7"/>; 1</text:p>
      <text:p text:style-name="User_20_Interaction">[03] loadk <text:s text:c="5"/>2 <text:s text:c="2"/>1 <text:s text:c="7"/>; 2</text:p>
      <text:p text:style-name="User_20_Interaction">[04] loadk <text:s text:c="5"/>3 <text:s text:c="2"/>2 <text:s text:c="7"/>; 3</text:p>
      <text:p text:style-name="User_20_Interaction">...</text:p>
      <text:p text:style-name="User_20_Interaction">[30] loadk <text:s text:c="5"/>29 <text:s/>8 <text:s text:c="7"/>; 9</text:p>
      <text:p text:style-name="User_20_Interaction">[31] loadk <text:s text:c="5"/>30 <text:s/>9 <text:s text:c="7"/>; 0</text:p>
      <text:p text:style-name="User_20_Interaction">[32] loadk <text:s text:c="5"/>31 <text:s/>0 <text:s text:c="7"/>; 1</text:p>
      <text:p text:style-name="User_20_Interaction">[33] loadk <text:s text:c="5"/>32 <text:s/>1 <text:s text:c="7"/>; 2</text:p>
      <text:p text:style-name="User_20_Interaction">[34] setlist <text:s text:c="3"/>0 <text:s text:c="2"/>31 <text:s text:c="6"/>; index 1 to 32</text:p>
      <text:p text:style-name="User_20_Interaction">[35] loadk <text:s text:c="5"/>1 <text:s text:c="2"/>2 <text:s text:c="7"/>; 3</text:p>
      <text:p text:style-name="User_20_Interaction">[36] loadk <text:s text:c="5"/>2 <text:s text:c="2"/>3 <text:s text:c="7"/>; 4</text:p>
      <text:p text:style-name="User_20_Interaction">[37] loadk <text:s text:c="5"/>3 <text:s text:c="2"/>4 <text:s text:c="7"/>; 5</text:p>
      <text:p text:style-name="User_20_Interaction">[38] setlist <text:s text:c="3"/>0 <text:s text:c="2"/>34 <text:s text:c="6"/>; index 33 to 35</text:p>
      <text:p text:style-name="User_20_Interaction">[39] return <text:s text:c="4"/>0 <text:s text:c="2"/>1 <text:s text:c="5"/></text:p>
      <text:p text:style-name="User_20_Interaction">; end of function</text:p>
      <text:p text:style-name="User_20_Interaction"/>
      <text:p text:style-name="Text_20_body">Since FPF is 32, SETLIST works in blocks of 32, and the 35 elements of table <text:span text:style-name="T8">q</text:span> is split into a block with a range of 1 to 32, and a second block with a range of 33 to 35.</text:p>
      <text:p text:style-name="P3">In line [1], NEWTABLE has a field B value of 29, or 11101 in binary. From the description of NEWTABLE, <text:span text:style-name="Source_20_Text">xxx</text:span> is 101<text:span text:style-name="T18">2</text:span>, while <text:span text:style-name="Source_20_Text">mmmmm</text:span> is 11<text:span text:style-name="T18">2</text:span>. Thus, the size of the array portion of the table is 5 x 2^3 or 40. With a maximum value of 7 x 2^31, the floating point byte is an elegant way of encoding a table size.</text:p>
      <text:p text:style-name="P3">In line [34], SETLIST has a Bx value of 31. The starting index is (31 - 31%32 + 1) or 1, and the ending index is (1 + 31%32) or 32. Source register locations are 1 to 32 (field A is 0).</text:p>
      <text:p text:style-name="P3">In line [38], SETLIST has a Bx value of 34. The starting index is (34 - 34%32 + 1) or 33, and the ending index is (33 + 34%32) or 35. Source register locations are 1 to 3 (field A is 0).</text:p>
      <text:p text:style-name="Text_20_body">Here is a table with hashed elements:</text:p>
      <text:p text:style-name="User_20_Interaction">&gt;<text:span text:style-name="T8">local q = {a=1,b=2,c=3,d=4,e=5,}</text:span></text:p>
      <text:p text:style-name="User_20_Interaction">; function [0] definition (level 1)</text:p>
      <text:p text:style-name="User_20_Interaction">; 0 upvalues, 0 params, 2 stacks</text:p>
      <text:p text:style-name="User_20_Interaction">.function <text:s/>0 0 0 2</text:p>
      <text:p text:style-name="User_20_Interaction">.local <text:s/>"q" <text:s/>; 0</text:p>
      <text:p text:style-name="User_20_Interaction">.const <text:s/>"a" <text:s/>; 0</text:p>
      <text:p text:style-name="User_20_Interaction">.const <text:s/>1 <text:s/>; 1</text:p>
      <text:p text:style-name="User_20_Interaction">.const <text:s/>"b" <text:s/>; 2</text:p>
      <text:p text:style-name="User_20_Interaction">.const <text:s/>2 <text:s/>; 3</text:p>
      <text:p text:style-name="User_20_Interaction">.const <text:s/>"c" <text:s/>; 4</text:p>
      <text:p text:style-name="User_20_Interaction">.const <text:s/>3 <text:s/>; 5</text:p>
      <text:p text:style-name="User_20_Interaction">.const <text:s/>"d" <text:s/>; 6</text:p>
      <text:p text:style-name="User_20_Interaction">.const <text:s/>4 <text:s/>; 7</text:p>
      <text:p text:style-name="User_20_Interaction">.const <text:s/>"e" <text:s/>; 8</text:p>
      <text:p text:style-name="User_20_Interaction">.const <text:s/>5 <text:s/>; 9</text:p>
      <text:p text:style-name="User_20_Interaction">[1] newtable <text:s text:c="2"/>0 <text:s text:c="2"/>0 <text:s text:c="2"/>3 <text:s text:c="3"/>; array=0, hash=8</text:p>
      <text:p text:style-name="User_20_Interaction">[2] settable <text:s text:c="2"/>0 <text:s text:c="2"/>250 251 <text:s/>; "a" 1</text:p>
      <text:p text:style-name="User_20_Interaction">[3] settable <text:s text:c="2"/>0 <text:s text:c="2"/>252 253 <text:s/>; "b" 2</text:p>
      <text:p text:style-name="User_20_Interaction">[4] settable <text:s text:c="2"/>0 <text:s text:c="2"/>254 255 <text:s/>; "c" 3</text:p>
      <text:p text:style-name="User_20_Interaction">[5] settable <text:s text:c="2"/>0 <text:s text:c="2"/>256 257 <text:s/>; "d" 4</text:p>
      <text:p text:style-name="User_20_Interaction">[6] settable <text:s text:c="2"/>0 <text:s text:c="2"/>258 259 <text:s/>; "e" 5</text:p>
      <text:p text:style-name="User_20_Interaction">[7] return <text:s text:c="4"/>0 <text:s text:c="2"/>1 <text:s text:c="5"/></text:p>
      <text:p text:style-name="User_20_Interaction">; end of function</text:p>
      <text:p text:style-name="User_20_Interaction"/>
      <text:p text:style-name="P3">In line [1], NEWTABLE is executed with an array part size of 0 and a hash part size of 8. The hash size is encoded as an exponent, so from field C, it is calculated as 2^3 = 8. Key-value pairs are set using SETTABLE; SETLIST is only for initializing array elements. Using SETTABLE to initialize the key-value pairs of a table is quite efficient as it can reference the constant pool directly.</text:p>
      <text:p text:style-name="P3">The other table-creation instruction is SETLISTO:</text:p>
      <text:p text:style-name="Instruction_20_Definition"><text:span text:style-name="T8">SETLISTO<text:tab/>A Bx<text:tab/></text:span><text:span text:style-name="T11">R(A)[Bx-Bx%FPF+i] := R(A+i),</text:span></text:p>
      <text:p text:style-name="P19"><text:tab/><text:tab/>where A+1 &lt;= A+i &lt;= top of stack</text:p>
      <text:p text:style-name="P28"/>
      <text:p text:style-name="P29"><text:span text:style-name="T19">SETLISTO is almost similar to SETLIST except that it is only used for the </text:span><text:span text:style-name="T20">last </text:span><text:span text:style-name="T19">batch of values to be set, when the </text:span><text:span text:style-name="T20">final element is a function call</text:span><text:span text:style-name="T19">. Since the function call can return a variable number of values, SETLISTO sets the table with all values from R(A+1) up to the top of the stack. The starting index is still calculated in the same way, as Bx-Bx%FPF+1. Only the range of elements to be set is now variable.</text:span></text:p>
      <text:p text:style-name="Standard"/>
      <text:p text:style-name="Text_20_body"/>
      <text:p text:style-name="P3">The SETLISTO instruction is generated when the final field of a table constructor is a function. The Lua language specification states that all return results of the function will be entered into the table as array elements. SETLISTO is very similar to SETLIST except that the number of values to be set is up to the top of stack. The Bx field is still used, to specify the starting table index to be set. Here is an example:</text:p>
      <text:p text:style-name="User_20_Interaction">&gt;<text:span text:style-name="T8">return {1,2,3,a=1,b=2,c=3,foo()}</text:span></text:p>
      <text:p text:style-name="User_20_Interaction">; function [0] definition (level 1)</text:p>
      <text:p text:style-name="User_20_Interaction">; 0 upvalues, 0 params, 5 stacks</text:p>
      <text:p text:style-name="User_20_Interaction">.function <text:s/>0 0 0 5</text:p>
      <text:p text:style-name="User_20_Interaction">.const <text:s/>1 <text:s/>; 0</text:p>
      <text:p text:style-name="User_20_Interaction">.const <text:s/>2 <text:s/>; 1</text:p>
      <text:p text:style-name="User_20_Interaction">.const <text:s/>3 <text:s/>; 2</text:p>
      <text:p text:style-name="User_20_Interaction">.const <text:s/>"a" <text:s/>; 3</text:p>
      <text:p text:style-name="User_20_Interaction">.const <text:s/>"b" <text:s/>; 4</text:p>
      <text:p text:style-name="User_20_Interaction">.const <text:s/>"c" <text:s/>; 5</text:p>
      <text:p text:style-name="User_20_Interaction">.const <text:s/>"foo" <text:s/>; 6</text:p>
      <text:p text:style-name="User_20_Interaction">[01] newtable <text:s text:c="2"/>0 <text:s text:c="2"/>4 <text:s text:c="2"/>2 <text:s text:c="3"/>; array=4, hash=4</text:p>
      <text:p text:style-name="User_20_Interaction">[02] loadk <text:s text:c="5"/>1 <text:s text:c="2"/>0 <text:s text:c="7"/>; 1</text:p>
      <text:p text:style-name="User_20_Interaction">[03] loadk <text:s text:c="5"/>2 <text:s text:c="2"/>1 <text:s text:c="7"/>; 2</text:p>
      <text:p text:style-name="User_20_Interaction">[04] loadk <text:s text:c="5"/>3 <text:s text:c="2"/>2 <text:s text:c="7"/>; 3</text:p>
      <text:p text:style-name="User_20_Interaction">[05] settable <text:s text:c="2"/>0 <text:s text:c="2"/>253 250 <text:s/>; "a" 1</text:p>
      <text:p text:style-name="User_20_Interaction">[06] settable <text:s text:c="2"/>0 <text:s text:c="2"/>254 251 <text:s/>; "b" 2</text:p>
      <text:p text:style-name="User_20_Interaction">[07] settable <text:s text:c="2"/>0 <text:s text:c="2"/>255 252 <text:s/>; "c" 3</text:p>
      <text:p text:style-name="User_20_Interaction">[08] getglobal <text:s/>4 <text:s text:c="2"/>6 <text:s text:c="7"/>; foo</text:p>
      <text:p text:style-name="User_20_Interaction">[09] call <text:s text:c="6"/>4 <text:s text:c="2"/>1 <text:s text:c="2"/>0 <text:s/></text:p>
      <text:p text:style-name="User_20_Interaction">[10] setlisto <text:s text:c="2"/>0 <text:s text:c="2"/>3 <text:s text:c="7"/>; index 1 to top</text:p>
      <text:p text:style-name="User_20_Interaction">[11] return <text:s text:c="4"/>0 <text:s text:c="2"/>2 <text:s text:c="5"/></text:p>
      <text:p text:style-name="User_20_Interaction">[12] return <text:s text:c="4"/>0 <text:s text:c="2"/>1 <text:s text:c="5"/></text:p>
      <text:p text:style-name="User_20_Interaction">; end of function</text:p>
      <text:p text:style-name="User_20_Interaction"/>
      <text:p text:style-name="P3">The table is created in line [1] with its reference in register 0, and it has both array and hash elements to be set. The size of the array part is 4 while the size of the hash part is also 4. Their sizes are encoded as 4 and 2, respectively, in fields B and C of the NEWTABLE instruction.</text:p>
      <text:p text:style-name="P3">Lines [2]–[4] loads the values for the first 3 array elements. Lines [5]–[7] sets the 3 key-value pairs for the hashed part of the table. In line [8] and [9], the call to function <text:span text:style-name="T8">foo </text:span>is made, and then in line [10], the SETLISTO instruction sets the first 3 array elements (in registers 1 to 3,) plus whatever results returned by the <text:span text:style-name="T8">foo </text:span>function call (from register 4 onwards.) If no results are returned by the function, the top of stack is at register 3 and only the 3 constant array elements in the table are set.</text:p>
      <text:p text:style-name="P30"/>
      <text:p text:style-name="Text_20_body"/>
      <text:h text:style-name="P5" text:outline-level="1">14 <text:s/>Closures and Closing</text:h>
      <text:p text:style-name="P3">The final two instructions of the Lua virtual machine are a little involved because of the handling of upvalues. The first is CLOSURE, for instantiating function prototypes:</text:p>
      <text:p text:style-name="Instruction_20_Definition"><text:span text:style-name="T8">CLOSURE<text:tab/>A Bx<text:tab/></text:span>R(A) := closure(KPROTO[Bx], R(A), ... ,R(A+n))</text:p>
      <text:p text:style-name="P21"/>
      <text:p text:style-name="Instruction_20_Definition">Creates an instance (or closure) of a function. Bx is the function number of the function to be instantiated in the table of function prototypes. This table is located after the constant table for each function in a binary chunk. The first function prototype is numbered 0. Register R(A) is assigned the reference to the instantiated function object.</text:p>
      <text:p text:style-name="P21"/>
      <text:p text:style-name="Instruction_20_Definition">For each upvalue used by the instance of the function KPROTO[Bx], there is a pseudo-instruction that follows CLOSURE. Each upvalue corresponds to either a MOVE or a GETUPVAL pseudo-instruction. Only the B field on either of these pseudo-instructions are significant.</text:p>
      <text:p text:style-name="P21"/>
      <text:p text:style-name="Instruction_20_Definition">A MOVE corresponds to local variable R(B) in the current lexical block, which will be used as an upvalue in the instantiated function. A GETUPVAL corresponds upvalue number B in the current lexical block. The VM uses these pseudo-instructions to manage upvalues.</text:p>
      <text:p text:style-name="Standard"/>
      <text:p text:style-name="P3">If the function prototype has no upvalues, then CLOSURE is pretty straightforward: Bx has the function number and R(A) is assigned the reference to the instantiated function object. However, when an upvalue comes into the picture, we have to look a little more carefully:</text:p>
      <text:p text:style-name="User_20_Interaction">&gt;<text:span text:style-name="T8">local u; \</text:span></text:p>
      <text:p text:style-name="P14"><text:span text:style-name="T11">&gt;&gt;</text:span>function p() return u end</text:p>
      <text:p text:style-name="User_20_Interaction">; function [0] definition (level 1)</text:p>
      <text:p text:style-name="User_20_Interaction">; 0 upvalues, 0 params, 2 stacks</text:p>
      <text:p text:style-name="User_20_Interaction">.function <text:s/>0 0 0 2</text:p>
      <text:p text:style-name="User_20_Interaction">.local <text:s/>"u" <text:s/>; 0</text:p>
      <text:p text:style-name="User_20_Interaction">.const <text:s/>"p" <text:s/>; 0</text:p>
      <text:p text:style-name="User_20_Interaction"/>
      <text:p text:style-name="User_20_Interaction"><text:s text:c="2"/>; function [0] definition (level 2)</text:p>
      <text:p text:style-name="User_20_Interaction"><text:s text:c="2"/>; 1 upvalues, 0 params, 2 stacks</text:p>
      <text:p text:style-name="User_20_Interaction"><text:s text:c="2"/>.function <text:s/>1 0 0 2</text:p>
      <text:p text:style-name="User_20_Interaction"><text:s text:c="2"/>.upvalue <text:s/>"u" <text:s/>; 0</text:p>
      <text:p text:style-name="User_20_Interaction"><text:s text:c="2"/>[1] getupval <text:s text:c="2"/>0 <text:s text:c="2"/>0 <text:s text:c="7"/>; u</text:p>
      <text:p text:style-name="User_20_Interaction"><text:s text:c="2"/>[2] return <text:s text:c="4"/>0 <text:s text:c="2"/>2 <text:s text:c="5"/></text:p>
      <text:p text:style-name="User_20_Interaction"><text:s text:c="2"/>[3] return <text:s text:c="4"/>0 <text:s text:c="2"/>1 <text:s text:c="5"/></text:p>
      <text:p text:style-name="User_20_Interaction"><text:s text:c="2"/>; end of function</text:p>
      <text:p text:style-name="User_20_Interaction"/>
      <text:p text:style-name="User_20_Interaction">[1] loadnil <text:s text:c="3"/>0 <text:s text:c="2"/>0 <text:s text:c="5"/></text:p>
      <text:p text:style-name="User_20_Interaction">[2] closure <text:s text:c="3"/>1 <text:s text:c="2"/>0 <text:s text:c="7"/>; 1 upvalues</text:p>
      <text:p text:style-name="User_20_Interaction">[3] move <text:s text:c="6"/>0 <text:s text:c="2"/>0 <text:s text:c="5"/></text:p>
      <text:p text:style-name="User_20_Interaction">[4] setglobal <text:s/>1 <text:s text:c="2"/>0 <text:s text:c="7"/>; p</text:p>
      <text:p text:style-name="User_20_Interaction">[5] return <text:s text:c="4"/>0 <text:s text:c="2"/>1 <text:s text:c="5"/></text:p>
      <text:p text:style-name="User_20_Interaction">; end of function</text:p>
      <text:p text:style-name="User_20_Interaction"/>
      <text:p text:style-name="P3">In the example, the upvalue is <text:span text:style-name="T8">u</text:span><text:span text:style-name="T11">, and within the main chunk there is a single function prototype (indented in the listing above for clarity.) In the top-level function, line [2], the closure is made. In line [4] the function reference is saved into global </text:span><text:span text:style-name="T8">p</text:span><text:span text:style-name="T11">. Line [3] is a part of the CLOSURE instruction (it not really an actual MOVE,) and its B field specifies that upvalue number 0 in the closed function is really local </text:span><text:span text:style-name="T8">u</text:span><text:span text:style-name="T11"> in the enclosing function.</text:span></text:p>
      <text:p text:style-name="Text_20_body">Here is another example, with 3 levels of function prototypes:</text:p>
      <text:p text:style-name="User_20_Interaction">&gt;<text:span text:style-name="T8">local m \</text:span></text:p>
      <text:p text:style-name="User_20_Interaction">&gt;&gt;<text:span text:style-name="T8">function p() \</text:span></text:p>
      <text:p text:style-name="User_20_Interaction">&gt;&gt;<text:span text:style-name="T8"> <text:s/>local n \</text:span></text:p>
      <text:p text:style-name="User_20_Interaction">&gt;&gt;<text:span text:style-name="T8"> <text:s/>function q() return m,n end \</text:span></text:p>
      <text:p text:style-name="User_20_Interaction">&gt;&gt;<text:span text:style-name="T8">end</text:span></text:p>
      <text:p text:style-name="User_20_Interaction">; function [0] definition (level 1)</text:p>
      <text:p text:style-name="User_20_Interaction">; 0 upvalues, 0 params, 2 stacks</text:p>
      <text:p text:style-name="User_20_Interaction">.function <text:s/>0 0 0 2</text:p>
      <text:p text:style-name="User_20_Interaction">.local <text:s/>"m" <text:s/>; 0</text:p>
      <text:p text:style-name="User_20_Interaction">.const <text:s/>"p" <text:s/>; 0</text:p>
      <text:p text:style-name="User_20_Interaction"/>
      <text:p text:style-name="User_20_Interaction"><text:s text:c="2"/>; function [0] definition (level 2)</text:p>
      <text:p text:style-name="User_20_Interaction"><text:s text:c="2"/>; 1 upvalues, 0 params, 2 stacks</text:p>
      <text:p text:style-name="User_20_Interaction"><text:s text:c="2"/>.function <text:s/>1 0 0 2</text:p>
      <text:p text:style-name="User_20_Interaction"><text:s text:c="2"/>.local <text:s/>"n" <text:s/>; 0</text:p>
      <text:p text:style-name="User_20_Interaction"><text:s text:c="2"/>.upvalue <text:s/>"m" <text:s/>; 0</text:p>
      <text:p text:style-name="User_20_Interaction"><text:s text:c="2"/>.const <text:s/>"q" <text:s/>; 0</text:p>
      <text:p text:style-name="User_20_Interaction"/>
      <text:p text:style-name="User_20_Interaction"><text:s text:c="4"/>; function [0] definition (level 3)</text:p>
      <text:p text:style-name="User_20_Interaction"><text:s text:c="4"/>; 2 upvalues, 0 params, 2 stacks</text:p>
      <text:p text:style-name="User_20_Interaction"><text:s text:c="4"/>.function <text:s/>2 0 0 2</text:p>
      <text:p text:style-name="User_20_Interaction"><text:s text:c="4"/>.upvalue <text:s/>"m" <text:s/>; 0</text:p>
      <text:p text:style-name="User_20_Interaction"><text:s text:c="4"/>.upvalue <text:s/>"n" <text:s/>; 1</text:p>
      <text:p text:style-name="User_20_Interaction"><text:s text:c="4"/>[1] getupval <text:s text:c="2"/>0 <text:s text:c="2"/>0 <text:s text:c="7"/>; m</text:p>
      <text:p text:style-name="User_20_Interaction"><text:s text:c="4"/>[2] getupval <text:s text:c="2"/>1 <text:s text:c="2"/>1 <text:s text:c="7"/>; n</text:p>
      <text:p text:style-name="User_20_Interaction"><text:s text:c="4"/>[3] return <text:s text:c="4"/>0 <text:s text:c="2"/>3 <text:s text:c="5"/></text:p>
      <text:p text:style-name="User_20_Interaction"><text:s text:c="4"/>[4] return <text:s text:c="4"/>0 <text:s text:c="2"/>1 <text:s text:c="5"/></text:p>
      <text:p text:style-name="User_20_Interaction"><text:s text:c="4"/>; end of function</text:p>
      <text:p text:style-name="User_20_Interaction"/>
      <text:p text:style-name="User_20_Interaction"><text:s text:c="2"/>[1] loadnil <text:s text:c="3"/>0 <text:s text:c="2"/>0 <text:s text:c="5"/></text:p>
      <text:p text:style-name="User_20_Interaction"><text:s text:c="2"/>[2] closure <text:s text:c="3"/>1 <text:s text:c="2"/>0 <text:s text:c="7"/>; 2 upvalues</text:p>
      <text:p text:style-name="User_20_Interaction"><text:s text:c="2"/>[3] getupval <text:s text:c="2"/>0 <text:s text:c="2"/>0 <text:s text:c="7"/>; m</text:p>
      <text:p text:style-name="User_20_Interaction"><text:s text:c="2"/>[4] move <text:s text:c="6"/>0 <text:s text:c="2"/>0 <text:s text:c="5"/></text:p>
      <text:p text:style-name="User_20_Interaction"><text:s text:c="2"/>[5] setglobal <text:s/>1 <text:s text:c="2"/>0 <text:s text:c="7"/>; q</text:p>
      <text:p text:style-name="User_20_Interaction"><text:s text:c="2"/>[6] return <text:s text:c="4"/>0 <text:s text:c="2"/>1 <text:s text:c="5"/></text:p>
      <text:p text:style-name="User_20_Interaction"><text:s text:c="2"/>; end of function</text:p>
      <text:p text:style-name="User_20_Interaction"/>
      <text:p text:style-name="User_20_Interaction">[1] loadnil <text:s text:c="3"/>0 <text:s text:c="2"/>0 <text:s text:c="5"/></text:p>
      <text:p text:style-name="User_20_Interaction">[2] closure <text:s text:c="3"/>1 <text:s text:c="2"/>0 <text:s text:c="7"/>; 1 upvalues</text:p>
      <text:p text:style-name="User_20_Interaction">[3] move <text:s text:c="6"/>0 <text:s text:c="2"/>0 <text:s text:c="5"/></text:p>
      <text:p text:style-name="User_20_Interaction">[4] setglobal <text:s/>1 <text:s text:c="2"/>0 <text:s text:c="7"/>; p</text:p>
      <text:p text:style-name="User_20_Interaction">[5] return <text:s text:c="4"/>0 <text:s text:c="2"/>1 <text:s text:c="5"/></text:p>
      <text:p text:style-name="User_20_Interaction">; end of function</text:p>
      <text:p text:style-name="User_20_Interaction"/>
      <text:p text:style-name="P3">First, look at the top-level function and the level 2 function – there is one upvalue, <text:span text:style-name="T8">m</text:span>. In the top-level function, the closure in line [2] has one more instruction following it, for the upvalue <text:span text:style-name="T8">m</text:span>. This is similar to the previous example.</text:p>
      <text:p text:style-name="P3">Next, compare the level 2 function and the level 3 function – now there are two upvalues, <text:span text:style-name="T8">m</text:span> and <text:span text:style-name="T8">n</text:span>. The <text:span text:style-name="T8">m </text:span>upvalue is found 2 levels up. <text:s/>In the level 2 function, the closure in line [2] has two instructions following it. The first is for upvalue number 0 (<text:span text:style-name="T8">m</text:span>) – it uses GETUPVAL to indicate that the upvalue is one or more level lower down. The second is for upvalue number 1 (<text:span text:style-name="T8">n</text:span>) – it uses MOVE which indicate that the upvalue is in the same level as the CLOSURE instruction. For both of these pseudo-instructions, the B field is used to point either to the upvalue or local in question. The Lua virtual machine uses this information (CLOSURE information and upvalue lists) to manage upvalues; for the programmer, upvalues just works.</text:p>
      <text:p text:style-name="Text_20_body">Our last instruction also deals with upvalues:</text:p>
      <text:p text:style-name="Instruction_20_Definition"><text:span text:style-name="T8">CLOSE<text:tab/>A <text:tab/></text:span>close all variables in the stack up to (&gt;=) R(A)</text:p>
      <text:p text:style-name="P21"/>
      <text:p text:style-name="Instruction_20_Definition">Closes all local variables in the stack from register R(A) onwards. This instruction is only generated if there is an upvalue present within those local variables. It has no effect if a local isn’t used as an upvalue.</text:p>
      <text:p text:style-name="P21"/>
      <text:p text:style-name="Instruction_20_Definition">If a local is used as an upvalue, then the local variable need to be placed somewhere, otherwise it will go out of scope and disappear when a lexical block enclosing the local variable ends. CLOSE performs this operation for all affected local variables for <text:span text:style-name="T8">do end</text:span> blocks or loop blocks. RETURN also does an implicit CLOSE when a function returns.</text:p>
      <text:p text:style-name="Standard"/>
      <text:p text:style-name="Text_20_body">It is easier to understand with an example:</text:p>
      <text:p text:style-name="P23">&gt;<text:span text:style-name="T8">do \</text:span></text:p>
      <text:p text:style-name="P23">&gt;&gt; <text:s/><text:span text:style-name="T8">local p,q \</text:span></text:p>
      <text:p text:style-name="P23">&gt;&gt; <text:s/><text:span text:style-name="T8">r = function() return p,q end \</text:span></text:p>
      <text:p text:style-name="P23">&gt;&gt;<text:span text:style-name="T8">end</text:span></text:p>
      <text:p text:style-name="P23">; function [0] definition (level 1)</text:p>
      <text:p text:style-name="P23">; 0 upvalues, 0 params, 3 stacks</text:p>
      <text:p text:style-name="P23">.function <text:s/>0 0 0 3</text:p>
      <text:p text:style-name="P23">.local <text:s/>"p" <text:s/>; 0</text:p>
      <text:p text:style-name="P23">.local <text:s/>"q" <text:s/>; 1</text:p>
      <text:p text:style-name="P23">.const <text:s/>"r" <text:s/>; 0</text:p>
      <text:p text:style-name="P23"/>
      <text:p text:style-name="P23"><text:s text:c="2"/>; function [0] definition (level 2)</text:p>
      <text:p text:style-name="P23"><text:s text:c="2"/>; 2 upvalues, 0 params, 2 stacks</text:p>
      <text:p text:style-name="P23"><text:s text:c="2"/>.function <text:s/>2 0 0 2</text:p>
      <text:p text:style-name="P23"><text:s text:c="2"/>.upvalue <text:s/>"p" <text:s/>; 0</text:p>
      <text:p text:style-name="P23"><text:s text:c="2"/>.upvalue <text:s/>"q" <text:s/>; 1</text:p>
      <text:p text:style-name="P23"><text:s text:c="2"/>[1] getupval <text:s text:c="2"/>0 <text:s text:c="2"/>0 <text:s text:c="7"/>; p</text:p>
      <text:p text:style-name="P23"><text:s text:c="2"/>[2] getupval <text:s text:c="2"/>1 <text:s text:c="2"/>1 <text:s text:c="7"/>; q</text:p>
      <text:p text:style-name="P23"><text:s text:c="2"/>[3] return <text:s text:c="4"/>0 <text:s text:c="2"/>3 <text:s text:c="5"/></text:p>
      <text:p text:style-name="P23"><text:s text:c="2"/>[4] return <text:s text:c="4"/>0 <text:s text:c="2"/>1 <text:s text:c="5"/></text:p>
      <text:p text:style-name="P23"><text:s text:c="2"/>; end of function</text:p>
      <text:p text:style-name="P23"/>
      <text:p text:style-name="P23">[1] loadnil <text:s text:c="3"/>0 <text:s text:c="2"/>1 <text:s text:c="5"/></text:p>
      <text:p text:style-name="P23">[2] closure <text:s text:c="3"/>2 <text:s text:c="2"/>0 <text:s text:c="7"/>; 2 upvalues</text:p>
      <text:p text:style-name="P23">[3] move <text:s text:c="6"/>0 <text:s text:c="2"/>0 <text:s text:c="5"/></text:p>
      <text:p text:style-name="P23">[4] move <text:s text:c="6"/>0 <text:s text:c="2"/>1 <text:s text:c="5"/></text:p>
      <text:p text:style-name="P23">[5] setglobal <text:s/>2 <text:s text:c="2"/>0 <text:s text:c="7"/>; r</text:p>
      <text:p text:style-name="P23">[6] close <text:s text:c="5"/>0 <text:s/></text:p>
      <text:p text:style-name="P23">[7] return <text:s text:c="4"/>0 <text:s text:c="2"/>1 <text:s text:c="5"/></text:p>
      <text:p text:style-name="P23">; end of function</text:p>
      <text:p text:style-name="P23"/>
      <text:p text:style-name="P3"><text:span text:style-name="T8">p</text:span> and <text:span text:style-name="T8">q</text:span> are local to the <text:span text:style-name="T8">do end </text:span>block, and they are upvalues as well. The global <text:span text:style-name="T8">r</text:span> is assigned an anonymous function that has <text:span text:style-name="T8">p </text:span>and <text:span text:style-name="T8">q </text:span>as upvalues. When <text:span text:style-name="T8">p </text:span>and <text:span text:style-name="T8">q </text:span>go out of scope at the end of the <text:span text:style-name="T8">do end </text:span>block, both variables have to be put somewhere because they are part of the environment of the function instantiated in <text:span text:style-name="T8">r</text:span>. This is where the CLOSE instruction comes in.</text:p>
      <text:p text:style-name="P3">In the top-level function, the CLOSE in line [6] makes the virtual machine find all affected locals (they have to be open upvalues,) take them out of the stack, and place them in a safe place so that they do not disappear when the block or function goes out of scope. A RETURN instruction does an implicit CLOSE so the latter won’t appear very often in listings.</text:p>
      <text:p text:style-name="P3">Here is another example which illustrates a rather subtle point with CLOSE (thanks to Rici Lake for this nugget):</text:p>
      <text:p text:style-name="P14">&gt;do \</text:p>
      <text:p text:style-name="P14">&gt;&gt; <text:s/>local p \</text:p>
      <text:p text:style-name="P14">&gt;&gt; <text:s/>while true do \</text:p>
      <text:p text:style-name="P14">&gt;&gt; <text:s text:c="3"/>q = function() return p end \</text:p>
      <text:p text:style-name="P14">&gt;&gt; <text:s text:c="3"/>break \</text:p>
      <text:p text:style-name="P14">&gt;&gt; <text:s/>end \</text:p>
      <text:p text:style-name="P14">&gt;&gt;end</text:p>
      <text:p text:style-name="User_20_Interaction">; function [0] definition (level 1)</text:p>
      <text:p text:style-name="User_20_Interaction">; 0 upvalues, 0 params, 2 stacks</text:p>
      <text:p text:style-name="User_20_Interaction">.function <text:s/>0 0 0 2</text:p>
      <text:p text:style-name="User_20_Interaction">.local <text:s/>"p" <text:s/>; 0</text:p>
      <text:p text:style-name="User_20_Interaction">.const <text:s/>"q" <text:s/>; 0</text:p>
      <text:p text:style-name="User_20_Interaction"/>
      <text:p text:style-name="User_20_Interaction"><text:s text:c="2"/>; function [0] definition (level 2)</text:p>
      <text:p text:style-name="User_20_Interaction"><text:s text:c="2"/>; 1 upvalues, 0 params, 2 stacks</text:p>
      <text:p text:style-name="User_20_Interaction"><text:s text:c="2"/>.function <text:s/>1 0 0 2</text:p>
      <text:p text:style-name="User_20_Interaction"><text:s text:c="2"/>.upvalue <text:s/>"p" <text:s/>; 0</text:p>
      <text:p text:style-name="User_20_Interaction"><text:s text:c="2"/>[1] getupval <text:s text:c="2"/>0 <text:s text:c="2"/>0 <text:s text:c="7"/>; p</text:p>
      <text:p text:style-name="User_20_Interaction"><text:s text:c="2"/>[2] return <text:s text:c="4"/>0 <text:s text:c="2"/>2 <text:s text:c="5"/></text:p>
      <text:p text:style-name="User_20_Interaction"><text:s text:c="2"/>[3] return <text:s text:c="4"/>0 <text:s text:c="2"/>1 <text:s text:c="5"/></text:p>
      <text:p text:style-name="User_20_Interaction"><text:s text:c="2"/>; end of function</text:p>
      <text:p text:style-name="User_20_Interaction"/>
      <text:p text:style-name="User_20_Interaction">[1] loadnil <text:s text:c="3"/>0 <text:s text:c="2"/>0 <text:s text:c="5"/></text:p>
      <text:p text:style-name="User_20_Interaction">[2] jmp <text:s text:c="7"/>4 <text:s text:c="11"/>; to [7]</text:p>
      <text:p text:style-name="User_20_Interaction">[3] closure <text:s text:c="3"/>1 <text:s text:c="2"/>0 <text:s text:c="7"/>; 1 upvalues</text:p>
      <text:p text:style-name="User_20_Interaction">[4] move <text:s text:c="6"/>0 <text:s text:c="2"/>0 <text:s text:c="5"/></text:p>
      <text:p text:style-name="User_20_Interaction">[5] setglobal <text:s/>1 <text:s text:c="2"/>0 <text:s text:c="7"/>; q</text:p>
      <text:p text:style-name="User_20_Interaction">[6] jmp <text:s text:c="7"/>1 <text:s text:c="11"/>; to [8]</text:p>
      <text:p text:style-name="User_20_Interaction">[7] jmp <text:s text:c="7"/>-5 <text:s text:c="10"/>; to [3]</text:p>
      <text:p text:style-name="User_20_Interaction">[8] close <text:s text:c="5"/>0 <text:s/></text:p>
      <text:p text:style-name="User_20_Interaction">[9] return <text:s text:c="4"/>0 <text:s text:c="2"/>1 <text:s text:c="5"/></text:p>
      <text:p text:style-name="User_20_Interaction">; end of function</text:p>
      <text:p text:style-name="User_20_Interaction"/>
      <text:p text:style-name="P3">In the above example, a function is instantiated within a loop. In real-world code, a loop may instantiate a number of such functions. Each of these functions will have its own <text:span text:style-name="T8">p</text:span> upvalue. The subtle point is that the <text:span text:style-name="T8">break </text:span><text:span text:style-name="T11">(the JMP on line [6]) </text:span>does not jump to the RETURN instruction in line [9]; instead it reaches the CLOSE instruction on line [8]. Whether or not execution exits a loop normally or through a <text:span text:style-name="T8">break</text:span>, the code within the loop may have caused the instantiation of one or more functions and their associated upvalues. Thus the enclosing <text:span text:style-name="T8">do end </text:span>block must execute its CLOSE instruction; if we always remember to associate the CLOSE with the <text:span text:style-name="T8">do end </text:span>block, there will be no confusion.</text:p>
      <text:h text:style-name="P5" text:outline-level="1">15 <text:s/>Digging Deeper</text:h>
      <text:p text:style-name="P3">For studying larger snippets of Lua code and its disassembly, you can try ChunkSpy’s various disassembly functions. Both vmmerge5 and ChunkSpy can merge source code lines into a disassembly listing. ChunkSpy can provide more detail, because it processes every bit of a binary chunk.</text:p>
      <text:p text:style-name="P3">A good way of studying how any instruction functions is to find where its opcode appears in the Lua sources. For example, to see what MOVE does, look for OP_MOVE in <text:span text:style-name="Source_20_Text">lparser.c</text:span> (the parser), <text:span text:style-name="Source_20_Text">lcode.c</text:span> (the code generator) and <text:span text:style-name="Source_20_Text">lvm.c</text:span> (the virtual machine.) From the code implementing OP_MOVE, you can then move deeper into the code by following function calls. I found this approach (bottoms up, following the execution path from generated opcodes to the functions that performs code generation) is a little easier than following the recursive descent parser’s call graph. Once you have lots of little pictures, the big picture will form on its own.</text:p>
      <text:p text:style-name="P3">I hope you have enjoyed, as I did, poking your way through the internal organs of this Lua thingy. Now that the Lua internals seem less magical and more practical, I look forward to some Dr Frankenstein experiments with my newfound knowledge...</text:p>
      <text:p text:style-name="P3"/>
      <text:h text:style-name="Heading_20_1" text:outline-level="1">16 <text:s/>Acknowledgements</text:h>
      <text:p text:style-name="P1">The author gratefully acknowledges valuable feedback from Rici Lake and Klaas-Jan Stol.</text:p>
      <text:p text:style-name="P31"><text:span text:style-name="T21"/></text:p>
      <text:h text:style-name="Heading_20_1" text:outline-level="1">17 <text:s/>ChangeLog &amp; ToDos</text:h>
      <text:p text:style-name="P32">Changes:</text:p>
      <text:p text:style-name="P33"><text:span text:style-name="T3">20050106<text:tab/></text:span><text:span text:style-name="T2">Typo. Fixed Size of Instruction field on page 7, to 4 bytes (was 8 bytes.)</text:span></text:p>
      <text:p text:style-name="P33"><text:span text:style-name="T3">20050118<text:tab/></text:span><text:span text:style-name="T2">Page 7: Added note on how a binary chunk is recognized by the loader.</text:span></text:p>
      <text:p text:style-name="P34">20060221<text:tab/>Corrected or clarified a few things, from Klaas-Jan Stol’s feedback:</text:p>
      <text:p text:style-name="P35"><text:span text:style-name="T3"><text:tab/></text:span>Page 23: Mistake in CALL instruction description.</text:p>
      <text:p text:style-name="P35"><text:tab/>The line: <text:span text:style-name="T14">If B is 2 or more, there are (B-1) return values.</text:span></text:p>
      <text:p text:style-name="P35"><text:tab/>Should be: <text:span text:style-name="T14">If B is 2 or more, there are (B-1) parameters.</text:span></text:p>
      <text:p text:style-name="P36"><text:tab/>Page 28: Clarified the possible values of A for EQ, LT and LE. Added:</text:p>
      <text:p text:style-name="P36"><text:tab/><text:span text:style-name="T14">The Lua code generator produces either 0 or 1 for the boolean A.</text:span></text:p>
      <text:p text:style-name="P36"><text:tab/>Page 38: Mistake in formula for the starting index of SETLIST.</text:p>
      <text:p text:style-name="P36"><text:tab/>The formula <text:span text:style-name="T14">Bx-Bx%FPF+i</text:span> should be <text:span text:style-name="T14">Bx-Bx%FPF+1</text:span>.</text:p>
      <text:p text:style-name="P36"><text:tab/><text:span text:style-name="T22">Changes made using feedback from Rici Lake:</text:span></text:p>
      <text:p text:style-name="P36"><text:tab/>Page 14: Clarified the meaning of field A.</text:p>
      <text:p text:style-name="P36"><text:tab/>Page 26: Noted that only Lua functions can be tailcalled. Fixed explanation for the RETURN instruction after TAILCALL.</text:p>
      <text:p text:style-name="P37"><text:tab/><text:tab/>Page 45: Added a second example for CLOSE illustrating its subtleties.</text:p>
      <text:p text:style-name="P38"/>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1" svg:font-family="Courier" style:font-family-generic="modern" style:font-pitch="fixed"/>
    <style:font-face style:name="Courier New1" svg:font-family="'Courier New'" style:font-family-generic="modern" style:font-pitch="fixed"/>
    <style:font-face style:name="Courier New" svg:font-family="'Courier New'" style:font-adornments="Regular"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Courier" svg:font-family="Couri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imes New Roman1" svg:font-family="'Times New Roman'"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 Unicode MS"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2.8835in" style:type="center"/>
          <style:tab-stop style:position="5.7673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Heading" style:next-style-name="Subtitle" style:class="chapter">
      <style:paragraph-properties fo:text-align="center" style:justify-single-word="false">
        <style:tab-stops/>
      </style:paragraph-properties>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yline" style:family="paragraph" style:parent-style-name="Standard">
      <style:paragraph-properties fo:text-align="center" style:justify-single-word="false"/>
      <style:text-properties style:font-name="Arial" fo:font-weight="bold" style:font-weight-asian="bold" style:font-weight-complex="bold"/>
    </style:style>
    <style:style style:name="Content_20_Entry" style:display-name="Content Entry" style:family="paragraph" style:parent-style-name="Standard" style:class="text">
      <style:paragraph-properties fo:margin-top="0in" fo:margin-bottom="0.1in">
        <style:tab-stops/>
      </style:paragraph-properties>
      <style:text-properties style:font-name="Arial" fo:font-weight="bold"/>
    </style:style>
    <style:style style:name="Instruction_20_Definition" style:display-name="Instruction Definition" style:family="paragraph" style:parent-style-name="Standard" style:class="text">
      <style:paragraph-properties fo:margin-left="0.3in" fo:margin-right="0.3in" fo:text-indent="0in" style:auto-text-indent="false" fo:padding="0.05in" fo:border="0.0008in solid #000000">
        <style:tab-stops>
          <style:tab-stop style:position="1.2in"/>
          <style:tab-stop style:position="1.9in"/>
        </style:tab-stops>
      </style:paragraph-properties>
      <style:text-properties style:font-name="Arial" fo:font-size="12pt" style:font-size-asian="10pt" style:font-size-complex="10pt"/>
    </style:style>
    <style:style style:name="User_20_Interaction" style:display-name="User Interaction" style:family="paragraph" style:parent-style-name="Standard">
      <style:paragraph-properties fo:margin-left="0.2in" fo:margin-right="0in" fo:margin-top="0in" fo:margin-bottom="0in" fo:text-indent="0in" style:auto-text-indent="false"/>
      <style:text-properties style:font-name="Courier New" fo:font-size="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Source_20_Text" style:display-name="Source Text" style:family="text">
      <style:text-properties style:font-name="Courier New1" fo:font-size="11pt" style:font-name-asian="Courier New1" style:font-name-complex="Courier New1"/>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1" style:family="text">
      <style:text-properties style:font-name="Courier" fo:font-size="11pt" fo:font-weight="bold" style:font-size-asian="11pt" style:font-weight-asian="bold" style:font-size-complex="11pt" style:font-weight-complex="bold"/>
    </style:style>
    <style:page-layout style:name="pm1">
      <style:page-layout-properties fo:page-width="8.2701in" fo:page-height="11.6902in" style:num-format="1" style:print-orientation="portrait" fo:margin-top="1in" fo:margin-bottom="1in" fo:margin-left="1in" fo:margin-right="1in"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header-footer-properties fo:min-height="0.3in" fo:margin-left="0in" fo:margin-right="0in" fo:margin-top="0.1in" style:dynamic-spacing="false"/>
      </style:footer-style>
    </style:page-layout>
    <style:page-layout style:name="pm2">
      <style:page-layout-properties fo:page-width="8.2701in" fo:page-height="11.6902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text:tab/><text:span text:style-name="T1">-</text:span><text:span text:style-name="T1"><text:page-number text:select-page="current">46</text:page-number></text:span><text:span text:style-name="T1">-</text:span></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initial-creator>Kein-Hong Man</meta:initial-creator>
    <meta:creation-date>2004-11-28T14:08:36</meta:creation-date>
    <dc:creator>Kein-Hong Man</dc:creator>
    <dc:date>2006-02-21T12:36:03</dc:date>
    <meta:printed-by>Kein-Hong Man</meta:printed-by>
    <meta:print-date>2006-02-21T12:35:56</meta:print-date>
    <dc:language>en-US</dc:language>
    <meta:editing-cycles>15</meta:editing-cycles>
    <meta:editing-duration>PT1H53M52S</meta:editing-duration>
    <meta:user-defined meta:name="Info 1"/>
    <meta:user-defined meta:name="Info 2"/>
    <meta:user-defined meta:name="Info 3"/>
    <meta:user-defined meta:name="Info 4"/>
    <meta:document-statistic meta:table-count="0" meta:image-count="0" meta:object-count="0" meta:page-count="46" meta:paragraph-count="1374" meta:word-count="17826" meta:character-count="100916"/>
  </office:meta>
</office:document-meta>
</file>